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M Mono 10" svg:font-family="'LM Mono 10'" style:font-adornments="Regular" style:font-pitch="variable"/>
    <style:font-face style:name="LM Mono 101" svg:font-family="'LM Mono 10'"/>
    <style:font-face style:name="Liberation Sans" svg:font-family="'Liberation Sans'" style:font-family-generic="swiss"/>
    <style:font-face style:name="Liberation Sans1" svg:font-family="'Liberation Sans'" style:font-adornments="Bold" style:font-family-generic="swiss" style:font-pitch="variable"/>
    <style:font-face style:name="Liberation Sans2" svg:font-family="'Liberation Sans'" style:font-family-generic="roman" style:font-pitch="variable"/>
    <style:font-face style:name="Liberation Sans3" svg:font-family="'Liberation Sans'" style:font-adornments="Regular" style:font-family-generic="swiss" style:font-pitch="variable"/>
    <style:font-face style:name="Liberation Sans4"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Roman" svg:font-family="'TexMaths Roman'"/>
    <style:font-face style:name="TexMaths Symbols" svg:font-family="'TexMaths Symbols'"/>
    <style:font-face style:name="TexMaths Symbols1" svg:font-family="'TexMaths Symbol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graphic-properties draw:textarea-horizontal-align="justify" draw:textarea-vertical-align="middle" draw:auto-grow-height="false" fo:min-height="1.845cm" fo:min-width="1.595cm" style:writing-mode="lr-tb" loext:decorative="false"/>
      <style:paragraph-properties style:writing-mode="lr-tb"/>
    </style:style>
    <style:style style:name="gr4" style:family="graphic" style:parent-style-name="objectwithoutfill">
      <style:graphic-properties svg:stroke-width="0.051cm" draw:marker-start="Arrowheads_20_2" draw:marker-start-width="0.279cm" draw:marker-end="" draw:marker-end-width="0.279cm" draw:fill="none" draw:textarea-vertical-align="middle" fo:padding-top="0.15cm" fo:padding-bottom="0.15cm" fo:padding-left="0.275cm" fo:padding-right="0.275cm" loext:decorative="false"/>
    </style:style>
    <style:style style:name="gr5"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6" style:family="graphic" style:parent-style-name="standard">
      <style:graphic-properties draw:textarea-horizontal-align="justify" draw:textarea-vertical-align="middle" draw:auto-grow-height="false" fo:min-height="1.085cm" fo:min-width="0.835cm" style:writing-mode="lr-tb" loext:decorative="false"/>
      <style:paragraph-properties style:writing-mode="lr-tb"/>
    </style:style>
    <style:style style:name="gr7" style:family="graphic" style:parent-style-name="standard">
      <style:graphic-properties svg:stroke-color="#069a2e" draw:fill="solid" draw:fill-color="#77bc65" draw:textarea-horizontal-align="justify" draw:textarea-vertical-align="middle" draw:auto-grow-height="false" fo:min-height="1.085cm" fo:min-width="0.835cm" style:writing-mode="lr-tb" loext:decorative="false"/>
      <style:paragraph-properties style:writing-mode="lr-tb"/>
    </style:style>
    <style:style style:name="gr8" style:family="graphic" style:parent-style-name="objectwithoutfill">
      <style:graphic-properties svg:stroke-width="0.051cm" svg:stroke-color="#069a2e" draw:marker-start="Arrowheads_20_2" draw:marker-start-width="0.279cm" draw:marker-end="" draw:marker-end-width="0.279cm" draw:fill="none" draw:textarea-vertical-align="middle" fo:padding-top="0.15cm" fo:padding-bottom="0.15cm" fo:padding-left="0.275cm" fo:padding-right="0.275cm" loext:decorative="false"/>
    </style:style>
    <style:style style:name="gr9"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413cm" loext:decorative="false"/>
      <style:paragraph-properties style:writing-mode="lr-tb"/>
    </style:style>
    <style:style style:name="gr11" style:family="graphic" style:parent-style-name="standard">
      <style:graphic-properties svg:stroke-color="#069a2e" draw:fill="solid" draw:fill-color="#77bc65" draw:textarea-horizontal-align="justify" draw:textarea-vertical-align="middle" draw:auto-grow-height="false" fo:min-height="0.138cm" fo:min-width="0cm"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0.562cm" loext:decorative="false"/>
      <style:paragraph-properties style:writing-mode="lr-tb"/>
    </style:style>
    <style:style style:name="gr13" style:family="graphic" style:parent-style-name="standard">
      <style:graphic-properties svg:stroke-color="#3465a4" draw:fill="solid" draw:fill-color="#729fcf" draw:textarea-horizontal-align="justify" draw:textarea-vertical-align="middle" draw:auto-grow-height="false" fo:min-height="0.138cm" fo:min-width="0cm" style:writing-mode="lr-tb" loext:decorative="false"/>
      <style:paragraph-properties style:writing-mode="lr-tb"/>
    </style:style>
    <style:style style:name="gr14" style:family="graphic" style:parent-style-name="objectwithoutfill">
      <style:graphic-properties svg:stroke-width="0.051cm" draw:marker-start="Arrowheads_20_2" draw:marker-start-width="0.279cm" draw:marker-end="" draw:marker-end-width="0.279cm" svg:stroke-opacity="50%" draw:fill="none" draw:textarea-vertical-align="middle" fo:padding-top="0.15cm" fo:padding-bottom="0.15cm" fo:padding-left="0.275cm" fo:padding-right="0.275cm" loext:decorative="false"/>
    </style:style>
    <style:style style:name="gr15" style:family="graphic" style:parent-style-name="objectwithoutfill">
      <style:graphic-properties svg:stroke-width="0.051cm" svg:stroke-color="#069a2e" draw:marker-start="Arrowheads_20_2" draw:marker-start-width="0.279cm" draw:marker-end="" draw:marker-end-width="0.279cm" svg:stroke-opacity="50%" draw:fill="none" draw:textarea-vertical-align="middle" fo:padding-top="0.15cm" fo:padding-bottom="0.15cm" fo:padding-left="0.275cm" fo:padding-right="0.275cm" draw:shadow-offset-x="0.203cm" draw:shadow-offset-y="0.203cm" loext:decorative="false"/>
    </style:style>
    <style:style style:name="gr16" style:family="graphic" style:parent-style-name="objectwithoutfill">
      <style:graphic-properties svg:stroke-width="0.051cm" svg:stroke-color="#069a2e" draw:marker-start="Arrowheads_20_2" draw:marker-start-width="0.279cm" draw:marker-end="" draw:marker-end-width="0.279cm" svg:stroke-opacity="100%" draw:fill="none" draw:textarea-vertical-align="middle" fo:padding-top="0.15cm" fo:padding-bottom="0.15cm" fo:padding-left="0.275cm" fo:padding-right="0.275cm" draw:shadow-offset-x="0.203cm" draw:shadow-offset-y="0.203cm" loext:decorative="false"/>
    </style:style>
    <style:style style:name="gr17" style:family="graphic" style:parent-style-name="standard">
      <style:graphic-properties draw:stroke="none" svg:stroke-color="#000000" draw:fill="none" draw:fill-color="#ffffff" draw:auto-grow-height="true" draw:auto-grow-width="false" fo:min-height="0.291cm" loext:decorative="false"/>
      <style:paragraph-properties style:writing-mode="lr-tb"/>
    </style:style>
    <style:style style:name="gr18" style:family="graphic" style:parent-style-name="objectwithoutfill">
      <style:graphic-properties svg:stroke-width="0.051cm" svg:stroke-color="#069a2e" draw:marker-start="Arrowheads_20_2" draw:marker-start-width="0.279cm" draw:marker-end="" draw:marker-end-width="0.279cm" svg:stroke-opacity="50%" draw:fill="none" draw:textarea-vertical-align="middle" fo:padding-top="0.15cm" fo:padding-bottom="0.15cm" fo:padding-left="0.275cm" fo:padding-right="0.275cm" loext:decorative="false"/>
    </style:style>
    <style:style style:name="gr19" style:family="graphic" style:parent-style-name="objectwithoutfill">
      <style:graphic-properties svg:stroke-width="0.051cm" svg:stroke-color="#069a2e" draw:marker-start="Arrowheads_20_2" draw:marker-start-width="0.279cm" draw:marker-end="" draw:marker-end-width="0.279cm" svg:stroke-opacity="100%" draw:fill="none" draw:textarea-vertical-align="middle" fo:padding-top="0.15cm" fo:padding-bottom="0.15cm" fo:padding-left="0.275cm" fo:padding-right="0.275cm" loext:decorative="false"/>
    </style:style>
    <style:style style:name="gr20" style:family="graphic" style:parent-style-name="standard">
      <style:graphic-properties draw:stroke="none" svg:stroke-color="#000000" draw:fill="none" draw:fill-color="#ffffff" draw:auto-grow-height="true" draw:auto-grow-width="false" fo:min-height="0.434cm" loext:decorative="false"/>
      <style:paragraph-properties style:writing-mode="lr-tb"/>
    </style:style>
    <style:style style:name="gr21"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0.842cm" fo:min-width="0.592cm" fo:padding-top="0.15cm" fo:padding-bottom="0.15cm" fo:padding-left="0.275cm" fo:padding-right="0.275cm" loext:decorative="false"/>
      <style:paragraph-properties style:writing-mode="lr-tb"/>
    </style:style>
    <style:style style:name="gr22" style:family="graphic" style:parent-style-name="objectwithoutfill">
      <style:graphic-properties svg:stroke-width="0.051cm" draw:marker-start-width="0.279cm" draw:marker-end="Arrowheads_20_3" draw:marker-end-width="0.381cm" draw:fill="none" draw:textarea-vertical-align="middle" fo:padding-top="0.15cm" fo:padding-bottom="0.15cm" fo:padding-left="0.275cm" fo:padding-right="0.275cm" loext:decorative="false"/>
    </style:style>
    <style:style style:name="gr23" style:family="graphic" style:parent-style-name="standard">
      <style:graphic-properties svg:stroke-width="0.051cm" draw:marker-start-width="0.279cm" draw:marker-end-width="0.279cm" draw:textarea-horizontal-align="justify" draw:textarea-vertical-align="middle" draw:auto-grow-height="false" fo:min-height="0.892cm" fo:min-width="0.642cm" fo:padding-top="0.15cm" fo:padding-bottom="0.15cm" fo:padding-left="0.275cm" fo:padding-right="0.275cm" loext:decorative="false"/>
      <style:paragraph-properties style:writing-mode="lr-tb"/>
    </style:style>
    <style:style style:name="gr24"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0.892cm" fo:min-width="0.642cm" fo:padding-top="0.15cm" fo:padding-bottom="0.15cm" fo:padding-left="0.275cm" fo:padding-right="0.275cm" loext:decorative="false"/>
      <style:paragraph-properties style:writing-mode="lr-tb"/>
    </style:style>
    <style:style style:name="gr25" style:family="graphic" style:parent-style-name="standard">
      <style:graphic-properties svg:stroke-width="0.051cm" draw:marker-start-width="0.279cm" draw:marker-end-width="0.279cm" draw:fill="solid" draw:fill-color="#729fcf" draw:textarea-horizontal-align="justify" draw:textarea-vertical-align="middle" draw:auto-grow-height="false" fo:min-height="1.183cm" fo:min-width="0.955cm" fo:padding-top="0.15cm" fo:padding-bottom="0.15cm" fo:padding-left="0.275cm" fo:padding-right="0.275cm" loext:decorative="false"/>
      <style:paragraph-properties style:writing-mode="lr-tb"/>
    </style:style>
    <style:style style:name="gr26"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1.183cm" fo:min-width="0.955cm" fo:padding-top="0.15cm" fo:padding-bottom="0.15cm" fo:padding-left="0.275cm" fo:padding-right="0.275cm" loext:decorative="false"/>
    </style:style>
    <style:style style:name="gr27"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style>
    <style:style style:name="gr28" style:family="graphic" style:parent-style-name="standard">
      <style:graphic-properties draw:stroke="none" svg:stroke-color="#000000" draw:fill="none" draw:fill-color="#ffffff" draw:auto-grow-height="true" draw:auto-grow-width="false" fo:min-height="0.808cm" loext:decorative="false"/>
      <style:paragraph-properties style:writing-mode="lr-tb"/>
    </style:style>
    <style:style style:name="gr29" style:family="graphic" style:parent-style-name="objectwithoutfill">
      <style:graphic-properties svg:stroke-width="0.051cm" svg:stroke-color="#333333" draw:marker-start-width="0.279cm" draw:marker-end="Line_20_short" draw:marker-end-width="0.381cm" draw:fill="none" draw:textarea-vertical-align="middle" fo:padding-top="0.15cm" fo:padding-bottom="0.15cm" fo:padding-left="0.275cm" fo:padding-right="0.275cm" loext:decorative="false"/>
    </style:style>
    <style:style style:name="gr30" style:family="graphic" style:parent-style-name="standard">
      <style:graphic-properties svg:stroke-width="0.051cm" draw:marker-start-width="0.279cm" draw:marker-end-width="0.279cm" draw:fill="solid" draw:fill-color="#dee6ef" draw:textarea-horizontal-align="justify" draw:textarea-vertical-align="middle" draw:auto-grow-height="false" fo:min-height="0.842cm" fo:min-width="0.592cm" fo:padding-top="0.15cm" fo:padding-bottom="0.15cm" fo:padding-left="0.275cm" fo:padding-right="0.275cm" loext:decorative="false"/>
      <style:paragraph-properties style:writing-mode="lr-tb"/>
    </style:style>
    <style:style style:name="gr31"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33" style:family="graphic" style:parent-style-name="standard">
      <style:graphic-properties svg:stroke-width="0.051cm" draw:marker-start-width="0.279cm" draw:marker-end-width="0.279cm" draw:fill="solid" draw:fill-color="#729fcf" draw:textarea-horizontal-align="justify" draw:textarea-vertical-align="middle" draw:auto-grow-height="false" fo:min-height="0.842cm" fo:min-width="0.592cm" fo:padding-top="0.15cm" fo:padding-bottom="0.15cm" fo:padding-left="0.275cm" fo:padding-right="0.275cm" loext:decorative="false"/>
      <style:paragraph-properties style:writing-mode="lr-tb"/>
    </style:style>
    <style:style style:name="gr34" style:family="graphic" style:parent-style-name="standard">
      <style:graphic-properties svg:stroke-width="0.051cm"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in-height="2.486cm" loext:decorative="false"/>
      <style:paragraph-properties style:writing-mode="lr-tb"/>
    </style:style>
    <style:style style:name="gr40" style:family="graphic" style:parent-style-name="standard" style:list-style-name="L1">
      <style:graphic-properties svg:stroke-width="0.051cm"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0.801cm" loext:decorative="false"/>
      <style:paragraph-properties style:writing-mode="lr-tb"/>
    </style:style>
    <style:style style:name="gr42"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0.838cm" fo:min-width="0.589cm" fo:padding-top="0.15cm" fo:padding-bottom="0.15cm" fo:padding-left="0.275cm" fo:padding-right="0.275cm" style:writing-mode="lr-tb" loext:decorative="false"/>
      <style:paragraph-properties style:writing-mode="lr-tb"/>
    </style:style>
    <style:style style:name="gr43"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0.839cm" fo:min-width="0.589cm" fo:padding-top="0.15cm" fo:padding-bottom="0.15cm" fo:padding-left="0.275cm" fo:padding-right="0.275cm" style:writing-mode="lr-tb" loext:decorative="false"/>
      <style:paragraph-properties style:writing-mode="lr-tb"/>
    </style:style>
    <style:style style:name="gr44" style:family="graphic" style:parent-style-name="standard">
      <style:graphic-properties svg:stroke-width="0.051cm" draw:marker-start-width="0.279cm" draw:marker-end-width="0.279cm" draw:fill="solid" draw:fill-color="#729fcf" draw:textarea-horizontal-align="justify" draw:textarea-vertical-align="middle" draw:auto-grow-height="false" fo:min-height="0.838cm" fo:min-width="0.588cm" fo:padding-top="0.15cm" fo:padding-bottom="0.15cm" fo:padding-left="0.275cm" fo:padding-right="0.275cm" style:writing-mode="lr-tb" loext:decorative="false"/>
      <style:paragraph-properties style:writing-mode="lr-tb"/>
    </style:style>
    <style:style style:name="gr45" style:family="graphic" style:parent-style-name="standard">
      <style:graphic-properties svg:stroke-width="0.051cm" svg:stroke-color="#069a2e" draw:marker-start-width="0.279cm" draw:marker-end-width="0.279cm" draw:fill="solid" draw:fill-color="#ffffff" draw:textarea-horizontal-align="justify" draw:textarea-vertical-align="middle" draw:auto-grow-height="false" fo:min-height="0.839cm" fo:min-width="0.588cm" fo:padding-top="0.15cm" fo:padding-bottom="0.15cm" fo:padding-left="0.275cm" fo:padding-right="0.275cm" style:writing-mode="lr-tb" loext:decorative="false"/>
      <style:paragraph-properties style:writing-mode="lr-tb"/>
    </style:style>
    <style:style style:name="gr46" style:family="graphic" style:parent-style-name="standard">
      <style:graphic-properties svg:stroke-width="0.051cm" svg:stroke-color="#069a2e" draw:marker-start-width="0.279cm" draw:marker-end-width="0.279cm" draw:fill="solid" draw:fill-color="#ffffff" draw:textarea-horizontal-align="justify" draw:textarea-vertical-align="middle" draw:auto-grow-height="false" fo:min-height="0.84cm" fo:min-width="0.588cm" fo:padding-top="0.15cm" fo:padding-bottom="0.15cm" fo:padding-left="0.275cm" fo:padding-right="0.275cm" style:writing-mode="lr-tb" loext:decorative="false"/>
      <style:paragraph-properties style:writing-mode="lr-tb"/>
    </style:style>
    <style:style style:name="gr47" style:family="graphic" style:parent-style-name="standard">
      <style:graphic-properties svg:stroke-width="0.051cm" svg:stroke-color="#069a2e" draw:marker-start-width="0.279cm" draw:marker-end-width="0.279cm" draw:fill="solid" draw:fill-color="#ffffff" draw:textarea-horizontal-align="justify" draw:textarea-vertical-align="middle" draw:auto-grow-height="false" fo:min-height="0.839cm" fo:min-width="0.589cm" fo:padding-top="0.15cm" fo:padding-bottom="0.15cm" fo:padding-left="0.275cm" fo:padding-right="0.275cm" style:writing-mode="lr-tb" loext:decorative="false"/>
      <style:paragraph-properties style:writing-mode="lr-tb"/>
    </style:style>
    <style:style style:name="gr48" style:family="graphic" style:parent-style-name="standard">
      <style:graphic-properties draw:stroke="none" svg:stroke-color="#000000" draw:fill="none" draw:fill-color="#ffffff" draw:auto-grow-height="true" draw:auto-grow-width="false" fo:min-height="0.8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in-height="0.802cm" loext:decorative="false"/>
      <style:paragraph-properties style:writing-mode="lr-tb"/>
    </style:style>
    <style:style style:name="gr50" style:family="graphic" style:parent-style-name="standard" style:list-style-name="L1">
      <style:graphic-properties svg:stroke-width="0.051cm"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51" style:family="graphic" style:parent-style-name="standard">
      <style:graphic-properties svg:stroke-width="0.051cm" draw:marker-start-width="0.279cm" draw:marker-end-width="0.279cm" draw:fill="solid" draw:fill-color="#dee6ef" draw:textarea-horizontal-align="justify" draw:textarea-vertical-align="middle" draw:auto-grow-height="false" fo:min-height="0.838cm" fo:min-width="0.588cm" fo:padding-top="0.15cm" fo:padding-bottom="0.15cm" fo:padding-left="0.275cm" fo:padding-right="0.275cm" style:writing-mode="lr-tb" loext:decorative="false"/>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53" style:family="graphic" style:parent-style-name="standard" style:list-style-name="L1">
      <style:graphic-properties svg:stroke-width="0.051cm"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54" style:family="graphic" style:parent-style-name="standard">
      <style:graphic-properties svg:stroke-width="0.051cm" draw:marker-start-width="0.279cm" draw:marker-end-width="0.279cm" draw:fill="solid" draw:fill-color="#729fcf" draw:textarea-horizontal-align="justify" draw:textarea-vertical-align="middle" draw:auto-grow-height="false" fo:min-height="0.838cm" fo:min-width="0.589cm" fo:padding-top="0.15cm" fo:padding-bottom="0.15cm" fo:padding-left="0.275cm" fo:padding-right="0.275cm" style:writing-mode="lr-tb" loext:decorative="false"/>
      <style:paragraph-properties style:writing-mode="lr-tb"/>
    </style:style>
    <style:style style:name="gr55" style:family="graphic" style:parent-style-name="standard">
      <style:graphic-properties svg:stroke-width="0.051cm" draw:marker-start-width="0.279cm" draw:marker-end-width="0.279cm" draw:fill="solid" draw:fill-color="#729fcf" draw:textarea-horizontal-align="justify" draw:textarea-vertical-align="middle" draw:auto-grow-height="false" fo:min-height="0.839cm" fo:min-width="0.589cm" fo:padding-top="0.15cm" fo:padding-bottom="0.15cm" fo:padding-left="0.275cm" fo:padding-right="0.275cm" style:writing-mode="lr-tb" loext:decorative="false"/>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57" style:family="graphic" style:parent-style-name="standard" style:list-style-name="L1">
      <style:graphic-properties svg:stroke-width="0.051cm"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58" style:family="graphic" style:parent-style-name="standard" style:list-style-name="L1">
      <style:graphic-properties svg:stroke-width="0.051cm"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59" style:family="graphic" style:parent-style-name="standard">
      <style:graphic-properties svg:stroke-width="0.051cm" draw:marker-start-width="0.279cm" draw:marker-end-width="0.279cm" draw:fill="solid" draw:fill-color="#dee6ef" draw:textarea-horizontal-align="justify" draw:textarea-vertical-align="middle" draw:auto-grow-height="false" fo:min-height="0.839cm" fo:min-width="0.589cm" fo:padding-top="0.15cm" fo:padding-bottom="0.15cm" fo:padding-left="0.275cm" fo:padding-right="0.275cm" style:writing-mode="lr-tb" loext:decorative="false"/>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62" style:family="graphic" style:parent-style-name="standard" style:list-style-name="L1">
      <style:graphic-properties svg:stroke-width="0.051cm"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63" style:family="graphic" style:parent-style-name="standard" style:list-style-name="L1">
      <style:graphic-properties svg:stroke-width="0.051cm"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64" style:family="graphic" style:parent-style-name="standard">
      <style:graphic-properties svg:stroke-width="0.051cm" draw:marker-start-width="0.279cm" draw:marker-end-width="0.279cm" draw:fill="solid" draw:fill-color="#dee6ef" draw:textarea-horizontal-align="justify" draw:textarea-vertical-align="middle" draw:auto-grow-height="false" fo:min-height="0.838cm" fo:min-width="0.589cm" fo:padding-top="0.15cm" fo:padding-bottom="0.15cm" fo:padding-left="0.275cm" fo:padding-right="0.275cm" style:writing-mode="lr-tb" loext:decorative="false"/>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67" style:family="graphic" style:parent-style-name="standard" style:list-style-name="L1">
      <style:graphic-properties svg:stroke-width="0.051cm" svg:stroke-color="#069a2e" draw:marker-start-width="0.279cm" draw:marker-end-width="0.279cm" draw:fill="solid" draw:fill-color="#77bc65"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68" style:family="graphic" style:parent-style-name="standard">
      <style:graphic-properties svg:stroke-width="0.051cm" svg:stroke-color="#069a2e"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69" style:family="graphic" style:parent-style-name="standard">
      <style:graphic-properties svg:stroke-width="0.051cm" svg:stroke-color="#069a2e"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style>
    <style:style style:name="gr70" style:family="graphic" style:parent-style-name="standard">
      <style:graphic-properties svg:stroke-width="0.051cm" draw:marker-start-width="0.279cm" draw:marker-end-width="0.279cm" draw:fill="solid" draw:fill-color="#ffffff" draw:textarea-horizontal-align="justify" draw:textarea-vertical-align="middle" draw:auto-grow-height="false" fo:min-height="0.838cm" fo:min-width="0.588cm" fo:padding-top="0.15cm" fo:padding-bottom="0.15cm" fo:padding-left="0.275cm" fo:padding-right="0.275cm" style:writing-mode="lr-tb" loext:decorative="false"/>
      <style:paragraph-properties style:writing-mode="lr-tb"/>
    </style:style>
    <style:style style:name="gr71" style:family="graphic" style:parent-style-name="standard">
      <style:graphic-properties svg:stroke-width="0.051cm" svg:stroke-color="#069a2e" draw:marker-start-width="0.279cm" draw:marker-end-width="0.279cm" draw:fill="solid" draw:fill-color="#77bc65" draw:textarea-horizontal-align="justify" draw:textarea-vertical-align="middle" draw:auto-grow-height="false" fo:min-height="0.84cm" fo:min-width="0.588cm" fo:padding-top="0.15cm" fo:padding-bottom="0.15cm" fo:padding-left="0.275cm" fo:padding-right="0.275cm" style:writing-mode="lr-tb" loext:decorative="false"/>
      <style:paragraph-properties style:writing-mode="lr-tb"/>
    </style:style>
    <style:style style:name="gr72" style:family="graphic" style:parent-style-name="standard" style:list-style-name="L1">
      <style:graphic-properties svg:stroke-width="0.051cm" svg:stroke-color="#069a2e"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73" style:family="graphic" style:parent-style-name="standard">
      <style:graphic-properties svg:stroke-width="0.051cm" svg:stroke-color="#069a2e" draw:marker-start-width="0.279cm" draw:marker-end-width="0.279cm" draw:fill="solid" draw:fill-color="#dde8cb" draw:textarea-horizontal-align="justify" draw:textarea-vertical-align="middle" draw:auto-grow-height="false" fo:min-height="0.84cm" fo:min-width="0.588cm" fo:padding-top="0.15cm" fo:padding-bottom="0.15cm" fo:padding-left="0.275cm" fo:padding-right="0.275cm" style:writing-mode="lr-tb" loext:decorative="false"/>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75" style:family="graphic" style:parent-style-name="standard" style:list-style-name="L1">
      <style:graphic-properties svg:stroke-width="0.051cm" svg:stroke-color="#069a2e" draw:marker-start-width="0.279cm" draw:marker-end-width="0.279cm" draw:fill="solid" draw:fill-color="#77bc65"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76" style:family="graphic" style:parent-style-name="standard">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77" style:family="graphic" style:parent-style-name="standard">
      <style:graphic-properties svg:stroke-width="0.051cm" svg:stroke-color="#069a2e" draw:marker-start-width="0.279cm" draw:marker-end-width="0.279cm" draw:fill="solid" draw:fill-color="#77bc65" draw:textarea-horizontal-align="justify" draw:textarea-vertical-align="middle" draw:auto-grow-height="false" fo:min-height="0.839cm" fo:min-width="0.588cm" fo:padding-top="0.15cm" fo:padding-bottom="0.15cm" fo:padding-left="0.275cm" fo:padding-right="0.275cm" style:writing-mode="lr-tb" loext:decorative="false"/>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79" style:family="graphic" style:parent-style-name="standard">
      <style:graphic-properties svg:stroke-width="0.051cm" svg:stroke-color="#069a2e" draw:marker-start-width="0.279cm" draw:marker-end-width="0.279cm" draw:fill="solid" draw:fill-color="#dde8cb" draw:textarea-horizontal-align="justify" draw:textarea-vertical-align="middle" draw:auto-grow-height="false" fo:min-height="0.839cm" fo:min-width="0.588cm" fo:padding-top="0.15cm" fo:padding-bottom="0.15cm" fo:padding-left="0.275cm" fo:padding-right="0.275cm" style:writing-mode="lr-tb" loext:decorative="false"/>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81" style:family="graphic" style:parent-style-name="standard" style:list-style-name="L1">
      <style:graphic-properties svg:stroke-width="0.051cm" svg:stroke-color="#069a2e" draw:marker-start-width="0.279cm" draw:marker-end-width="0.279cm" draw:fill="solid" draw:fill-color="#fffff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82"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83" style:family="graphic" style:parent-style-name="standard" style:list-style-name="L1">
      <style:graphic-properties svg:stroke-width="0.051cm" svg:stroke-color="#069a2e" draw:marker-start-width="0.279cm" draw:marker-end-width="0.279cm" draw:fill="solid" draw:fill-color="#77bc65"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84"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85" style:family="graphic" style:parent-style-name="standard">
      <style:graphic-properties svg:stroke-width="0.051cm" svg:stroke-color="#069a2e" draw:marker-start-width="0.279cm" draw:marker-end-width="0.279cm" draw:fill="solid" draw:fill-color="#77bc65" draw:textarea-horizontal-align="justify" draw:textarea-vertical-align="middle" draw:auto-grow-height="false" fo:min-height="0.839cm" fo:min-width="0.589cm" fo:padding-top="0.15cm" fo:padding-bottom="0.15cm" fo:padding-left="0.275cm" fo:padding-right="0.275cm" style:writing-mode="lr-tb" loext:decorative="false"/>
      <style:paragraph-properties style:writing-mode="lr-tb"/>
    </style:style>
    <style:style style:name="gr86"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87"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88" style:family="graphic" style:parent-style-name="standard">
      <style:graphic-properties svg:stroke-width="0.051cm" svg:stroke-color="#069a2e" draw:marker-start-width="0.279cm" draw:marker-end-width="0.279cm" draw:fill="solid" draw:fill-color="#dde8cb" draw:textarea-horizontal-align="justify" draw:textarea-vertical-align="middle" draw:auto-grow-height="false" fo:min-height="0.839cm" fo:min-width="0.589cm" fo:padding-top="0.15cm" fo:padding-bottom="0.15cm" fo:padding-left="0.275cm" fo:padding-right="0.275cm" style:writing-mode="lr-tb" loext:decorative="false"/>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90"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91"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92" style:family="graphic" style:parent-style-name="standard" style:list-style-name="L1">
      <style:graphic-properties draw:stroke="none" svg:stroke-color="#000000" draw:fill="none" draw:fill-color="#ffffff" draw:auto-grow-height="true" draw:auto-grow-width="false" fo:min-height="4.184cm" loext:decorative="false"/>
      <style:paragraph-properties style:writing-mode="lr-tb"/>
    </style:style>
    <style:style style:name="gr93"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94" style:family="graphic" style:parent-style-name="standard" style:list-style-name="L1">
      <style:graphic-properties svg:stroke-width="0.051cm" svg:stroke-color="#069a2e" draw:marker-start-width="0.279cm" draw:marker-end-width="0.279cm" draw:fill="solid" draw:fill-color="#729fcf" draw:textarea-horizontal-align="justify" draw:textarea-vertical-align="middle" draw:auto-grow-height="false" fo:min-height="1.133cm" fo:min-width="0.905cm" fo:padding-top="0.15cm" fo:padding-bottom="0.15cm" fo:padding-left="0.275cm" fo:padding-right="0.275cm" loext:decorative="false"/>
      <style:paragraph-properties style:writing-mode="lr-tb"/>
    </style:style>
    <style:style style:name="gr95" style:family="graphic">
      <style:graphic-properties loext:decorative="false"/>
    </style:style>
    <style:style style:name="gr96"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97"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co1" style:family="table-column">
      <style:table-column-properties style:column-width="9.358cm" style:use-optimal-column-width="false"/>
    </style:style>
    <style:style style:name="co2" style:family="table-column">
      <style:table-column-properties style:column-width="9.361cm" style:use-optimal-column-width="false"/>
    </style:style>
    <style:style style:name="ro1" style:family="table-row">
      <style:table-row-properties style:row-height="1.499cm" style:use-optimal-row-height="false"/>
    </style:style>
    <style:style style:name="ro2" style:family="table-row">
      <style:table-row-properties style:row-height="1.5cm" style:use-optimal-row-height="false"/>
    </style:style>
    <style:style style:name="ce1" style:family="table-cell">
      <style:text-properties fo:font-size="24pt" fo:font-weight="bold" style:font-weight-asian="bold" style:font-weight-complex="bold"/>
    </style:style>
    <style:style style:name="ce2" style:family="table-cell">
      <style:text-properties fo:font-size="24pt" fo:font-weight="normal" style:font-weight-asian="normal" style:font-weight-complex="normal"/>
    </style:style>
    <style:style style:name="P1" style:family="paragraph">
      <style:paragraph-properties fo:margin-top="0.42cm" fo:margin-bottom="0.35cm" fo:text-align="start"/>
    </style:style>
    <style:style style:name="P2" style:family="paragraph">
      <style:text-properties fo:font-size="18pt"/>
    </style:style>
    <style:style style:name="P3" style:family="paragraph">
      <loext:graphic-properties draw:fill-color="#ffffff"/>
    </style:style>
    <style:style style:name="P4" style:family="paragraph">
      <style:text-properties fo:font-size="24pt" fo:font-weight="bold" style:font-weight-asian="bold" style:font-weight-complex="bold"/>
    </style:style>
    <style:style style:name="P5" style:family="paragraph">
      <style:text-properties fo:font-weight="normal" style:font-weight-asian="normal" style:font-weight-complex="normal"/>
    </style:style>
    <style:style style:name="P6" style:family="paragraph">
      <style:text-properties fo:font-size="24pt" fo:font-weight="normal" style:font-weight-asian="normal" style:font-weight-complex="normal"/>
    </style:style>
    <style:style style:name="P7" style:family="paragraph">
      <style:paragraph-properties fo:text-align="center"/>
      <style:text-properties fo:font-size="12pt" fo:font-weight="bold" style:font-weight-asian="bold" style:font-weight-complex="bold"/>
    </style:style>
    <style:style style:name="P8" style:family="paragraph">
      <style:paragraph-properties fo:text-align="center" style:writing-mode="lr-tb"/>
      <style:text-properties fo:font-size="12pt" fo:font-weight="bold" style:font-weight-asian="bold" style:font-weight-complex="bold"/>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style>
    <style:style style:name="P11" style:family="paragraph">
      <style:paragraph-properties fo:text-align="center"/>
    </style:style>
    <style:style style:name="P12" style:family="paragraph">
      <style:paragraph-properties fo:margin-top="0.1cm" fo:margin-bottom="0cm" fo:text-align="start"/>
    </style:style>
    <style:style style:name="P13" style:family="paragraph">
      <loext:graphic-properties draw:fill="none" draw:fill-color="#ffffff"/>
      <style:text-properties fo:font-size="10pt"/>
    </style:style>
    <style:style style:name="P14" style:family="paragraph">
      <style:paragraph-properties fo:text-align="center"/>
      <style:text-properties fo:font-size="8pt" fo:font-weight="bold" style:font-weight-asian="bold" style:font-weight-complex="bold"/>
    </style:style>
    <style:style style:name="P15" style:family="paragraph">
      <style:paragraph-properties fo:text-align="center" style:writing-mode="lr-tb"/>
      <style:text-properties fo:font-size="8pt" fo:font-weight="bold" style:font-weight-asian="bold" style:font-weight-complex="bold"/>
    </style:style>
    <style:style style:name="P16" style:family="paragraph">
      <loext:graphic-properties draw:fill="solid" draw:fill-color="#77bc65"/>
      <style:paragraph-properties fo:text-align="center" style:writing-mode="lr-tb"/>
      <style:text-properties fo:font-size="8pt" fo:font-weight="bold" style:font-weight-asian="bold" style:font-weight-complex="bold"/>
    </style:style>
    <style:style style:name="P17" style:family="paragraph">
      <loext:graphic-properties draw:fill="none" draw:fill-color="#ffffff"/>
      <style:text-properties fo:font-size="14pt"/>
    </style:style>
    <style:style style:name="P18" style:family="paragraph">
      <loext:graphic-properties draw:fill="solid" draw:fill-color="#729fcf"/>
      <style:paragraph-properties fo:text-align="center" style:writing-mode="lr-tb"/>
      <style:text-properties fo:font-size="8pt" fo:font-weight="bold" style:font-weight-asian="bold" style:font-weight-complex="bold"/>
    </style:style>
    <style:style style:name="P19" style:family="paragraph">
      <style:paragraph-properties fo:margin-top="0.42cm" fo:margin-bottom="0.35cm" fo:text-align="start"/>
      <style:text-properties fo:font-size="10pt" style:font-size-asian="10pt" style:font-size-complex="10pt"/>
    </style:style>
    <style:style style:name="P20" style:family="paragraph">
      <style:paragraph-properties fo:margin-top="0.42cm" fo:margin-bottom="0.35cm" fo:text-align="start"/>
      <style:text-properties fo:hyphenate="false" loext:hyphenation-no-caps="false" loext:hyphenation-no-last-word="false"/>
    </style:style>
    <style:style style:name="P21" style:family="paragraph">
      <loext:graphic-properties draw:fill="solid" draw:fill-color="#ffffff"/>
      <style:paragraph-properties fo:text-align="center"/>
    </style:style>
    <style:style style:name="P22" style:family="paragraph">
      <loext:graphic-properties draw:fill="solid" draw:fill-color="#729fcf"/>
      <style:paragraph-properties fo:text-align="center"/>
    </style:style>
    <style:style style:name="P23" style:family="paragraph">
      <loext:graphic-properties draw:fill="none" draw:fill-color="#ffffff"/>
    </style:style>
    <style:style style:name="P24" style:family="paragraph">
      <loext:graphic-properties draw:fill="solid" draw:fill-color="#dee6ef"/>
      <style:paragraph-properties fo:text-align="center"/>
    </style:style>
    <style:style style:name="P25" style:family="paragraph">
      <style:text-properties fo:font-size="14pt" fo:hyphenate="false" loext:hyphenation-no-caps="false" loext:hyphenation-no-last-word="false"/>
    </style:style>
    <style:style style:name="P26" style:family="paragraph">
      <loext:graphic-properties draw:fill="none" draw:fill-color="#ffffff"/>
      <style:text-properties fo:font-size="14pt" fo:hyphenate="false" loext:hyphenation-no-caps="false" loext:hyphenation-no-last-word="false"/>
    </style:style>
    <style:style style:name="P27" style:family="paragraph">
      <style:paragraph-properties fo:margin-left="0cm" fo:margin-right="0cm" fo:margin-top="0cm" fo:margin-bottom="0cm" fo:line-height="100%" fo:text-indent="0cm"/>
      <style:text-properties fo:font-size="14pt" fo:hyphenate="false" loext:hyphenation-no-caps="false" loext:hyphenation-no-last-word="false"/>
    </style:style>
    <style:style style:name="P28" style:family="paragraph">
      <style:paragraph-properties fo:margin-left="0cm" fo:margin-right="0cm" fo:margin-top="0cm" fo:margin-bottom="0cm" fo:line-height="100%" fo:text-align="center" fo:text-indent="0cm"/>
    </style:style>
    <style:style style:name="P29" style:family="paragraph">
      <loext:graphic-properties draw:fill="solid" draw:fill-color="#729fcf"/>
      <style:paragraph-properties fo:margin-left="0cm" fo:margin-right="0cm" fo:margin-top="0cm" fo:margin-bottom="0cm" fo:line-height="100%" fo:text-align="center" fo:text-indent="0cm"/>
    </style:style>
    <style:style style:name="P30" style:family="paragraph">
      <loext:graphic-properties draw:fill="none"/>
      <style:paragraph-properties fo:text-align="center"/>
      <style:text-properties fo:font-size="6pt"/>
    </style:style>
    <style:style style:name="P31" style:family="paragraph">
      <style:text-properties fo:font-size="8pt"/>
    </style:style>
    <style:style style:name="P32" style:family="paragraph">
      <loext:graphic-properties draw:fill="none" draw:fill-color="#ffffff"/>
      <style:text-properties fo:font-size="8pt"/>
    </style:style>
    <style:style style:name="P33" style:family="paragraph">
      <style:paragraph-properties fo:text-align="center"/>
      <style:text-properties fo:font-size="6pt" fo:font-weight="bold" style:font-weight-asian="bold" style:font-weight-complex="bold"/>
    </style:style>
    <style:style style:name="P34" style:family="paragraph">
      <loext:graphic-properties draw:fill="solid" draw:fill-color="#ffffff"/>
      <style:paragraph-properties fo:text-align="center" style:writing-mode="lr-tb"/>
      <style:text-properties fo:font-size="6pt" fo:font-weight="bold" style:font-weight-asian="bold" style:font-weight-complex="bold"/>
    </style:style>
    <style:style style:name="P35" style:family="paragraph">
      <loext:graphic-properties draw:fill="solid" draw:fill-color="#729fcf"/>
      <style:paragraph-properties fo:text-align="center" style:writing-mode="lr-tb"/>
      <style:text-properties fo:font-size="6pt" fo:font-weight="bold" style:font-weight-asian="bold" style:font-weight-complex="bold"/>
    </style:style>
    <style:style style:name="P36" style:family="paragraph">
      <loext:graphic-properties draw:fill="solid" draw:fill-color="#ffffff"/>
      <style:paragraph-properties fo:margin-left="0cm" fo:margin-right="0cm" fo:margin-top="0cm" fo:margin-bottom="0cm" fo:line-height="100%" fo:text-align="center" fo:text-indent="0cm"/>
    </style:style>
    <style:style style:name="P37" style:family="paragraph">
      <loext:graphic-properties draw:fill="solid" draw:fill-color="#dee6ef"/>
      <style:paragraph-properties fo:text-align="center" style:writing-mode="lr-tb"/>
      <style:text-properties fo:font-size="6pt" fo:font-weight="bold" style:font-weight-asian="bold" style:font-weight-complex="bold"/>
    </style:style>
    <style:style style:name="P38" style:family="paragraph">
      <style:paragraph-properties fo:margin-left="0cm" fo:margin-right="0cm" fo:margin-top="0cm" fo:margin-bottom="0cm" fo:line-height="100%" fo:text-align="center" fo:text-indent="0cm"/>
      <style:text-properties fo:font-weight="bold" style:font-weight-asian="bold" style:font-weight-complex="bold"/>
    </style:style>
    <style:style style:name="P39" style:family="paragraph">
      <loext:graphic-properties draw:fill="solid" draw:fill-color="#ffffff"/>
      <style:paragraph-properties fo:margin-left="0cm" fo:margin-right="0cm" fo:margin-top="0cm" fo:margin-bottom="0cm" fo:line-height="100%" fo:text-align="center" fo:text-indent="0cm"/>
      <style:text-properties fo:font-weight="bold" style:font-weight-asian="bold" style:font-weight-complex="bold"/>
    </style:style>
    <style:style style:name="P40" style:family="paragraph">
      <loext:graphic-properties draw:fill="solid" draw:fill-color="#77bc65"/>
      <style:paragraph-properties fo:margin-left="0cm" fo:margin-right="0cm" fo:margin-top="0cm" fo:margin-bottom="0cm" fo:line-height="100%" fo:text-align="center" fo:text-indent="0cm"/>
    </style:style>
    <style:style style:name="P41" style:family="paragraph">
      <loext:graphic-properties draw:fill="solid" draw:fill-color="#77bc65"/>
      <style:paragraph-properties fo:text-align="center" style:writing-mode="lr-tb"/>
      <style:text-properties fo:font-size="6pt" fo:font-weight="bold" style:font-weight-asian="bold" style:font-weight-complex="bold"/>
    </style:style>
    <style:style style:name="P42" style:family="paragraph">
      <loext:graphic-properties draw:fill="solid" draw:fill-color="#dde8cb"/>
      <style:paragraph-properties fo:text-align="center" style:writing-mode="lr-tb"/>
      <style:text-properties fo:font-size="6pt" fo:font-weight="bold" style:font-weight-asian="bold" style:font-weight-complex="bold"/>
    </style:style>
    <style:style style:name="P43" style:family="paragraph">
      <loext:graphic-properties draw:fill="solid" draw:fill-color="#000000"/>
      <style:paragraph-properties fo:text-align="center"/>
    </style:style>
    <style:style style:name="T1" style:family="text">
      <style:text-properties fo:font-size="18pt" style:font-size-asian="10pt" style:font-size-complex="10pt"/>
    </style:style>
    <style:style style:name="T2" style:family="text">
      <style:text-properties fo:font-size="18pt" fo:font-weight="bold" style:font-size-asian="10pt" style:font-weight-asian="bold" style:font-size-complex="10pt" style:font-weight-complex="bold"/>
    </style:style>
    <style:style style:name="T3" style:family="text">
      <style:text-properties fo:font-size="18pt" fo:font-weight="normal" style:font-size-asian="10pt" style:font-weight-asian="normal" style:font-size-complex="10pt" style:font-weight-complex="normal"/>
    </style:style>
    <style:style style:name="T4" style:family="text">
      <style:text-properties fo:font-size="24pt" fo:font-weight="bold" style:font-weight-asian="bold" style:font-weight-complex="bold"/>
    </style:style>
    <style:style style:name="T5" style:family="text">
      <style:text-properties fo:font-size="24pt" fo:font-weight="normal" style:font-weight-asian="normal" style:font-weight-complex="normal"/>
    </style:style>
    <style:style style:name="T6" style:family="text">
      <style:text-properties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7" style:family="text">
      <style:text-properties style:font-name="Liberation Sans"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style:style style:name="T8" style:family="text">
      <style:text-properties style:font-name="TexMaths Roman" fo:font-size="18pt" fo:font-style="normal" style:text-underline-style="none" fo:font-weight="normal" style:font-name-asian="TexMaths Roman" style:font-size-asian="18pt" style:font-style-asian="normal" style:font-weight-asian="normal" style:font-name-complex="TexMaths Roman" style:font-size-complex="18pt" style:font-style-complex="normal" style:font-weight-complex="normal"/>
    </style:style>
    <style:style style:name="T9" style:family="text">
      <style:text-properties style:text-position="sub 58%"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10" style:family="text">
      <style:text-properties style:text-position="0% 100%" style:font-name="TexMaths Symbols"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11" style:family="text">
      <style:text-properties style:text-position="0% 100%" style:font-name="TexMaths Roman" fo:font-size="18pt" fo:font-style="normal" style:text-underline-style="none" fo:font-weight="normal" style:font-name-asian="TexMaths Roman" style:font-size-asian="18pt" style:font-style-asian="normal" style:font-weight-asian="normal" style:font-name-complex="TexMaths Roman" style:font-size-complex="18pt" style:font-style-complex="normal" style:font-weight-complex="normal"/>
    </style:style>
    <style:style style:name="T12" style:family="text">
      <style:text-properties style:text-position="0% 100%" style:font-name="Liberation Sans" fo:font-size="18pt" fo:font-style="normal" style:text-underline-style="none" fo:font-weight="normal" style:font-name-asian="Liberation Sans" style:font-size-asian="18pt" style:font-style-asian="normal" style:font-weight-asian="normal" style:font-name-complex="Liberation Sans" style:font-size-complex="18pt" style:font-style-complex="normal" style:font-weight-complex="normal"/>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normal" style:letter-kerning="true" fo:background-color="transparent" style:font-name-asian="Liberation Sans"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TexMaths Symbols" fo:font-size="18pt" fo:font-style="normal" fo:text-shadow="none" style:text-underline-style="none" fo:font-weight="normal" style:letter-kerning="true" fo:background-color="transparent" style:font-name-asian="TexMaths Symbols" style:font-size-asian="18pt" style:font-style-asian="normal" style:font-weight-asian="normal" style:font-name-complex="TexMaths Symbol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ans" fo:font-size="18pt" fo:font-style="normal" fo:text-shadow="none" style:text-underline-style="none" fo:font-weight="normal" style:letter-kerning="true" fo:background-color="transparent"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4" fo:font-size="18pt" fo:font-style="normal" fo:text-shadow="none" style:text-underline-style="none" fo:font-weight="normal" style:letter-kerning="true" fo:background-color="transparent"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style:letter-kerning="true" fo:background-color="transparent" style:font-name-asian="Noto Sans CJK SC" style:font-size-asian="10pt" style:font-style-asian="normal" style:font-name-complex="Noto Sans Devanagari" style:font-size-complex="10pt" style:font-style-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fo:background-color="transparent"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1" style:family="text">
      <style:text-properties style:font-name="LM Mono 10" fo:font-size="18pt" style:font-size-asian="10pt" style:font-size-complex="10pt"/>
    </style:style>
    <style:style style:name="T22" style:family="text">
      <style:text-properties style:text-position="0% 100%" style:font-name="LM Mono 101" fo:font-size="18pt" fo:font-style="normal" style:text-underline-style="none" fo:font-weight="normal" style:font-name-asian="LM Mono 101" style:font-size-asian="18pt" style:font-style-asian="normal" style:font-weight-asian="normal" style:font-name-complex="LM Mono 101" style:font-size-complex="18pt" style:font-style-complex="normal" style:font-weight-complex="normal"/>
    </style:style>
    <style:style style:name="T23" style:family="text">
      <style:text-properties fo:font-size="12pt" fo:font-weight="bold" style:font-weight-asian="bold" style:font-weight-complex="bold"/>
    </style:style>
    <style:style style:name="T24" style:family="text">
      <style:text-properties fo:font-size="12pt"/>
    </style:style>
    <style:style style:name="T25" style:family="text">
      <style:text-properties style:font-name="LM Mono 10" fo:font-size="18pt" fo:font-weight="normal" style:font-size-asian="10pt" style:font-weight-asian="normal" style:font-size-complex="10pt" style:font-weight-complex="normal"/>
    </style:style>
    <style:style style:name="T26" style:family="text">
      <style:text-properties style:font-name="Liberation Sans1" fo:font-size="18pt" fo:font-weight="bold" style:font-size-asian="10pt" style:font-weight-asian="normal" style:font-size-complex="10pt" style:font-weight-complex="normal"/>
    </style:style>
    <style:style style:name="T2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M Mono 10" fo:font-size="18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fo:background-color="transparent"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M Mono 10" fo:font-size="18pt" fo:font-style="normal" fo:text-shadow="none" style:text-underline-style="none" fo:font-weight="bold" style:letter-kerning="true" fo:background-color="transparent"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31" style:family="text">
      <style:text-properties style:font-name="LM Mono 10" fo:font-size="18pt" fo:font-weight="bold" style:font-size-asian="10pt" style:font-weight-asian="bold" style:font-size-complex="10pt" style:font-weight-complex="bold"/>
    </style:style>
    <style:style style:name="T32" style:family="text">
      <style:text-properties fo:font-size="10pt"/>
    </style:style>
    <style:style style:name="T33" style:family="text">
      <style:text-properties fo:font-size="8pt" fo:font-weight="bold" style:font-weight-asian="bold" style:font-weight-complex="bold"/>
    </style:style>
    <style:style style:name="T34" style:family="text">
      <style:text-properties fo:font-size="14pt"/>
    </style:style>
    <style:style style:name="T35" style:family="text">
      <style:text-properties fo:font-size="18pt" fo:font-style="italic" style:font-size-asian="10pt" style:font-style-asian="italic" style:font-size-complex="10pt" style:font-style-complex="italic"/>
    </style:style>
    <style:style style:name="T36" style:family="text">
      <style:text-properties style:font-name="TexMaths Symbols1" fo:font-size="18pt" fo:font-style="normal" style:text-underline-style="none" fo:font-weight="normal" style:font-size-asian="18pt" style:font-style-asian="normal" style:font-weight-asian="normal" style:font-size-complex="18pt" style:font-style-complex="normal" style:font-weight-complex="normal"/>
    </style:style>
    <style:style style:name="T37" style:family="text">
      <style:text-properties style:font-name="TexMaths Symbols1" fo:font-size="18pt" fo:font-style="normal" style:text-underline-style="none" fo:font-weight="normal" style:font-name-asian="TexMaths Symbols" style:font-size-asian="18pt" style:font-style-asian="normal" style:font-weight-asian="normal" style:font-name-complex="TexMaths Symbols" style:font-size-complex="18pt" style:font-style-complex="normal" style:font-weight-complex="normal"/>
    </style:style>
    <style:style style:name="T38" style:family="text">
      <style:text-properties fo:font-size="18pt"/>
    </style:style>
    <style:style style:name="T39"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0" style:family="text">
      <style:text-properties fo:font-weight="bold" style:font-weight-asian="bold" style:font-weight-complex="bold"/>
    </style:style>
    <style:style style:name="T41" style:family="text">
      <style:text-properties fo:font-size="14pt" fo:font-weight="bold" style:font-weight-asian="bold" style:font-weight-complex="bold"/>
    </style:style>
    <style:style style:name="T42" style:family="text">
      <style:text-properties fo:font-size="14pt" fo:font-weight="normal" style:font-weight-asian="normal" style:font-weight-complex="normal"/>
    </style:style>
    <style:style style:name="T43" style:family="text">
      <style:text-properties fo:font-size="6pt"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font-variant="normal" fo:text-transform="none" style:use-window-font-color="true" loext:opacity="0%" style:text-outline="false" style:text-line-through-style="none" style:text-line-through-type="none" style:text-position="sub 58%" style:font-name="Liberation Sans2" fo:font-size="18pt" fo:font-style="normal" fo:text-shadow="none" style:text-underline-style="none" fo:font-weight="bold" style:letter-kerning="true" fo:background-color="transparent" style:font-name-asian="Noto Sans CJK SC" style:font-size-asian="10pt" style:font-style-asian="normal" style:font-weight-asian="bold" style:font-name-complex="Noto Sans Devanagari" style:font-size-complex="10pt" style:font-style-complex="normal" style:font-weight-complex="bold" style:text-emphasize="none" style:font-relief="none" style:text-overline-style="none" style:text-overline-color="font-color"/>
    </style:style>
    <style:style style:name="T46" style:family="text">
      <style:text-properties fo:font-size="18pt" fo:font-style="italic" fo:font-weight="normal" style:font-size-asian="10pt" style:font-style-asian="italic" style:font-weight-asian="normal" style:font-size-complex="10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Ontologien - Recap</text:p>
          </draw:text-box>
        </draw:frame>
        <draw:frame presentation:style-name="pr2" draw:text-style-name="P2" draw:layer="layout" svg:width="25.199cm" svg:height="9.134cm" svg:x="1.4cm" svg:y="3.844cm" presentation:class="outline" presentation:user-transformed="true">
          <draw:text-box>
            <text:list text:style-name="L2">
              <text:list-header>
                <text:p text:style-name="P1"><text:span text:style-name="T1"/></text:p>
                <text:p text:style-name="P1"><text:span text:style-name="T2">Definition:</text:span><text:span text:style-name="T1"> Eine formale Darstellung von Wissen als eine Menge von Konzepten und die Beziehungen zwischen ihnen. </text:span></text:p>
                <text:p text:style-name="P1"><text:span text:style-name="T1">Eine Ontologie ist wie eine </text:span><text:span text:style-name="T2">Bauplan</text:span><text:span text:style-name="T1"> für die Repräsentation von Wissen. Es besteht aus:</text:span></text:p>
              </text:list-header>
              <text:list-item>
                <text:p text:style-name="P1"><text:span text:style-name="T1">Klassen</text:span></text:p>
              </text:list-item>
              <text:list-item>
                <text:p text:style-name="P1"><text:span text:style-name="T1">Instanzen</text:span></text:p>
              </text:list-item>
              <text:list-item>
                <text:p text:style-name="P1"><text:span text:style-name="T1">Eigenschaften</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Knowledge Graphs</text:p>
          </draw:text-box>
        </draw:frame>
        <draw:frame presentation:style-name="pr2" draw:text-style-name="P2" draw:layer="layout" svg:width="25.199cm" svg:height="9.134cm" svg:x="1.4cm" svg:y="3.844cm" presentation:class="outline" presentation:user-transformed="true">
          <draw:text-box>
            <text:list text:style-name="L2">
              <text:list-header>
                <text:p text:style-name="P1"><text:span text:style-name="T1"/></text:p>
                <text:p text:style-name="P1"><text:span text:style-name="T2">Definition:</text:span><text:span text:style-name="T1"> Ein Knowledge Graph (KG) ist eine Ontologie, die zusammen mit ihren Instanzen und Daten als Graph dargestellt wird.</text:span></text:p>
                <text:p text:style-name="P1"><text:span text:style-name="T1"/></text:p>
                <text:p text:style-name="P1"><text:span text:style-name="T2">KG</text:span><text:span text:style-name="T1"> = Ontologie (Bauplan) + Instanzen (Daten) + Graphenstruktur</text:span></text:p>
                <text:p text:style-name="P1"><text:span text:style-name="T1"/></text:p>
                <text:p text:style-name="P1"><text:span text:style-name="T1">Kgs sind auf dem Konzept der Triple basiert – wie Ontologien:</text:span></text:p>
                <text:p text:style-name="P1"><text:span text:style-name="T1">&lt;Subjekt – Prädikat - Objekt&gt;</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KG – Datanbank Analogoie</text:p>
          </draw:text-box>
        </draw:frame>
        <draw:frame presentation:style-name="pr2" draw:text-style-name="P2" draw:layer="layout" svg:width="25.199cm" svg:height="9.134cm" svg:x="1.4cm" svg:y="3.859cm" presentation:class="outline" presentation:user-transformed="true">
          <draw:text-box>
            <text:list text:style-name="L2">
              <text:list-header>
                <text:p text:style-name="P1"><text:span text:style-name="T1"/></text:p>
                <text:p text:style-name="P1"><text:span text:style-name="T3">In Datenbanken, wie z. B. SQL-Datenbanken, definiert das </text:span><text:span text:style-name="T2">Schema</text:span><text:span text:style-name="T3"> die Struktur - wie ein Bauplan. Es legt fest, welche Tabellen es gibt, welche Spalten sie haben und welche Datentypen zulässig sind.</text:span></text:p>
                <text:p text:style-name="P1"><text:span text:style-name="T3"/></text:p>
                <text:p text:style-name="P1"><text:span text:style-name="T3">Eine </text:span><text:span text:style-name="T2">Datenzeile</text:span><text:span text:style-name="T3"> (Record) sind die eigentlichen Daten - ein bestimmter Satz von Werten, die das Schema ausfüllen.</text:span></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KG – Datanbank Analogoie</text:p>
          </draw:text-box>
        </draw:frame>
        <draw:frame draw:style-name="gr2" draw:layer="layout" svg:width="18.718cm" svg:height="5.996cm" svg:x="4.564cm" svg:y="4.851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4">Schicht</text:span></text:p>
              </table:table-cell>
              <table:table-cell>
                <text:p text:style-name="P4"><text:span text:style-name="T4">Datenbank</text:span></text:p>
              </table:table-cell>
            </table:table-row>
            <table:table-row table:style-name="ro1" table:default-cell-style-name="ce2">
              <table:table-cell>
                <text:p text:style-name="P5"><text:span text:style-name="T5">Ontologie</text:span></text:p>
              </table:table-cell>
              <table:table-cell>
                <text:p text:style-name="P6"><text:span text:style-name="T5">Schema</text:span></text:p>
              </table:table-cell>
            </table:table-row>
            <table:table-row table:style-name="ro1" table:default-cell-style-name="ce2">
              <table:table-cell>
                <text:p text:style-name="P5"><text:span text:style-name="T5">Instanzen</text:span></text:p>
              </table:table-cell>
              <table:table-cell>
                <text:p text:style-name="P6"><text:span text:style-name="T5">Datenzeile</text:span></text:p>
              </table:table-cell>
            </table:table-row>
            <table:table-row table:style-name="ro2" table:default-cell-style-name="ce2">
              <table:table-cell>
                <text:p text:style-name="P5"><text:span text:style-name="T5">Knowledge Graph</text:span></text:p>
              </table:table-cell>
              <table:table-cell>
                <text:p text:style-name="P6"><text:span text:style-name="T5">Datenzeile + Schema</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Graphen</text:p>
          </draw:text-box>
        </draw:frame>
        <draw:frame presentation:style-name="pr2" draw:text-style-name="P2" draw:layer="layout" svg:width="25.296cm" svg:height="9.899cm" svg:x="1.4cm" svg:y="3.859cm" presentation:class="outline" presentation:user-transformed="true">
          <draw:text-box>
            <text:list text:style-name="L2">
              <text:list-header>
                <text:p text:style-name="P1"><text:span text:style-name="T1">KG sind dargestellt durch gerichteten, beschrifteten Graphen. Ein Graph ist eine Struktur, die ein Netzwerk beschreibt. Er ist mathematisch als Tupel definiert, mit einer Menge von Nodes (Knoten) und Edges (Verbindungen).</text:span></text:p>
                <text:p text:style-name="P1"><text:span text:style-name="T1"/></text:p>
              </text:list-header>
              <text:list-item>
                <text:p text:style-name="P1"><text:span text:style-name="T1">Graph </text:span><text:span text:style-name="T6">G = (V, E)</text:span><text:span text:style-name="T7"> </text:span></text:p>
              </text:list-item>
              <text:list-item>
                <text:p text:style-name="P1"><text:span text:style-name="T7">Nodes </text:span><text:span text:style-name="T6">V = </text:span><text:span text:style-name="T8">{</text:span><text:span text:style-name="T6">v</text:span><text:span text:style-name="T9">1</text:span><text:span text:style-name="T10">, v</text:span><text:span text:style-name="T9">2</text:span><text:span text:style-name="T10">, ... </text:span><text:span text:style-name="T11">}</text:span><text:span text:style-name="T12"> </text:span></text:p>
              </text:list-item>
              <text:list-item>
                <text:p text:style-name="P1"><text:span text:style-name="T12">Edges </text:span><text:span text:style-name="T10">E = </text:span><text:span text:style-name="T11">{</text:span><text:span text:style-name="T10">e</text:span><text:span text:style-name="T9">1</text:span><text:span text:style-name="T10">, e</text:span><text:span text:style-name="T9">2</text:span><text:span text:style-name="T10">, ... </text:span><text:span text:style-name="T11">}</text:span><text:span text:style-name="T12"> </text:span></text:p>
                <text:p text:style-name="P1"><text:span text:style-name="T13"/></text:p>
              </text:list-item>
              <text:list-item>
                <text:p text:style-name="P1"><text:span text:style-name="T13">Für Nodes </text:span><text:span text:style-name="T14">u</text:span><text:span text:style-name="T15"> </text:span><text:span text:style-name="T13">und </text:span><text:span text:style-name="T14">v</text:span><text:span text:style-name="T15"> </text:span><text:span text:style-name="T16">in</text:span><text:span text:style-name="T13"> einem gerichteten Graphen definieren wir eine Edge von </text:span><text:span text:style-name="T14">u</text:span><text:span text:style-name="T15"> </text:span><text:span text:style-name="T13">nach </text:span><text:span text:style-name="T14">v</text:span><text:span text:style-name="T15"> </text:span><text:span text:style-name="T13">als </text:span><text:span text:style-name="T14">e = (u, v) <text:s/></text:span><text:span text:style-name="T13">für</text:span><text:span text:style-name="T14"> <text:s/>u,v ∈ V. </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RDF Triples <text:s/>- KG Implementation</text:p>
          </draw:text-box>
        </draw:frame>
        <draw:frame presentation:style-name="pr2" draw:text-style-name="P2" draw:layer="layout" svg:width="25.296cm" svg:height="9.899cm" svg:x="1.4cm" svg:y="3.859cm" presentation:class="outline" presentation:user-transformed="true">
          <draw:text-box>
            <text:list text:style-name="L2">
              <text:list-header>
                <text:p text:style-name="P1"><text:span text:style-name="T17">Ein </text:span><text:span text:style-name="T18">Triple-Store</text:span><text:span text:style-name="T19"> ist eine Datenbank, die für die Speicherung von RDF-Triples konzipiert ist. Ein RDF-Triple wird als gerichtete Edge (Prädikat) zwischen einem Node-Pair (Subjekt und Objekt) ausgedruckt.</text:span><text:span text:style-name="T20"> </text:span><text:span text:style-name="T1">Ein KG-Node steht für eine Klasse oder Instanz, während ein Edge eine Eigenschaft darstellt. </text:span></text:p>
                <text:p text:style-name="P1"><text:span text:style-name="T1"/></text:p>
                <text:p text:style-name="P1"><text:span text:style-name="T1">Beispiel:</text:span></text:p>
                <text:p text:style-name="P1"><text:span text:style-name="T1"/></text:p>
                <text:p text:style-name="P1"><text:span text:style-name="T21">:Hendrik rdfs:studiertAn :HHN</text:span></text:p>
                <text:p text:style-name="P1"><text:span text:style-name="T6">e</text:span><text:span text:style-name="T9">studiertAn</text:span><text:span text:style-name="T10"> = (Hendrik, HHN)</text:span><text:span text:style-name="T22"> </text:span></text:p>
              </text:list-header>
            </text:list>
          </draw:text-box>
        </draw:frame>
        <draw:custom-shape draw:style-name="gr3" draw:text-style-name="P8" draw:layer="layout" svg:width="2.963cm" svg:height="2.963cm" svg:x="21.856cm" svg:y="10.163cm">
          <text:p text:style-name="P7"><text:span text:style-name="T23">HH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8" draw:layer="layout" svg:width="2.963cm" svg:height="2.963cm" svg:x="14.728cm" svg:y="9.834cm">
          <text:p text:style-name="P7"><text:span text:style-name="T23">Hendri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21.856cm" svg:y1="11.75cm" svg:x2="17.702cm" svg:y2="11.433cm">
          <text:p/>
        </draw:line>
        <draw:frame draw:style-name="gr5" draw:text-style-name="P10" draw:layer="layout" svg:width="2.725cm" svg:height="0.725cm" svg:x="18.587cm" svg:y="10.549cm">
          <draw:text-box>
            <text:p><text:span text:style-name="T24">s</text:span><text:span text:style-name="T24">t</text:span><text:span text:style-name="T24">u</text:span><text:span text:style-name="T24">d</text:span><text:span text:style-name="T24">i</text:span><text:span text:style-name="T24">e</text:span><text:span text:style-name="T24">r</text:span><text:span text:style-name="T24">t</text:span><text:span text:style-name="T24">A</text:span><text:span text:style-name="T24">n</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presentation:user-transformed="true">
          <draw:text-box>
            <text:p>KG Beispiel – Autonomes Fahren</text:p>
          </draw:text-box>
        </draw:frame>
        <draw:frame presentation:style-name="pr2" draw:text-style-name="P2" draw:layer="layout" svg:width="25.199cm" svg:height="10.667cm" svg:x="1.4cm" svg:y="3.859cm" presentation:class="outline" presentation:user-transformed="true">
          <draw:text-box>
            <text:list text:style-name="L2">
              <text:list-header>
                <text:p text:style-name="P1"><text:span text:style-name="T1">Als Beispiel nehmen wir das autonom fahrende Auto aus der letzten Teamübung. Wir erstellen zunächst einen Triple-Store mit der Ontologie (Klassen und Eigenschaften) und den Daten (Instanzen). Anschließend wird der Knowledge Graph unter Verwendung der RDF-Triples im Triple-Store erstellt.</text:span></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presentation:user-transformed="true">
          <draw:text-box>
            <text:p>Triple-Store Klassen</text:p>
          </draw:text-box>
        </draw:frame>
        <draw:frame presentation:style-name="pr2" draw:text-style-name="P2" draw:layer="layout" svg:width="25.199cm" svg:height="10.667cm" svg:x="1.4cm" svg:y="3.359cm" presentation:class="outline" presentation:user-transformed="true">
          <draw:text-box>
            <text:list text:style-name="L2">
              <text:list-header>
                <text:p text:style-name="P1"><text:span text:style-name="T25"/></text:p>
              </text:list-header>
              <text:list-item>
                <text:p text:style-name="P1"><text:span text:style-name="T26">FZG</text:span><text:span text:style-name="T25"> → :Fahrzeug rdf:type rdf:Class</text:span></text:p>
              </text:list-item>
              <text:list-item>
                <text:p text:style-name="P1"><text:span text:style-name="T27">FZGT</text:span><text:span text:style-name="T28"> → :Fahrzeugteil rdf:type </text:span><text:span text:style-name="T25">rdf:Class</text:span></text:p>
              </text:list-item>
              <text:list-item>
                <text:p text:style-name="P1"><text:span text:style-name="T29">SYSZ</text:span><text:span text:style-name="T30"> </text:span><text:span text:style-name="T28">→ :Systemzustand rdf:type </text:span><text:span text:style-name="T25">rdf:Class</text:span></text:p>
              </text:list-item>
              <text:list-item>
                <text:p text:style-name="P1"><text:span text:style-name="T29">SYSK</text:span><text:span text:style-name="T30"> </text:span><text:span text:style-name="T28">→ :SystemKomponent rdf:type </text:span><text:span text:style-name="T25">rdf:Class</text:span></text:p>
              </text:list-item>
              <text:list-item>
                <text:p text:style-name="P1"><text:span text:style-name="T29">SNSR</text:span><text:span text:style-name="T30"> </text:span><text:span text:style-name="T28">→ :Sensor rdfs:subClassOf </text:span><text:span text:style-name="T25">:SystemKomponent</text:span></text:p>
              </text:list-item>
              <text:list-item>
                <text:p text:style-name="P1"><text:span text:style-name="T29">AKTR</text:span><text:span text:style-name="T30"> </text:span><text:span text:style-name="T28">→ :Aktor rdfs:subClassOf </text:span><text:span text:style-name="T25">:SystemKomponent</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presentation:user-transformed="true">
          <draw:text-box>
            <text:p text:style-name="P11">Triple-Store Eigenschaften</text:p>
          </draw:text-box>
        </draw:frame>
        <draw:frame presentation:style-name="pr2" draw:text-style-name="P2" draw:layer="layout" svg:width="25.199cm" svg:height="11.302cm" svg:x="1.4cm" svg:y="2.759cm" presentation:class="outline" presentation:user-transformed="true">
          <draw:text-box>
            <text:list text:style-name="L2">
              <text:list-header>
                <text:p text:style-name="P1"><text:span text:style-name="T1"/></text:p>
              </text:list-header>
              <text:list-item>
                <text:p text:style-name="P1"><text:span text:style-name="T29">E1</text:span><text:span text:style-name="T30"> </text:span><text:span text:style-name="T28">→ </text:span><text:span text:style-name="T25">löstAus rdf:type rdf:Property ;</text:span></text:p>
                <text:p text:style-name="P12"><text:span text:style-name="T25">rdfs:domain :Sensor</text:span></text:p>
                <text:p text:style-name="P12"><text:span text:style-name="T25">rdfs:range :Aktor</text:span></text:p>
              </text:list-item>
              <text:list-item>
                <text:p text:style-name="P1"><text:span text:style-name="T29">E2</text:span><text:span text:style-name="T30"> </text:span><text:span text:style-name="T28">→ </text:span><text:span text:style-name="T25">veranlasst rdf:type rdf:Property ;</text:span></text:p>
                <text:p text:style-name="P12"><text:span text:style-name="T25">rdfs:domain :Aktor</text:span></text:p>
                <text:p text:style-name="P12"><text:span text:style-name="T25">rdfs:range :Systemzustand</text:span></text:p>
              </text:list-item>
              <text:list-item>
                <text:p text:style-name="P1"><text:span text:style-name="T29">E3</text:span><text:span text:style-name="T30"> </text:span><text:span text:style-name="T28">→ </text:span><text:span text:style-name="T25">istTeilVon rdf:type rdf:Property ; </text:span></text:p>
                <text:p text:style-name="P1"><text:span text:style-name="T25">rdfs:domain :Fahrzeugteil</text:span></text:p>
                <text:p text:style-name="P1"><text:span text:style-name="T25">rdfs:range </text:span><text:span text:style-name="T31">[ a owl:Class owl:unionOf ( :FahrzeugTeil :Fahrzeug ) ] .</text:span></text:p>
                <text:p text:style-name="P1"><text:span text:style-name="T25"/></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2.629cm" svg:x="1.4cm" svg:y="0.628cm" presentation:class="title" presentation:user-transformed="true">
          <draw:text-box>
            <text:p text:style-name="P11">Triple-Store Instanzen</text:p>
          </draw:text-box>
        </draw:frame>
        <draw:frame presentation:style-name="pr2" draw:text-style-name="P2" draw:layer="layout" svg:width="25.199cm" svg:height="11.302cm" svg:x="1.4cm" svg:y="3.159cm" presentation:class="outline" presentation:user-transformed="true">
          <draw:text-box>
            <text:list text:style-name="L2">
              <text:list-header>
                <text:p text:style-name="P1"><text:span text:style-name="T1"/></text:p>
              </text:list-header>
              <text:list-item>
                <text:p text:style-name="P1"><text:span text:style-name="T29">AUTO</text:span><text:span text:style-name="T30"> </text:span><text:span text:style-name="T28">→ </text:span><text:span text:style-name="T25">:AutonomesAuto rdf:type :Fahrzeug</text:span></text:p>
              </text:list-item>
              <text:list-item>
                <text:p text:style-name="P1"><text:span text:style-name="T29">RAH</text:span><text:span text:style-name="T30"> </text:span><text:span text:style-name="T28">→ </text:span><text:span text:style-name="T25">:Rahmen rdf:type :Fahrzeugteil</text:span></text:p>
              </text:list-item>
              <text:list-item>
                <text:p text:style-name="P1"><text:span text:style-name="T29">TÜR</text:span><text:span text:style-name="T30"> </text:span><text:span text:style-name="T28">→ </text:span><text:span text:style-name="T25">:Tür rdf:type :Fahrzeugteil</text:span></text:p>
              </text:list-item>
              <text:list-item>
                <text:p text:style-name="P1"><text:span text:style-name="T29">FGS</text:span><text:span text:style-name="T30"> </text:span><text:span text:style-name="T28">→ </text:span><text:span text:style-name="T25">:FussgaengerSensor rdf:type :Sensor</text:span></text:p>
              </text:list-item>
              <text:list-item>
                <text:p text:style-name="P1"><text:span text:style-name="T29">RAS</text:span><text:span text:style-name="T30"> </text:span><text:span text:style-name="T28">→ </text:span><text:span text:style-name="T25">:RoterAmpelSensor rdf:type :Sensor</text:span></text:p>
              </text:list-item>
              <text:list-item>
                <text:p text:style-name="P1"><text:span text:style-name="T29">HUP</text:span><text:span text:style-name="T30"> </text:span><text:span text:style-name="T28">→ </text:span><text:span text:style-name="T25">:Hupe rdf:type :Aktor</text:span></text:p>
              </text:list-item>
              <text:list-item>
                <text:p text:style-name="P1"><text:span text:style-name="T29">STOP</text:span><text:span text:style-name="T30"> </text:span><text:span text:style-name="T28">→ </text:span><text:span text:style-name="T25">:Stop rdf:type :Systemzustand</text:span></text:p>
                <text:p text:style-name="P1"><text:span text:style-name="T25"/></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2.629cm" svg:x="1.401cm" svg:y="0.629cm" presentation:class="title" presentation:user-transformed="true">
          <draw:text-box>
            <text:p text:style-name="P11">KG – Autonomes Fahren</text:p>
          </draw:text-box>
        </draw:frame>
        <draw:line draw:style-name="gr4" draw:text-style-name="P9" draw:layer="layout" svg:x1="19.491cm" svg:y1="5.603cm" svg:x2="18.862cm" svg:y2="7.335cm">
          <text:p/>
        </draw:line>
        <draw:frame draw:style-name="gr5" draw:text-style-name="P13" draw:layer="layout" svg:width="2.725cm" svg:height="0.725cm" svg:x="17.009cm" svg:y="6.132cm">
          <draw:text-box>
            <text:p><text:span text:style-name="T32">s</text:span><text:span text:style-name="T32">u</text:span><text:span text:style-name="T32">b</text:span><text:span text:style-name="T32">C</text:span><text:span text:style-name="T32">l</text:span><text:span text:style-name="T32">a</text:span><text:span text:style-name="T32">s</text:span><text:span text:style-name="T32">s</text:span><text:span text:style-name="T32">O</text:span><text:span text:style-name="T32">f</text:span></text:p>
          </draw:text-box>
        </draw:frame>
        <draw:custom-shape draw:style-name="gr6" draw:text-style-name="P15" draw:layer="layout" svg:width="1.887cm" svg:height="1.887cm" svg:x="21.246cm" svg:y="7.435cm">
          <text:p text:style-name="P14"><text:span text:style-name="T33">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1.887cm" svg:height="1.887cm" svg:x="17.646cm" svg:y="7.335cm">
          <text:p text:style-name="P14"><text:span text:style-name="T33">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1.887cm" svg:height="1.887cm" svg:x="19.346cm" svg:y="4.035cm">
          <text:p text:style-name="P14"><text:span text:style-name="T33">SYS</text:span><text:span text:style-name="T33">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1.887cm" svg:height="1.887cm" svg:x="13.275cm" svg:y="3.958cm">
          <text:p text:style-name="P14"><text:span text:style-name="T33">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1.887cm" svg:height="1.887cm" svg:x="8.575cm" svg:y="3.958cm">
          <text:p text:style-name="P14"><text:span text:style-name="T33">FZG</text:span><text:span text:style-name="T33">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1.887cm" svg:height="1.887cm" svg:x="3.875cm" svg:y="3.958cm">
          <text:p text:style-name="P14"><text:span text:style-name="T33">FZ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9" draw:layer="layout" svg:x1="21.02cm" svg:y1="5.617cm" svg:x2="22.059cm" svg:y2="7.435cm">
          <text:p/>
        </draw:line>
        <draw:frame draw:style-name="gr5" draw:text-style-name="P13" draw:layer="layout" svg:width="2.725cm" svg:height="0.725cm" svg:x="21.537cm" svg:y="6.055cm">
          <draw:text-box>
            <text:p><text:span text:style-name="T32">s</text:span><text:span text:style-name="T32">u</text:span><text:span text:style-name="T32">b</text:span><text:span text:style-name="T32">C</text:span><text:span text:style-name="T32">l</text:span><text:span text:style-name="T32">a</text:span><text:span text:style-name="T32">s</text:span><text:span text:style-name="T32">s</text:span><text:span text:style-name="T32">O</text:span><text:span text:style-name="T32">f</text:span></text:p>
          </draw:text-box>
        </draw:frame>
        <draw:custom-shape draw:style-name="gr7" draw:text-style-name="P16" draw:layer="layout" svg:width="1.887cm" svg:height="1.887cm" svg:x="3.846cm" svg:y="8.735cm">
          <text:p text:style-name="P14"><text:span text:style-name="T33">AUT</text:span><text:span text:style-name="T33">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4.794cm" svg:y1="5.917cm" svg:x2="4.794cm" svg:y2="8.735cm">
          <text:p/>
        </draw:line>
        <draw:frame draw:style-name="gr5" draw:text-style-name="P13" draw:layer="layout" svg:width="1.216cm" svg:height="0.725cm" svg:x="3.778cm" svg:y="7.134cm">
          <draw:text-box>
            <text:p><text:span text:style-name="T32">t</text:span><text:span text:style-name="T32">y</text:span><text:span text:style-name="T32">p</text:span><text:span text:style-name="T32">e</text:span></text:p>
          </draw:text-box>
        </draw:frame>
        <draw:custom-shape draw:style-name="gr7" draw:text-style-name="P16" draw:layer="layout" svg:width="1.887cm" svg:height="1.887cm" svg:x="7.146cm" svg:y="8.835cm">
          <text:p text:style-name="P14"><text:span text:style-name="T33">RA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9.16cm" svg:y1="5.845cm" svg:x2="8.34cm" svg:y2="8.835cm">
          <text:p/>
        </draw:line>
        <draw:frame draw:style-name="gr5" draw:text-style-name="P13" draw:layer="layout" svg:width="1.216cm" svg:height="0.725cm" svg:x="7.778cm" svg:y="6.862cm">
          <draw:text-box>
            <text:p><text:span text:style-name="T32">t</text:span><text:span text:style-name="T32">y</text:span><text:span text:style-name="T32">p</text:span><text:span text:style-name="T32">e</text:span></text:p>
          </draw:text-box>
        </draw:frame>
        <draw:custom-shape draw:style-name="gr7" draw:text-style-name="P16" draw:layer="layout" svg:width="1.887cm" svg:height="1.887cm" svg:x="10.146cm" svg:y="8.835cm">
          <text:p text:style-name="P14"><text:span text:style-name="T33">TÜ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9.874cm" svg:y1="5.845cm" svg:x2="10.774cm" svg:y2="8.835cm">
          <text:p/>
        </draw:line>
        <draw:frame draw:style-name="gr5" draw:text-style-name="P13" draw:layer="layout" svg:width="1.216cm" svg:height="0.725cm" svg:x="9.278cm" svg:y="6.863cm">
          <draw:text-box>
            <text:p><text:span text:style-name="T32">t</text:span><text:span text:style-name="T32">y</text:span><text:span text:style-name="T32">p</text:span><text:span text:style-name="T32">e</text:span></text:p>
          </draw:text-box>
        </draw:frame>
        <draw:custom-shape draw:style-name="gr7" draw:text-style-name="P16" draw:layer="layout" svg:width="1.887cm" svg:height="1.887cm" svg:x="20.091cm" svg:y="10.988cm">
          <text:p text:style-name="P14"><text:span text:style-name="T33">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21.86cm" svg:y1="9.246cm" svg:x2="21.358cm" svg:y2="11.061cm">
          <text:p/>
        </draw:line>
        <draw:frame draw:style-name="gr5" draw:text-style-name="P13" draw:layer="layout" svg:width="1.216cm" svg:height="0.725cm" svg:x="20.478cm" svg:y="10.263cm">
          <draw:text-box>
            <text:p><text:span text:style-name="T32">t</text:span><text:span text:style-name="T32">y</text:span><text:span text:style-name="T32">p</text:span><text:span text:style-name="T32">e</text:span></text:p>
          </draw:text-box>
        </draw:frame>
        <draw:custom-shape draw:style-name="gr7" draw:text-style-name="P16" draw:layer="layout" svg:width="1.887cm" svg:height="1.887cm" svg:x="22.846cm" svg:y="12.236cm">
          <text:p text:style-name="P14"><text:span text:style-name="T33">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22.574cm" svg:y1="9.246cm" svg:x2="23.474cm" svg:y2="12.236cm">
          <text:p/>
        </draw:line>
        <draw:frame draw:style-name="gr5" draw:text-style-name="P13" draw:layer="layout" svg:width="1.216cm" svg:height="0.725cm" svg:x="21.978cm" svg:y="10.264cm">
          <draw:text-box>
            <text:p><text:span text:style-name="T32">t</text:span><text:span text:style-name="T32">y</text:span><text:span text:style-name="T32">p</text:span><text:span text:style-name="T32">e</text:span></text:p>
          </draw:text-box>
        </draw:frame>
        <draw:custom-shape draw:style-name="gr7" draw:text-style-name="P16" draw:layer="layout" svg:width="1.887cm" svg:height="1.887cm" svg:x="17.576cm" svg:y="12.237cm">
          <text:p text:style-name="P14"><text:span text:style-name="T33">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8.57cm" svg:y1="9.247cm" svg:x2="18.57cm" svg:y2="12.237cm">
          <text:p/>
        </draw:line>
        <draw:frame draw:style-name="gr5" draw:text-style-name="P13" draw:layer="layout" svg:width="1.216cm" svg:height="0.725cm" svg:x="17.608cm" svg:y="11.264cm">
          <draw:text-box>
            <text:p><text:span text:style-name="T32">t</text:span><text:span text:style-name="T32">y</text:span><text:span text:style-name="T32">p</text:span><text:span text:style-name="T32">e</text:span></text:p>
          </draw:text-box>
        </draw:frame>
        <draw:custom-shape draw:style-name="gr7" draw:text-style-name="P16" draw:layer="layout" svg:width="1.887cm" svg:height="1.887cm" svg:x="13.177cm" svg:y="8.838cm">
          <text:p text:style-name="P14"><text:span text:style-name="T33">STO</text:span><text:span text:style-name="T3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9" draw:layer="layout" svg:x1="14.187cm" svg:y1="5.845cm" svg:x2="14.187cm" svg:y2="8.838cm">
          <text:p/>
        </draw:line>
        <draw:frame draw:style-name="gr5" draw:text-style-name="P13" draw:layer="layout" svg:width="1.216cm" svg:height="0.725cm" svg:x="12.955cm" svg:y="7.401cm">
          <draw:text-box>
            <text:p><text:span text:style-name="T32">t</text:span><text:span text:style-name="T32">y</text:span><text:span text:style-name="T32">p</text:span><text:span text:style-name="T32">e</text:span></text:p>
          </draw:text-box>
        </draw:frame>
        <draw:line draw:style-name="gr8" draw:text-style-name="P9" draw:layer="layout" svg:x1="19.463cm" svg:y1="13.257cm" svg:x2="22.846cm" svg:y2="13.257cm">
          <text:p/>
        </draw:line>
        <draw:frame draw:style-name="gr9" draw:text-style-name="P13" draw:layer="layout" svg:width="1.024cm" svg:height="0.645cm" svg:x="20.86cm" svg:y="13.264cm">
          <draw:text-box>
            <text:p><text:span text:style-name="T32">E</text:span><text:span text:style-name="T32">1</text:span></text:p>
          </draw:text-box>
        </draw:frame>
        <draw:line draw:style-name="gr8" draw:text-style-name="P9" draw:layer="layout" svg:x1="14.796cm" svg:y1="10.625cm" svg:x2="17.576cm" svg:y2="12.966cm">
          <text:p/>
        </draw:line>
        <draw:line draw:style-name="gr8" draw:text-style-name="P9" draw:layer="layout" svg:x1="9.033cm" svg:y1="9.836cm" svg:x2="10.146cm" svg:y2="9.836cm">
          <text:p/>
        </draw:line>
        <draw:line draw:style-name="gr8" draw:text-style-name="P9" draw:layer="layout" svg:x1="5.733cm" svg:y1="9.884cm" svg:x2="7.146cm" svg:y2="9.866cm">
          <text:p/>
        </draw:line>
        <draw:line draw:style-name="gr8" draw:text-style-name="P9" draw:layer="layout" svg:x1="15.064cm" svg:y1="9.966cm" svg:x2="20.157cm" svg:y2="11.618cm">
          <text:p/>
        </draw:line>
        <draw:frame draw:style-name="gr10" draw:text-style-name="P13" draw:layer="layout" svg:width="1.051cm" svg:height="0.663cm" svg:x="16.314cm" svg:y="9.866cm">
          <draw:text-box>
            <text:p><text:span text:style-name="T32">E</text:span><text:span text:style-name="T32">2</text:span></text:p>
          </draw:text-box>
        </draw:frame>
        <draw:custom-shape draw:style-name="gr11" draw:text-style-name="P16" draw:layer="layout" svg:width="0.548cm" svg:height="0.548cm" svg:x="1.523cm" svg:y="13.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7" draw:layer="layout" svg:width="2.922cm" svg:height="0.812cm" svg:x="2.414cm" svg:y="13.698cm">
          <draw:text-box>
            <text:p><text:span text:style-name="T34">I</text:span><text:span text:style-name="T34">n</text:span><text:span text:style-name="T34">s</text:span><text:span text:style-name="T34">t</text:span><text:span text:style-name="T34">a</text:span><text:span text:style-name="T34">n</text:span><text:span text:style-name="T34">z</text:span><text:span text:style-name="T34">e</text:span><text:span text:style-name="T34">n</text:span></text:p>
          </draw:text-box>
        </draw:frame>
        <draw:custom-shape draw:style-name="gr13" draw:text-style-name="P18" draw:layer="layout" svg:width="0.548cm" svg:height="0.548cm" svg:x="1.523cm" svg:y="12.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7" draw:layer="layout" svg:width="2.922cm" svg:height="0.812cm" svg:x="2.414cm" svg:y="12.598cm">
          <draw:text-box>
            <text:p><text:span text:style-name="T34">K</text:span><text:span text:style-name="T34">l</text:span><text:span text:style-name="T34">a</text:span><text:span text:style-name="T34">s</text:span><text:span text:style-name="T34">s</text:span><text:span text:style-name="T34">e</text:span><text:span text:style-name="T34">n</text:span></text:p>
          </draw:text-box>
        </draw:frame>
        <draw:frame draw:style-name="gr10" draw:text-style-name="P13" draw:layer="layout" svg:width="1.051cm" svg:height="0.663cm" svg:x="15.415cm" svg:y="11.767cm">
          <draw:text-box>
            <text:p><text:span text:style-name="T32">E</text:span><text:span text:style-name="T32">2</text:span></text:p>
          </draw:text-box>
        </draw:frame>
        <draw:frame draw:style-name="gr10" draw:text-style-name="P13" draw:layer="layout" svg:width="1.051cm" svg:height="0.663cm" svg:x="9.195cm" svg:y="9.859cm">
          <draw:text-box>
            <text:p><text:span text:style-name="T32">E</text:span><text:span text:style-name="T32">3</text:span></text:p>
          </draw:text-box>
        </draw:frame>
        <draw:frame draw:style-name="gr10" draw:text-style-name="P13" draw:layer="layout" svg:width="1.051cm" svg:height="0.663cm" svg:x="6.096cm" svg:y="9.86cm">
          <draw:text-box>
            <text:p><text:span text:style-name="T32">E</text:span><text:span text:style-name="T32">3</text:span></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2.629cm" svg:x="1.4cm" svg:y="0.628cm" presentation:class="title" presentation:user-transformed="true">
          <draw:text-box>
            <text:p>KG – Inferenz</text:p>
          </draw:text-box>
        </draw:frame>
        <draw:frame presentation:style-name="pr2" draw:text-style-name="P2" draw:layer="layout" svg:width="25.199cm" svg:height="10.667cm" svg:x="1.4cm" svg:y="3.859cm" presentation:class="outline" presentation:user-transformed="true">
          <draw:text-box>
            <text:list text:style-name="L2">
              <text:list-header>
                <text:p text:style-name="P1"><text:span text:style-name="T1">Inferenz in einem Knowledge Graph führt zu neuem </text:span><text:span text:style-name="T2">Wissen</text:span><text:span text:style-name="T1"> in Form von </text:span><text:span text:style-name="T35">neuen Edges</text:span><text:span text:style-name="T1"> im Graphen. In einem KG erfolgt die Inferenz durch Axiome und Regeln. In diesem Kurs behandeln wir drei Arten:</text:span></text:p>
                <text:p text:style-name="P1"><text:span text:style-name="T1"/></text:p>
                <text:p text:style-name="P1"><text:span text:style-name="T2">1. Klassen-Unterordnung</text:span><text:span text:style-name="T1"> (Class-Subsumption): Wenn die Klasse A eine Unterklasse der Klasse B ist </text:span><text:span text:style-name="T36">(</text:span><text:span text:style-name="T6">A </text:span><text:span text:style-name="T37">⊆</text:span><text:span text:style-name="T6"> B</text:span><text:span text:style-name="T7"> </text:span><text:span text:style-name="T36">),</text:span><text:span text:style-name="T1"> dann ist jede Instanz von A auch eine Instanz von B.</text:span></text:p>
                <text:p text:style-name="P1"><text:span text:style-name="T2">2. Eigenschaftskette</text:span><text:span text:style-name="T1"> (Property Chains): Wenn A mit B und B mit C verwandt ist, dann ist A mit C verwandt (durch eine neue oder bestehende Eigenschaft).</text:span></text:p>
                <text:p text:style-name="P1"><text:span text:style-name="T2">3. Transitivität</text:span><text:span text:style-name="T1"> (Transitivity): Wenn A mit B verbunden ist und B mit C verbunden ist, dann ist A mit C verbunden - mit der gleichen Eigenschaft.</text:span></text:p>
              </text:list-header>
            </text:list>
          </draw:text-box>
        </draw:frame>
        <presentation:notes draw:style-name="dp1">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2" draw:text-style-name="P2" draw:layer="layout" svg:width="25.199cm" svg:height="10.667cm" svg:x="1.401cm" svg:y="3.86cm" presentation:class="outline" presentation:user-transformed="true">
          <draw:text-box>
            <text:list text:style-name="L2">
              <text:list-header>
                <text:p text:style-name="P19"><text:span text:style-name="T38"/></text:p>
                <text:p text:style-name="P1"><text:span text:style-name="T1"/></text:p>
              </text:list-header>
              <text:list-item>
                <text:p text:style-name="P1"><text:span text:style-name="T28">:Sensor rdfs:subClassOf </text:span><text:span text:style-name="T25">:SystemKomponent</text:span></text:p>
              </text:list-item>
              <text:list-item>
                <text:p text:style-name="P1"><text:span text:style-name="T25">:FussgaengerSensor rdf:type :Sensor</text:span></text:p>
                <text:p text:style-name="P1"><text:span text:style-name="T25"/></text:p>
                <text:p text:style-name="P1"><text:span text:style-name="T39">Inferenz</text:span><text:span text:style-name="T28"> </text:span></text:p>
                <text:p text:style-name="P1"><text:span text:style-name="T28">→ </text:span><text:span text:style-name="T25">:FussgaengerSensor rdf:type :SystemKomponent</text:span></text:p>
              </text:list-item>
            </text:list>
          </draw:text-box>
        </draw:frame>
        <draw:custom-shape draw:style-name="gr6" draw:text-style-name="P15" draw:layer="layout" svg:width="1.887cm" svg:height="1.887cm" svg:x="18.997cm" svg:y="6.112cm">
          <text:p text:style-name="P14"><text:span text:style-name="T33">SNS</text:span><text:span text:style-name="T33">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5" draw:layer="layout" svg:width="1.887cm" svg:height="1.887cm" svg:x="24.262cm" svg:y="4.168cm">
          <text:p text:style-name="P14"><text:span text:style-name="T33">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9" draw:layer="layout" svg:x1="24.421cm" svg:y1="5.61cm" svg:x2="20.884cm" svg:y2="6.827cm">
          <text:p/>
        </draw:line>
        <draw:frame draw:style-name="gr5" draw:text-style-name="P13" draw:layer="layout" svg:width="2.725cm" svg:height="0.725cm" svg:x="21.237cm" svg:y="5.355cm">
          <draw:text-box>
            <text:p><text:span text:style-name="T32">s</text:span><text:span text:style-name="T32">u</text:span><text:span text:style-name="T32">b</text:span><text:span text:style-name="T32">C</text:span><text:span text:style-name="T32">l</text:span><text:span text:style-name="T32">a</text:span><text:span text:style-name="T32">s</text:span><text:span text:style-name="T32">s</text:span><text:span text:style-name="T32">O</text:span><text:span text:style-name="T32">f</text:span></text:p>
          </draw:text-box>
        </draw:frame>
        <draw:custom-shape draw:style-name="gr7" draw:text-style-name="P16" draw:layer="layout" svg:width="1.887cm" svg:height="1.887cm" svg:x="22.846cm" svg:y="12.236cm">
          <text:p text:style-name="P14"><text:span text:style-name="T33">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9" draw:layer="layout" svg:x1="20.452cm" svg:y1="7.832cm" svg:x2="23.256cm" svg:y2="12.436cm">
          <text:p/>
        </draw:line>
        <draw:frame draw:style-name="gr5" draw:text-style-name="P13" draw:layer="layout" svg:width="1.216cm" svg:height="0.725cm" svg:x="21.578cm" svg:y="11.389cm">
          <draw:text-box>
            <text:p><text:span text:style-name="T32">t</text:span><text:span text:style-name="T32">y</text:span><text:span text:style-name="T32">p</text:span><text:span text:style-name="T32">e</text:span></text:p>
          </draw:text-box>
        </draw:frame>
        <draw:line draw:style-name="gr16" draw:text-style-name="P9" draw:layer="layout" svg:x1="25.109cm" svg:y1="6.055cm" svg:x2="24.07cm" svg:y2="12.236cm">
          <text:p/>
        </draw:line>
        <draw:frame draw:style-name="gr17" draw:text-style-name="P13" draw:layer="layout" svg:width="3.126cm" svg:height="0.645cm" svg:x="21.974cm" svg:y="7.464cm">
          <draw:text-box>
            <text:p><text:span text:style-name="T32">I</text:span><text:span text:style-name="T32">n</text:span><text:span text:style-name="T32">f</text:span><text:span text:style-name="T32">e</text:span><text:span text:style-name="T32">r</text:span><text:span text:style-name="T32">e</text:span><text:span text:style-name="T32">n</text:span><text:span text:style-name="T32">z</text:span><text:span text:style-name="T32"> </text:span><text:span text:style-name="T32">→</text:span><text:span text:style-name="T32"> </text:span><text:span text:style-name="T32">t</text:span><text:span text:style-name="T32">y</text:span><text:span text:style-name="T32">p</text:span><text:span text:style-name="T32">e</text:span></text:p>
          </draw:text-box>
        </draw:frame>
        <draw:frame presentation:style-name="pr1" draw:layer="layout" svg:width="25.199cm" svg:height="2.629cm" svg:x="1.401cm" svg:y="0.629cm" presentation:class="title" presentation:user-transformed="true">
          <draw:text-box>
            <text:p>Beispiel – Klassen-Unterordnung <text:s/></text:p>
          </draw:text-box>
        </draw:frame>
        <presentation:notes draw:style-name="dp1">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2" draw:text-style-name="P2" draw:layer="layout" svg:width="25.199cm" svg:height="10.667cm" svg:x="1.639cm" svg:y="4.098cm" presentation:class="outline" presentation:user-transformed="true">
          <draw:text-box>
            <text:list text:style-name="L2">
              <text:list-header>
                <text:p text:style-name="P19"><text:span text:style-name="T39">Axiom</text:span></text:p>
              </text:list-header>
              <text:list-item>
                <text:p text:style-name="P1"><text:span text:style-name="T28">:führtZu owl:propertyChainAxiom ( </text:span><text:span text:style-name="T25">:löstAus :veranlasst ) .</text:span></text:p>
                <text:p text:style-name="P1"><text:span text:style-name="T25"/></text:p>
              </text:list-item>
              <text:list-item>
                <text:p text:style-name="P1"><text:span text:style-name="T28">:FussgaengerSensor </text:span><text:span text:style-name="T25">:löstAus :Hupe</text:span></text:p>
              </text:list-item>
              <text:list-item>
                <text:p text:style-name="P1"><text:span text:style-name="T28">:Hupe </text:span><text:span text:style-name="T25">:veranlasst :Stop</text:span></text:p>
                <text:p text:style-name="P1"><text:span text:style-name="T25"/></text:p>
                <text:p text:style-name="P1"><text:span text:style-name="T39">Inferenz</text:span><text:span text:style-name="T28"> </text:span></text:p>
                <text:p text:style-name="P1"><text:span text:style-name="T28">→ </text:span><text:span text:style-name="T25">:FussgaengerSensor :führtZu :Stop</text:span></text:p>
              </text:list-item>
            </text:list>
          </draw:text-box>
        </draw:frame>
        <draw:frame presentation:style-name="pr1" draw:layer="layout" svg:width="25.199cm" svg:height="2.629cm" svg:x="1.401cm" svg:y="0.629cm" presentation:class="title" presentation:user-transformed="true">
          <draw:text-box>
            <text:p>Beispiel – Eigenschaftskette <text:s/></text:p>
          </draw:text-box>
        </draw:frame>
        <draw:custom-shape draw:style-name="gr7" draw:text-style-name="P16" draw:layer="layout" svg:width="1.887cm" svg:height="1.887cm" svg:x="23.746cm" svg:y="11.636cm">
          <text:p text:style-name="P14"><text:span text:style-name="T33">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887cm" svg:height="1.887cm" svg:x="19.676cm" svg:y="11.637cm">
          <text:p text:style-name="P14"><text:span text:style-name="T33">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887cm" svg:height="1.887cm" svg:x="16.353cm" svg:y="8.979cm">
          <text:p text:style-name="P14"><text:span text:style-name="T33">STO</text:span><text:span text:style-name="T3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9" draw:layer="layout" svg:x1="21.59cm" svg:y1="12.657cm" svg:x2="23.746cm" svg:y2="12.657cm">
          <text:p/>
        </draw:line>
        <draw:frame draw:style-name="gr9" draw:text-style-name="P13" draw:layer="layout" svg:width="1.024cm" svg:height="0.645cm" svg:x="22.36cm" svg:y="12.664cm">
          <draw:text-box>
            <text:p><text:span text:style-name="T32">E</text:span><text:span text:style-name="T32">1</text:span></text:p>
          </draw:text-box>
        </draw:frame>
        <draw:line draw:style-name="gr18" draw:text-style-name="P9" draw:layer="layout" svg:x1="18.018cm" svg:y1="10.539cm" svg:x2="19.825cm" svg:y2="12.049cm">
          <text:p/>
        </draw:line>
        <draw:frame draw:style-name="gr10" draw:text-style-name="P13" draw:layer="layout" svg:width="1.051cm" svg:height="0.663cm" svg:x="18.294cm" svg:y="11.286cm">
          <draw:text-box>
            <text:p><text:span text:style-name="T32">E</text:span><text:span text:style-name="T32">2</text:span></text:p>
          </draw:text-box>
        </draw:frame>
        <draw:line draw:style-name="gr19" draw:text-style-name="P9" draw:layer="layout" svg:x1="18.24cm" svg:y1="10.037cm" svg:x2="23.945cm" svg:y2="11.915cm">
          <text:p/>
        </draw:line>
        <draw:frame draw:style-name="gr9" draw:text-style-name="P13" draw:layer="layout" svg:width="3.665cm" svg:height="0.645cm" svg:x="20.28cm" svg:y="10.19cm">
          <draw:text-box>
            <text:p><text:span text:style-name="T32">I</text:span><text:span text:style-name="T32">n</text:span><text:span text:style-name="T32">f</text:span><text:span text:style-name="T32">e</text:span><text:span text:style-name="T32">r</text:span><text:span text:style-name="T32">e</text:span><text:span text:style-name="T32">n</text:span><text:span text:style-name="T32">z</text:span><text:span text:style-name="T32"> </text:span><text:span text:style-name="T32">→</text:span><text:span text:style-name="T32"> </text:span><text:span text:style-name="T32">f</text:span><text:span text:style-name="T32">ü</text:span><text:span text:style-name="T32">h</text:span><text:span text:style-name="T32">r</text:span><text:span text:style-name="T32">t</text:span><text:span text:style-name="T32">Z</text:span><text:span text:style-name="T32">u</text:span></text:p>
          </draw:text-box>
        </draw:frame>
        <presentation:notes draw:style-name="dp1">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2" draw:text-style-name="P2" draw:layer="layout" svg:width="25.199cm" svg:height="10.667cm" svg:x="1.639cm" svg:y="4.098cm" presentation:class="outline" presentation:user-transformed="true">
          <draw:text-box>
            <text:list text:style-name="L2">
              <text:list-header>
                <text:p text:style-name="P19"><text:span text:style-name="T39">Axiom</text:span></text:p>
              </text:list-header>
              <text:list-item>
                <text:p text:style-name="P1"><text:span text:style-name="T25">:istTeilVon rdf:type owl:TransitiveProperty .</text:span></text:p>
                <text:p text:style-name="P1"><text:span text:style-name="T25"/></text:p>
              </text:list-item>
              <text:list-item>
                <text:p text:style-name="P1"><text:span text:style-name="T28">:Tür </text:span><text:span text:style-name="T25">:istTeilVon :Rahmen</text:span></text:p>
              </text:list-item>
              <text:list-item>
                <text:p text:style-name="P1"><text:span text:style-name="T28">:Rahmen </text:span><text:span text:style-name="T25">:istTeilVon :AutonomesAuto</text:span></text:p>
                <text:p text:style-name="P1"><text:span text:style-name="T25"/></text:p>
                <text:p text:style-name="P1"><text:span text:style-name="T39">Inferenz</text:span><text:span text:style-name="T28"> </text:span></text:p>
                <text:p text:style-name="P1"><text:span text:style-name="T28">→ </text:span><text:span text:style-name="T25">:Tür :istTeilVon :AutonomesAuto</text:span></text:p>
              </text:list-item>
            </text:list>
          </draw:text-box>
        </draw:frame>
        <draw:frame presentation:style-name="pr1" draw:layer="layout" svg:width="25.199cm" svg:height="2.629cm" svg:x="1.401cm" svg:y="0.629cm" presentation:class="title" presentation:user-transformed="true">
          <draw:text-box>
            <text:p>Beispiel – Transivität <text:s/></text:p>
          </draw:text-box>
        </draw:frame>
        <draw:custom-shape draw:style-name="gr7" draw:text-style-name="P16" draw:layer="layout" svg:width="1.887cm" svg:height="1.887cm" svg:x="17.551cm" svg:y="8.312cm">
          <text:p text:style-name="P14"><text:span text:style-name="T33">AUT</text:span><text:span text:style-name="T33">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887cm" svg:height="1.887cm" svg:x="19.643cm" svg:y="11.62cm">
          <text:p text:style-name="P14"><text:span text:style-name="T33">RA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887cm" svg:height="1.887cm" svg:x="23.643cm" svg:y="11.62cm">
          <text:p text:style-name="P14"><text:span text:style-name="T33">TÜ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9" draw:layer="layout" svg:x1="21.53cm" svg:y1="12.621cm" svg:x2="23.643cm" svg:y2="12.621cm">
          <text:p/>
        </draw:line>
        <draw:line draw:style-name="gr18" draw:text-style-name="P9" draw:layer="layout" svg:x1="18.864cm" svg:y1="10.199cm" svg:x2="20.002cm" svg:y2="11.801cm">
          <text:p/>
        </draw:line>
        <draw:frame draw:style-name="gr10" draw:text-style-name="P13" draw:layer="layout" svg:width="1.051cm" svg:height="0.663cm" svg:x="22.292cm" svg:y="12.644cm">
          <draw:text-box>
            <text:p><text:span text:style-name="T32">E</text:span><text:span text:style-name="T32">3</text:span></text:p>
          </draw:text-box>
        </draw:frame>
        <draw:frame draw:style-name="gr10" draw:text-style-name="P13" draw:layer="layout" svg:width="1.051cm" svg:height="0.663cm" svg:x="18.593cm" svg:y="11.045cm">
          <draw:text-box>
            <text:p><text:span text:style-name="T32">E</text:span><text:span text:style-name="T32">3</text:span></text:p>
          </draw:text-box>
        </draw:frame>
        <draw:line draw:style-name="gr19" draw:text-style-name="P9" draw:layer="layout" svg:x1="19.438cm" svg:y1="9.684cm" svg:x2="23.643cm" svg:y2="12.171cm">
          <text:p/>
        </draw:line>
        <draw:frame draw:style-name="gr20" draw:text-style-name="P13" draw:layer="layout" svg:width="4.668cm" svg:height="0.684cm" svg:x="21.128cm" svg:y="10.191cm">
          <draw:text-box>
            <text:p><text:span text:style-name="T32">I</text:span><text:span text:style-name="T32">n</text:span><text:span text:style-name="T32">f</text:span><text:span text:style-name="T32">e</text:span><text:span text:style-name="T32">r</text:span><text:span text:style-name="T32">e</text:span><text:span text:style-name="T32">n</text:span><text:span text:style-name="T32">z</text:span><text:span text:style-name="T32"> </text:span><text:span text:style-name="T32">→</text:span><text:span text:style-name="T32"> </text:span><text:span text:style-name="T32">i</text:span><text:span text:style-name="T32">s</text:span><text:span text:style-name="T32">t</text:span><text:span text:style-name="T32">T</text:span><text:span text:style-name="T32">e</text:span><text:span text:style-name="T32">i</text:span><text:span text:style-name="T32">l</text:span><text:span text:style-name="T32">V</text:span><text:span text:style-name="T32">o</text:span><text:span text:style-name="T32">n</text:span><text:span text:style-name="T32"> </text:span><text:span text:style-name="T32">(</text:span><text:span text:style-name="T32">E</text:span><text:span text:style-name="T32">3</text:span><text:span text:style-name="T32">)</text:span></text:p>
          </draw:text-box>
        </draw:frame>
        <presentation:notes draw:style-name="dp1">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2.629cm" svg:x="1.4cm" svg:y="0.628cm" presentation:class="title" presentation:user-transformed="true">
          <draw:text-box>
            <text:p>KG – Abfragen (Querying)</text:p>
          </draw:text-box>
        </draw:frame>
        <draw:frame presentation:style-name="pr2" draw:text-style-name="P2" draw:layer="layout" svg:width="25.199cm" svg:height="10.667cm" svg:x="1.4cm" svg:y="3.859cm" presentation:class="outline" presentation:user-transformed="true">
          <draw:text-box>
            <text:list text:style-name="L2">
              <text:list-header>
                <text:p text:style-name="P1"><text:span text:style-name="T1">Während die Inferenz dazu dient, neues Wissen in einer KG zu schaffen, wird die </text:span><text:span text:style-name="T2">Abfrage</text:span><text:span text:style-name="T1"> dazu verwendet, </text:span><text:span text:style-name="T35">nützliche Fakten aus dem Graphen zu extrahieren</text:span><text:span text:style-name="T1">. Abfragen beantworten Fragen wie:</text:span></text:p>
                <text:p text:style-name="P1"><text:span text:style-name="T1"/></text:p>
              </text:list-header>
              <text:list-item>
                <text:p text:style-name="P1"><text:span text:style-name="T1">Wie viele der Komponenten des autonomen Fahrzeugsteuerungssystems sind Sensoren?</text:span></text:p>
              </text:list-item>
              <text:list-item>
                <text:p text:style-name="P1"><text:span text:style-name="T1">Führt der Fußgängersensor in einem autonomen Auto dazu, dass das Auto anhält?</text:span></text:p>
                <text:p text:style-name="P1"><text:span text:style-name="T1"/></text:p>
                <text:p text:style-name="P1"><text:span text:style-name="T1">Obwohl es Methoden für die Abfrage in KGs gibt (SPARQL, Cypher usw.), werden wir uns mit der eigentlichen Theorie der Suche in einem Graphen befassen. <text:s/></text:span></text:p>
              </text:list-item>
            </text:list>
          </draw:text-box>
        </draw:frame>
        <presentation:notes draw:style-name="dp1">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2.629cm" svg:x="1.4cm" svg:y="0.628cm" presentation:class="title" presentation:user-transformed="true">
          <draw:text-box>
            <text:p>Abfrage als Suchproblem</text:p>
          </draw:text-box>
        </draw:frame>
        <draw:frame presentation:style-name="pr2" draw:text-style-name="P2" draw:layer="layout" svg:width="25.199cm" svg:height="10.667cm" svg:x="1.4cm" svg:y="3.859cm" presentation:class="outline" presentation:user-transformed="true">
          <draw:text-box>
            <text:list text:style-name="L2">
              <text:list-header>
                <text:p text:style-name="P1"><text:span text:style-name="T1">Bei Graphen gibt es zwei wichtige Suchalgorithmen: die Breitensuche (breadth-first-search, BFS) und die Tiefensuche (depth-first-search, DFS). </text:span></text:p>
                <text:p text:style-name="P1"><text:span text:style-name="T1"/></text:p>
              </text:list-header>
              <text:list-item>
                <text:p text:style-name="P1"><text:span text:style-name="T2">BFS</text:span><text:span text:style-name="T1"> erkundet einen Graphen Ebene für Ebene - ausgehend von einem Root-Node werden zuerst alle Nachbarn besucht, dann deren Nachbarn und so weiter. Hierfür verwendet BFS eine </text:span><text:span text:style-name="T2">Queue</text:span><text:span text:style-name="T1"> (FIFO).</text:span></text:p>
              </text:list-item>
              <text:list-item>
                <text:p text:style-name="P1"><text:span text:style-name="T2">DFS</text:span><text:span text:style-name="T1"> erkundet einen Graphen, indem es so tief wie möglich in einen Pfad eindringt, bevor es wieder zurückgeht. Um die Nodes entlang des Pfades zu verfolgen, wird ein </text:span><text:span text:style-name="T2">Stack </text:span><text:span text:style-name="T3">(LIFO)</text:span><text:span text:style-name="T1"> verwendet.</text:span></text:p>
              </text:list-item>
              <text:list-item>
                <text:p text:style-name="P1"><text:span text:style-name="T1">Normalerweise erforscht BFS/DFS auf einem gerichteten Graphen von einem Node zu seinen Nachfolgern („ausgehende Edges“). Es ist jedoch auch eine </text:span><text:span text:style-name="T35">rückwärts gerichtete Durchquerung des Graphen möglich</text:span><text:span text:style-name="T1"> - dies ist bei der Auflösung von Abhängigkeitsbeziehungen nützlich.</text:span></text:p>
              </text:list-item>
            </text:list>
          </draw:text-box>
        </draw:frame>
        <presentation:notes draw:style-name="dp1">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2.629cm" svg:x="1.4cm" svg:y="0.628cm" presentation:class="title" presentation:user-transformed="true">
          <draw:text-box>
            <text:p>BFS/DFS Query Ansatz</text:p>
          </draw:text-box>
        </draw:frame>
        <draw:frame presentation:style-name="pr2" draw:text-style-name="P2" draw:layer="layout" svg:width="25.199cm" svg:height="3.747cm" svg:x="1.4cm" svg:y="3.159cm" presentation:class="outline" presentation:user-transformed="true">
          <draw:text-box>
            <text:list text:style-name="L2">
              <text:list-header>
                <text:p text:style-name="P20"><text:span text:style-name="T1"/></text:p>
              </text:list-header>
              <text:list-item>
                <text:p text:style-name="P20"><text:span text:style-name="T1">Bestimmen Sie einen Root Node</text:span></text:p>
              </text:list-item>
              <text:list-item>
                <text:p text:style-name="P20"><text:span text:style-name="T1">Definieren Sie die Suchparameter</text:span></text:p>
              </text:list-item>
              <text:list-item>
                <text:p text:style-name="P20"><text:span text:style-name="T1">Definieren Sie Stopp-Bedingungen</text:span></text:p>
                <text:p text:style-name="P1"><text:span text:style-name="T1"/></text:p>
              </text:list-item>
            </text:list>
          </draw:text-box>
        </draw:frame>
        <presentation:notes draw:style-name="dp1">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2.629cm" svg:x="1.4cm" svg:y="0.628cm" presentation:class="title" presentation:user-transformed="true">
          <draw:text-box>
            <text:p>Beispiel – BFS</text:p>
          </draw:text-box>
        </draw:frame>
        <draw:frame presentation:style-name="pr2" draw:text-style-name="P2" draw:layer="layout" svg:width="25.199cm" svg:height="3.747cm" svg:x="1.4cm" svg:y="3.159cm" presentation:class="outline" presentation:user-transformed="true">
          <draw:text-box>
            <text:list text:style-name="L2">
              <text:list-header>
                <text:p text:style-name="P20"><text:span text:style-name="T1"/></text:p>
              </text:list-header>
              <text:list-item>
                <text:p text:style-name="P20"><text:span text:style-name="T1">Root Node: A</text:span></text:p>
              </text:list-item>
              <text:list-item>
                <text:p text:style-name="P20"><text:span text:style-name="T1">Suchparameter: Anzahl der Nachbarn</text:span></text:p>
              </text:list-item>
              <text:list-item>
                <text:p text:style-name="P20"><text:span text:style-name="T1">Stopp-Bedingungen: Keine weiteren Nachbarn</text:span></text:p>
                <text:p text:style-name="P1"><text:span text:style-name="T1"/></text:p>
              </text:list-item>
            </text:list>
          </draw:text-box>
        </draw:frame>
        <draw:custom-shape draw:style-name="gr21" draw:text-style-name="P21" draw:layer="layout" svg:width="1.614cm" svg:height="1.614cm" svg:x="18.831cm" svg:y="5.251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16.811cm" svg:y="7.643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19.987cm" svg:y="8.59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17.025cm" svg:y="11.005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19.148cm" svg:y1="6.706cm" svg:x2="18.195cm" svg:y2="7.87cm">
          <text:p/>
        </draw:line>
        <draw:line draw:style-name="gr22" draw:text-style-name="P9" draw:layer="layout" svg:x1="19.915cm" svg:y1="6.865cm" svg:x2="20.497cm" svg:y2="8.596cm">
          <text:p/>
        </draw:line>
        <draw:line draw:style-name="gr22" draw:text-style-name="P9" draw:layer="layout" svg:x1="17.68cm" svg:y1="9.257cm" svg:x2="17.759cm" svg:y2="11.005cm">
          <text:p/>
        </draw:line>
        <presentation:notes draw:style-name="dp1">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2.629cm" svg:x="1.4cm" svg:y="0.628cm" presentation:class="title" presentation:user-transformed="true">
          <draw:text-box>
            <text:p>BFS – Schritt 1</text:p>
          </draw:text-box>
        </draw:frame>
        <draw:custom-shape draw:style-name="gr23" draw:text-style-name="P11"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1"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25" draw:text-style-name="P22" draw:layer="layout" svg:width="1.455cm" svg:height="1.433cm" svg:x="15.345cm" svg:y="9.694cm">
          <text:p text:style-name="P11">A</text:p>
          <draw:enhanced-geometry svg:viewBox="0 0 21600 21600" draw:type="rectangle" draw:enhanced-path="M 0 0 L 21600 0 21600 21600 0 21600 0 0 Z N"/>
        </draw:custom-shape>
        <draw:custom-shape draw:style-name="gr26" draw:text-style-name="P21"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1.112cm" svg:y1="10.375cm" svg:x2="12.148cm" svg:y2="10.375cm">
          <text:p/>
        </draw:line>
        <draw:frame presentation:style-name="pr2" draw:text-style-name="P2" draw:layer="layout" svg:width="25.199cm" svg:height="2.314cm" svg:x="1.401cm" svg:y="3.86cm" presentation:class="outline" presentation:user-transformed="true">
          <draw:text-box>
            <text:list text:style-name="L2">
              <text:list-header>
                <text:p text:style-name="P1"><text:span text:style-name="T1">Der Root-Node A wird in die FIFO-Queue gestellt und blau markiert, während die Suchergebnisse ermittelt werden.</text:span></text:p>
                <text:p text:style-name="P1"><text:span text:style-name="T1"/></text:p>
              </text:list-header>
            </text:list>
          </draw:text-box>
        </draw:frame>
        <presentation:notes draw:style-name="dp1">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2.629cm" svg:x="1.4cm" svg:y="0.628cm" presentation:class="title" presentation:user-transformed="true">
          <draw:text-box>
            <text:p>BFS – Schritt 2</text:p>
          </draw:text-box>
        </draw:frame>
        <draw:custom-shape draw:style-name="gr30" draw:text-style-name="P24"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31" draw:text-style-name="P21" draw:layer="layout" svg:width="1.455cm" svg:height="1.433cm" svg:x="15.345cm" svg:y="9.694cm">
          <text:p text:style-name="P11"/>
          <draw:enhanced-geometry svg:viewBox="0 0 21600 21600" draw:type="rectangle" draw:enhanced-path="M 0 0 L 21600 0 21600 21600 0 21600 0 0 Z N"/>
        </draw:custom-shape>
        <draw:custom-shape draw:style-name="gr27" draw:text-style-name="P21"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7.512cm" svg:y1="10.375cm" svg:x2="18.548cm" svg:y2="10.375cm">
          <text:p/>
        </draw:line>
        <draw:frame presentation:style-name="pr2" draw:text-style-name="P2" draw:layer="layout" svg:width="25.199cm" svg:height="2.314cm" svg:x="1.401cm" svg:y="3.86cm" presentation:class="outline" presentation:user-transformed="true">
          <draw:text-box>
            <text:list text:style-name="L2">
              <text:list-header>
                <text:p text:style-name="P1"><text:span text:style-name="T1">A wird aus der Queue entnommen, seine Suchergebnisse in eine Liste.</text:span></text:p>
                <text:p text:style-name="P1"><text:span text:style-name="T1"/></text:p>
              </text:list-header>
            </text:list>
          </draw:text-box>
        </draw:frame>
        <draw:frame draw:style-name="gr32" draw:text-style-name="P26" draw:layer="layout" svg:width="5.622cm" svg:height="4.434cm" svg:x="19.711cm" svg:y="8.2cm">
          <draw:text-box>
            <text:list text:style-name="L1">
              <text:list-item>
                <text:p text:style-name="P25"><text:span text:style-name="T40">A</text:span> hat 2 Nachbarn</text:p>
              </text:list-item>
            </text:list>
          </draw:text-box>
        </draw:frame>
        <presentation:notes draw:style-name="dp1">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2" draw:text-style-name="P2" draw:layer="layout" svg:width="25.199cm" svg:height="2.314cm" svg:x="1.401cm" svg:y="3.86cm" presentation:class="outline" presentation:user-transformed="true">
          <draw:text-box>
            <text:list text:style-name="L2">
              <text:list-header>
                <text:p text:style-name="P1"><text:span text:style-name="T1">Die Nachbarn von Node A <text:s/>(B und C) werden in die Queue aufgenommen.</text:span></text:p>
                <text:p text:style-name="P1"><text:span text:style-name="T1"/></text:p>
              </text:list-header>
            </text:list>
          </draw:text-box>
        </draw:frame>
        <draw:frame presentation:style-name="pr1" draw:layer="layout" svg:width="25.199cm" svg:height="2.629cm" svg:x="1.4cm" svg:y="0.628cm" presentation:class="title" presentation:user-transformed="true">
          <draw:text-box>
            <text:p>BFS – Schritt 3</text:p>
          </draw:text-box>
        </draw:frame>
        <draw:custom-shape draw:style-name="gr30" draw:text-style-name="P24"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34" draw:text-style-name="P22" draw:layer="layout" svg:width="1.455cm" svg:height="1.433cm" svg:x="15.345cm" svg:y="9.694cm">
          <text:p text:style-name="P11">B</text:p>
          <draw:enhanced-geometry svg:viewBox="0 0 21600 21600" draw:type="rectangle" draw:enhanced-path="M 0 0 L 21600 0 21600 21600 0 21600 0 0 Z N"/>
        </draw:custom-shape>
        <draw:custom-shape draw:style-name="gr34" draw:text-style-name="P22" draw:layer="layout" svg:width="1.455cm" svg:height="1.433cm" svg:x="13.945cm" svg:y="9.694cm">
          <text:p text:style-name="P11">C</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1.112cm" svg:y1="10.375cm" svg:x2="12.148cm" svg:y2="10.375cm">
          <text:p/>
        </draw:line>
        <draw:frame draw:style-name="gr35" draw:text-style-name="P26" draw:layer="layout" svg:width="5.622cm" svg:height="4.434cm" svg:x="19.711cm" svg:y="8.2cm">
          <draw:text-box>
            <text:list text:style-name="L1">
              <text:list-item>
                <text:p text:style-name="P25"><text:span text:style-name="T40">A</text:span> hat 2 Nachbarn</text:p>
              </text:list-item>
            </text:list>
          </draw:text-box>
        </draw:frame>
        <presentation:notes draw:style-name="dp1">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2.629cm" svg:x="1.4cm" svg:y="0.628cm" presentation:class="title" presentation:user-transformed="true">
          <draw:text-box>
            <text:p>BFS – Schritt 4</text:p>
          </draw:text-box>
        </draw:frame>
        <draw:custom-shape draw:style-name="gr30" draw:text-style-name="P24"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1"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34" draw:text-style-name="P22" draw:layer="layout" svg:width="1.455cm" svg:height="1.433cm" svg:x="15.345cm" svg:y="9.694cm">
          <text:p text:style-name="P11">C</text:p>
          <draw:enhanced-geometry svg:viewBox="0 0 21600 21600" draw:type="rectangle" draw:enhanced-path="M 0 0 L 21600 0 21600 21600 0 21600 0 0 Z N"/>
        </draw:custom-shape>
        <draw:custom-shape draw:style-name="gr27" draw:text-style-name="P21"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7.512cm" svg:y1="10.375cm" svg:x2="18.548cm" svg:y2="10.375cm">
          <text:p/>
        </draw:line>
        <draw:frame presentation:style-name="pr2" draw:text-style-name="P2" draw:layer="layout" svg:width="25.199cm" svg:height="2.314cm" svg:x="1.401cm" svg:y="3.86cm" presentation:class="outline" presentation:user-transformed="true">
          <draw:text-box>
            <text:list text:style-name="L2">
              <text:list-header>
                <text:p text:style-name="P1"><text:span text:style-name="T1">B wird aus der Queue entnommen, seine Suchergebnisse in eine Liste.</text:span></text:p>
                <text:p text:style-name="P1"><text:span text:style-name="T1"/></text:p>
              </text:list-header>
            </text:list>
          </draw:text-box>
        </draw:frame>
        <draw:frame draw:style-name="gr36" draw:text-style-name="P26" draw:layer="layout" svg:width="5.622cm" svg:height="4.434cm" svg:x="19.711cm" svg:y="8.2cm">
          <draw:text-box>
            <text:list text:style-name="L1">
              <text:list-item>
                <text:p text:style-name="P25"><text:span text:style-name="T40">A</text:span> hat 2 Nachbarn</text:p>
              </text:list-item>
              <text:list-item>
                <text:p text:style-name="P27"><text:span text:style-name="T41">B</text:span><text:span text:style-name="T41"> </text:span><text:span text:style-name="T42">h</text:span><text:span text:style-name="T42">a</text:span><text:span text:style-name="T42">t</text:span><text:span text:style-name="T42"> </text:span><text:span text:style-name="T42">1</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p>
              </text:list-item>
            </text:list>
          </draw:text-box>
        </draw:frame>
        <presentation:notes draw:style-name="dp1">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2.629cm" svg:x="1.4cm" svg:y="0.628cm" presentation:class="title" presentation:user-transformed="true">
          <draw:text-box>
            <text:p>BFS – Schritt 5</text:p>
          </draw:text-box>
        </draw:frame>
        <draw:custom-shape draw:style-name="gr30" draw:text-style-name="P24"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34" draw:text-style-name="P22" draw:layer="layout" svg:width="1.455cm" svg:height="1.433cm" svg:x="15.345cm" svg:y="9.694cm">
          <text:p text:style-name="P11">C</text:p>
          <draw:enhanced-geometry svg:viewBox="0 0 21600 21600" draw:type="rectangle" draw:enhanced-path="M 0 0 L 21600 0 21600 21600 0 21600 0 0 Z N"/>
        </draw:custom-shape>
        <draw:custom-shape draw:style-name="gr34" draw:text-style-name="P22" draw:layer="layout" svg:width="1.455cm" svg:height="1.433cm" svg:x="13.945cm" svg:y="9.694cm">
          <text:p text:style-name="P11">D</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0.812cm" svg:y1="10.375cm" svg:x2="11.848cm" svg:y2="10.375cm">
          <text:p/>
        </draw:line>
        <draw:frame presentation:style-name="pr2" draw:text-style-name="P2" draw:layer="layout" svg:width="25.199cm" svg:height="2.314cm" svg:x="1.401cm" svg:y="3.86cm" presentation:class="outline" presentation:user-transformed="true">
          <draw:text-box>
            <text:list text:style-name="L2">
              <text:list-header>
                <text:p text:style-name="P1"><text:span text:style-name="T1">Die Nachbarn von Node B werden in die Queue aufgenommen.</text:span></text:p>
                <text:p text:style-name="P1"><text:span text:style-name="T1"/></text:p>
              </text:list-header>
            </text:list>
          </draw:text-box>
        </draw:frame>
        <draw:frame draw:style-name="gr37" draw:text-style-name="P26" draw:layer="layout" svg:width="5.622cm" svg:height="4.434cm" svg:x="19.711cm" svg:y="8.2cm">
          <draw:text-box>
            <text:list text:style-name="L1">
              <text:list-item>
                <text:p text:style-name="P25"><text:span text:style-name="T40">A</text:span> hat 2 Nachbarn</text:p>
              </text:list-item>
              <text:list-item>
                <text:p text:style-name="P27"><text:span text:style-name="T41">B</text:span><text:span text:style-name="T41"> </text:span><text:span text:style-name="T42">h</text:span><text:span text:style-name="T42">a</text:span><text:span text:style-name="T42">t</text:span><text:span text:style-name="T42"> </text:span><text:span text:style-name="T42">1</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p>
              </text:list-item>
            </text:list>
          </draw:text-box>
        </draw:frame>
        <presentation:notes draw:style-name="dp1">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2.629cm" svg:x="1.4cm" svg:y="0.628cm" presentation:class="title" presentation:user-transformed="true">
          <draw:text-box>
            <text:p>BFS – Schritt 6</text:p>
          </draw:text-box>
        </draw:frame>
        <draw:custom-shape draw:style-name="gr30" draw:text-style-name="P24"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2"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34" draw:text-style-name="P22" draw:layer="layout" svg:width="1.455cm" svg:height="1.433cm" svg:x="15.345cm" svg:y="9.694cm">
          <text:p text:style-name="P11">D</text:p>
          <draw:enhanced-geometry svg:viewBox="0 0 21600 21600" draw:type="rectangle" draw:enhanced-path="M 0 0 L 21600 0 21600 21600 0 21600 0 0 Z N"/>
        </draw:custom-shape>
        <draw:custom-shape draw:style-name="gr31" draw:text-style-name="P21" draw:layer="layout" svg:width="1.455cm" svg:height="1.433cm" svg:x="13.945cm" svg:y="9.694cm">
          <text:p text:style-name="P11"/>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7.512cm" svg:y1="10.375cm" svg:x2="18.548cm" svg:y2="10.375cm">
          <text:p/>
        </draw:line>
        <draw:frame presentation:style-name="pr2" draw:text-style-name="P2" draw:layer="layout" svg:width="25.199cm" svg:height="2.314cm" svg:x="1.401cm" svg:y="3.86cm" presentation:class="outline" presentation:user-transformed="true">
          <draw:text-box>
            <text:list text:style-name="L2">
              <text:list-header>
                <text:p text:style-name="P1"><text:span text:style-name="T1">C wird aus der Queue entnommen, seine Suchergebnisse in eine Liste.</text:span></text:p>
                <text:p text:style-name="P1"><text:span text:style-name="T1"/></text:p>
              </text:list-header>
            </text:list>
          </draw:text-box>
        </draw:frame>
        <draw:frame draw:style-name="gr38" draw:text-style-name="P26" draw:layer="layout" svg:width="5.622cm" svg:height="4.434cm" svg:x="19.711cm" svg:y="8.2cm">
          <draw:text-box>
            <text:list text:style-name="L1">
              <text:list-item>
                <text:p text:style-name="P25"><text:span text:style-name="T40">A</text:span> hat 2 Nachbarn</text:p>
              </text:list-item>
              <text:list-item>
                <text:p text:style-name="P27"><text:span text:style-name="T41">B</text:span><text:span text:style-name="T41"> </text:span><text:span text:style-name="T42">h</text:span><text:span text:style-name="T42">a</text:span><text:span text:style-name="T42">t</text:span><text:span text:style-name="T42"> </text:span><text:span text:style-name="T42">1</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span text:style-name="T42">n</text:span></text:p>
              </text:list-item>
              <text:list-item>
                <text:p text:style-name="P27"><text:span text:style-name="T41">C</text:span><text:span text:style-name="T42"> </text:span><text:span text:style-name="T42">h</text:span><text:span text:style-name="T42">a</text:span><text:span text:style-name="T42">t</text:span><text:span text:style-name="T42"> </text:span><text:span text:style-name="T42">0</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span text:style-name="T42">n</text:span></text:p>
              </text:list-item>
            </text:list>
          </draw:text-box>
        </draw:frame>
        <presentation:notes draw:style-name="dp1">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2.629cm" svg:x="1.4cm" svg:y="0.628cm" presentation:class="title" presentation:user-transformed="true">
          <draw:text-box>
            <text:p>BFS – Schritt 6</text:p>
          </draw:text-box>
        </draw:frame>
        <draw:custom-shape draw:style-name="gr30" draw:text-style-name="P24" draw:layer="layout" svg:width="1.614cm" svg:height="1.614cm" svg:x="5.821cm" svg:y="6.815cm">
          <text:p text:style-name="P1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3.801cm" svg:y="9.207cm">
          <text:p text:style-name="P1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6.977cm" svg:y="10.16cm">
          <text:p text:style-name="P1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1.614cm" svg:height="1.614cm" svg:x="4.015cm" svg:y="12.569cm">
          <text:p text:style-name="P11">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9" draw:layer="layout" svg:x1="6.138cm" svg:y1="8.27cm" svg:x2="5.185cm" svg:y2="9.434cm">
          <text:p/>
        </draw:line>
        <draw:line draw:style-name="gr22" draw:text-style-name="P9" draw:layer="layout" svg:x1="6.905cm" svg:y1="8.429cm" svg:x2="7.487cm" svg:y2="10.16cm">
          <text:p/>
        </draw:line>
        <draw:line draw:style-name="gr22" draw:text-style-name="P9" draw:layer="layout" svg:x1="4.67cm" svg:y1="10.821cm" svg:x2="4.749cm" svg:y2="12.569cm">
          <text:p/>
        </draw:line>
        <draw:custom-shape draw:style-name="gr31" draw:text-style-name="P21" draw:layer="layout" svg:width="1.455cm" svg:height="1.433cm" svg:x="15.345cm" svg:y="9.694cm">
          <text:p text:style-name="P11"/>
          <draw:enhanced-geometry svg:viewBox="0 0 21600 21600" draw:type="rectangle" draw:enhanced-path="M 0 0 L 21600 0 21600 21600 0 21600 0 0 Z N"/>
        </draw:custom-shape>
        <draw:custom-shape draw:style-name="gr31" draw:text-style-name="P21"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line draw:style-name="gr29" draw:text-style-name="P9" draw:layer="layout" svg:x1="17.512cm" svg:y1="10.375cm" svg:x2="18.548cm" svg:y2="10.375cm">
          <text:p/>
        </draw:line>
        <draw:frame presentation:style-name="pr2" draw:text-style-name="P2" draw:layer="layout" svg:width="25.199cm" svg:height="2.314cm" svg:x="1.401cm" svg:y="3.86cm" presentation:class="outline" presentation:user-transformed="true">
          <draw:text-box>
            <text:list text:style-name="L2">
              <text:list-header>
                <text:p text:style-name="P1"><text:span text:style-name="T1">D wird aus der Queue entnommen, seine Suchergebnisse in eine Liste. Da die Stopp-Bedingung erfüllt ist, beenden wir die Suche.</text:span></text:p>
                <text:p text:style-name="P1"><text:span text:style-name="T1"/></text:p>
              </text:list-header>
            </text:list>
          </draw:text-box>
        </draw:frame>
        <draw:frame draw:style-name="gr39" draw:text-style-name="P26" draw:layer="layout" svg:width="5.622cm" svg:height="2.736cm" svg:x="19.711cm" svg:y="8.2cm">
          <draw:text-box>
            <text:list text:style-name="L1">
              <text:list-item>
                <text:p text:style-name="P25"><text:span text:style-name="T40">A</text:span> hat 2 Nachbarn</text:p>
              </text:list-item>
              <text:list-item>
                <text:p text:style-name="P27"><text:span text:style-name="T41">B</text:span><text:span text:style-name="T41"> </text:span><text:span text:style-name="T42">h</text:span><text:span text:style-name="T42">a</text:span><text:span text:style-name="T42">t</text:span><text:span text:style-name="T42"> </text:span><text:span text:style-name="T42">1</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span text:style-name="T42">n</text:span></text:p>
              </text:list-item>
              <text:list-item>
                <text:p text:style-name="P27"><text:span text:style-name="T41">C</text:span><text:span text:style-name="T42"> </text:span><text:span text:style-name="T42">h</text:span><text:span text:style-name="T42">a</text:span><text:span text:style-name="T42">t</text:span><text:span text:style-name="T42"> </text:span><text:span text:style-name="T42">0</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span text:style-name="T42">n</text:span></text:p>
              </text:list-item>
              <text:list-item>
                <text:p text:style-name="P27"><text:span text:style-name="T41">D</text:span><text:span text:style-name="T42"> </text:span><text:span text:style-name="T42">h</text:span><text:span text:style-name="T42">a</text:span><text:span text:style-name="T42">t</text:span><text:span text:style-name="T42"> </text:span><text:span text:style-name="T42">0</text:span><text:span text:style-name="T42"> </text:span><text:span text:style-name="T42">N</text:span><text:span text:style-name="T42">a</text:span><text:span text:style-name="T42">c</text:span><text:span text:style-name="T42">h</text:span><text:span text:style-name="T42">b</text:span><text:span text:style-name="T42">a</text:span><text:span text:style-name="T42">r</text:span><text:span text:style-name="T42">n</text:span></text:p>
              </text:list-item>
            </text:list>
          </draw:text-box>
        </draw:frame>
        <presentation:notes draw:style-name="dp1">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2.629cm" svg:x="1.4cm" svg:y="0.628cm" presentation:class="title" presentation:user-transformed="true">
          <draw:text-box>
            <text:p>Beispiel – BFS Abfrage</text:p>
          </draw:text-box>
        </draw:frame>
        <draw:frame presentation:style-name="pr2" draw:text-style-name="P2" draw:layer="layout" svg:width="25.199cm" svg:height="11.026cm" svg:x="1.401cm" svg:y="3.46cm" presentation:class="outline" presentation:user-transformed="true">
          <draw:text-box>
            <text:list text:style-name="L2">
              <text:list-item>
                <text:p text:style-name="P1"><text:span text:style-name="T19">Zur Beantwortung der Frage: „Wie viele der Komponenten des autonomen Fahrzeugsteuerungssystems sind Sensoren?“, führen wir ein </text:span><text:span text:style-name="T18">BFS mit Rückwärts-Traversal</text:span><text:span text:style-name="T19"> durch. <text:s text:c="2"/></text:span></text:p>
              </text:list-item>
              <text:list-item>
                <text:p text:style-name="P1"><text:span text:style-name="T19">Root Node: </text:span><text:span text:style-name="T18">SYSK</text:span><text:span text:style-name="T19"> (</text:span><text:span text:style-name="T1">Klasse SystemKomponent)</text:span></text:p>
              </text:list-item>
              <text:list-item>
                <text:p text:style-name="P1"><text:span text:style-name="T1">Suchparameter: </text:span></text:p>
                <text:p text:style-name="P1"><text:span text:style-name="T1">- Anzahl Nachbarn</text:span></text:p>
                <text:p text:style-name="P20"><text:span text:style-name="T1">- Wenn Node keine Sensorklasse ist, übergehen</text:span></text:p>
                <text:p text:style-name="P20"><text:span text:style-name="T1">- Wenn der Node eine Sensorklasse ist, seine Instanzen zählen</text:span></text:p>
              </text:list-item>
              <text:list-item>
                <text:p text:style-name="P20"><text:span text:style-name="T1">Stopp-Bedingungen: </text:span></text:p>
                <text:p text:style-name="P20"><text:span text:style-name="T1">- Alle Instanzen von Sensorklassen wurden gezählt</text:span></text:p>
              </text:list-item>
            </text:list>
          </draw:text-box>
        </draw:frame>
        <presentation:notes draw:style-name="dp1">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2.629cm" svg:x="1.4cm" svg:y="0.628cm" presentation:class="title" presentation:user-transformed="true">
          <draw:text-box>
            <text:p>BFS Abfrage – Schritt 1</text:p>
          </draw:text-box>
        </draw:frame>
        <draw:custom-shape draw:style-name="gr40" draw:text-style-name="P29" draw:layer="layout" svg:width="1.455cm" svg:height="1.433cm" svg:x="15.345cm" svg:y="9.694cm">
          <text:p text:style-name="P28"><text:span text:style-name="T43">SYSK</text:span></text:p>
          <draw:enhanced-geometry svg:viewBox="0 0 21600 21600" draw:type="rectangle" draw:enhanced-path="M 0 0 L 21600 0 21600 21600 0 21600 0 0 Z N"/>
        </draw:custom-shape>
        <draw:custom-shape draw:style-name="gr31" draw:text-style-name="P21"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frame presentation:style-name="pr2" draw:text-style-name="P2" draw:layer="layout" svg:width="25.199cm" svg:height="2.314cm" svg:x="1.401cm" svg:y="3.46cm" presentation:class="outline" presentation:user-transformed="true">
          <draw:text-box>
            <text:list text:style-name="L2">
              <text:list-header>
                <text:p text:style-name="P1"><text:span text:style-name="T1">Der Root-Node </text:span><text:span text:style-name="T2">SYSK</text:span><text:span text:style-name="T1"> wird in die FIFO-Queue gestellt und blau markiert, während die Suchergebnisse ermittelt werden. </text:span></text:p>
              </text:list-header>
            </text:list>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42" draw:text-style-name="P34"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5"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46" draw:text-style-name="P34"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0.799cm" svg:y1="10.375cm" svg:x2="11.835cm" svg:y2="10.375cm">
          <text:p/>
        </draw:line>
        <presentation:notes draw:style-name="dp1">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2.629cm" svg:x="1.4cm" svg:y="0.628cm" presentation:class="title" presentation:user-transformed="true">
          <draw:text-box>
            <text:p>BFS Abfrage – Schritt 2</text:p>
          </draw:text-box>
        </draw:frame>
        <draw:custom-shape draw:style-name="gr50" draw:text-style-name="P36" draw:layer="layout" svg:width="1.455cm" svg:height="1.433cm" svg:x="15.345cm" svg:y="9.694cm">
          <text:p text:style-name="P28"><text:span text:style-name="T43"/></text:p>
          <draw:enhanced-geometry svg:viewBox="0 0 21600 21600" draw:type="rectangle" draw:enhanced-path="M 0 0 L 21600 0 21600 21600 0 21600 0 0 Z N"/>
        </draw:custom-shape>
        <draw:custom-shape draw:style-name="gr31" draw:text-style-name="P21"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frame presentation:style-name="pr2" draw:text-style-name="P2" draw:layer="layout" svg:width="25.199cm" svg:height="2.314cm" svg:x="1.401cm" svg:y="3.46cm" presentation:class="outline" presentation:user-transformed="true">
          <draw:text-box>
            <text:list text:style-name="L2">
              <text:list-header>
                <text:p text:style-name="P1"><text:span text:style-name="T2">SYSK</text:span><text:span text:style-name="T1"> wird aus der Queue entnommen, seine Suchergebnisse in eine Liste.</text:span></text:p>
              </text:list-header>
            </text:list>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42" draw:text-style-name="P34"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46" draw:text-style-name="P34"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7.546cm" svg:y1="10.375cm" svg:x2="18.582cm" svg:y2="10.375cm">
          <text:p/>
        </draw:line>
        <draw:frame draw:style-name="gr52" draw:text-style-name="P26" draw:layer="layout" svg:width="7.254cm" svg:height="4.434cm" svg:x="19.711cm" svg:y="8.2cm">
          <draw:text-box>
            <text:list text:style-name="L1">
              <text:list-item>
                <text:p text:style-name="P25"><text:span text:style-name="T40">S</text:span><text:span text:style-name="T40">Y</text:span><text:span text:style-name="T40">S</text:span><text:span text:style-name="T40">K</text:span> hat 2 Nachbarn</text:p>
              </text:list-item>
            </text:list>
          </draw:text-box>
        </draw:frame>
        <presentation:notes draw:style-name="dp1">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2.629cm" svg:x="1.4cm" svg:y="0.628cm" presentation:class="title" presentation:user-transformed="true">
          <draw:text-box>
            <text:p>BFS Abfrage – Schritt 3</text:p>
          </draw:text-box>
        </draw:frame>
        <draw:custom-shape draw:style-name="gr53" draw:text-style-name="P29" draw:layer="layout" svg:width="1.455cm" svg:height="1.433cm" svg:x="15.345cm" svg:y="9.694cm">
          <text:p text:style-name="P28"><text:span text:style-name="T43">AKTR</text:span></text:p>
          <draw:enhanced-geometry svg:viewBox="0 0 21600 21600" draw:type="rectangle" draw:enhanced-path="M 0 0 L 21600 0 21600 21600 0 21600 0 0 Z N"/>
        </draw:custom-shape>
        <draw:custom-shape draw:style-name="gr34" draw:text-style-name="P22" draw:layer="layout" svg:width="1.455cm" svg:height="1.433cm" svg:x="13.945cm" svg:y="9.694cm">
          <text:p text:style-name="P28"><text:span text:style-name="T43">SN</text:span><text:span text:style-name="T43">SR</text:span></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711cm" svg:y="7cm">
          <draw:text-box>
            <text:p>Suchergebnisse:</text:p>
          </draw:text-box>
        </draw:frame>
        <draw:frame presentation:style-name="pr2" draw:text-style-name="P2" draw:layer="layout" svg:width="25.199cm" svg:height="2.314cm" svg:x="1.401cm" svg:y="3.46cm" presentation:class="outline" presentation:user-transformed="true">
          <draw:text-box>
            <text:list text:style-name="L2">
              <text:list-header>
                <text:p text:style-name="P1"><text:span text:style-name="T17">Die Nachbarn von </text:span><text:span text:style-name="T18">SYSK</text:span><text:span text:style-name="T1"> werden in die Queue aufgenommen. </text:span></text:p>
              </text:list-header>
            </text:list>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46" draw:text-style-name="P34"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0.799cm" svg:y1="10.375cm" svg:x2="11.835cm" svg:y2="10.375cm">
          <text:p/>
        </draw:line>
        <draw:frame draw:style-name="gr56" draw:text-style-name="P26" draw:layer="layout" svg:width="7.254cm" svg:height="4.434cm" svg:x="19.711cm" svg:y="8.2cm">
          <draw:text-box>
            <text:list text:style-name="L1">
              <text:list-item>
                <text:p text:style-name="P25"><text:span text:style-name="T40">S</text:span><text:span text:style-name="T40">Y</text:span><text:span text:style-name="T40">S</text:span><text:span text:style-name="T40">K</text:span> hat 2 Nachbarn</text:p>
              </text:list-item>
            </text:list>
          </draw:text-box>
        </draw:frame>
        <presentation:notes draw:style-name="dp1">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2.629cm" svg:x="1.4cm" svg:y="0.628cm" presentation:class="title" presentation:user-transformed="true">
          <draw:text-box>
            <text:p>BFS Abfrage – Schritt 4</text:p>
          </draw:text-box>
        </draw:frame>
        <draw:custom-shape draw:style-name="gr57" draw:text-style-name="P29" draw:layer="layout" svg:width="1.455cm" svg:height="1.433cm" svg:x="15.345cm" svg:y="9.694cm">
          <text:p text:style-name="P28"><text:span text:style-name="T43">SNSR</text:span></text:p>
          <draw:enhanced-geometry svg:viewBox="0 0 21600 21600" draw:type="rectangle" draw:enhanced-path="M 0 0 L 21600 0 21600 21600 0 21600 0 0 Z N"/>
        </draw:custom-shape>
        <draw:custom-shape draw:style-name="gr58" draw:text-style-name="P39" draw:layer="layout" svg:width="1.455cm" svg:height="1.433cm" svg:x="13.945cm" svg:y="9.694cm">
          <text:p text:style-name="P38"><text:span text:style-name="T43"/></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511cm" svg:y="7cm">
          <draw:text-box>
            <text:p>Suchergebnisse:</text:p>
          </draw:text-box>
        </draw:frame>
        <draw:frame presentation:style-name="pr2" draw:text-style-name="P2" draw:layer="layout" svg:width="25.199cm" svg:height="2.314cm" svg:x="1.401cm" svg:y="3.46cm" presentation:class="outline" presentation:user-transformed="true">
          <draw:text-box>
            <text:list text:style-name="L2">
              <text:list-header>
                <text:p text:style-name="P1"><text:span text:style-name="T1"/></text:p>
              </text:list-header>
            </text:list>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7"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46" draw:text-style-name="P34"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frame draw:style-name="gr60" draw:text-style-name="P26" draw:layer="layout" svg:width="8.005cm" svg:height="4.434cm" svg:x="19.511cm" svg:y="8.2cm">
          <draw:text-box>
            <text:list text:style-name="L1">
              <text:list-header>
                <text:p text:style-name="P25"><text:span text:style-name="T40"/></text:p>
              </text:list-header>
              <text:list-item>
                <text:p text:style-name="P27"><text:span text:style-name="T41">A</text:span><text:span text:style-name="T41">K</text:span><text:span text:style-name="T41">T</text:span><text:span text:style-name="T41">R</text:span><text:span text:style-name="T42"> </text:span><text:span text:style-name="T42">i</text:span><text:span text:style-name="T42">s</text:span><text:span text:style-name="T42">t</text:span><text:span text:style-name="T42"> </text:span><text:span text:style-name="T42">k</text:span><text:span text:style-name="T42">e</text:span><text:span text:style-name="T42">i</text:span><text:span text:style-name="T42">n</text:span><text:span text:style-name="T42">e</text:span><text:span text:style-name="T42"> </text:span><text:span text:style-name="T42">S</text:span><text:span text:style-name="T42">e</text:span><text:span text:style-name="T42">n</text:span><text:span text:style-name="T42">s</text:span><text:span text:style-name="T42">o</text:span><text:span text:style-name="T42">r</text:span><text:span text:style-name="T42">-</text:span><text:span text:style-name="T42">K</text:span><text:span text:style-name="T42">l</text:span><text:span text:style-name="T42">a</text:span><text:span text:style-name="T42">s</text:span><text:span text:style-name="T42">s</text:span><text:span text:style-name="T42">e</text:span></text:p>
              </text:list-item>
            </text:list>
          </draw:text-box>
        </draw:frame>
        <draw:frame draw:style-name="gr61" draw:text-style-name="P26" draw:layer="layout" svg:width="7.254cm" svg:height="4.434cm" svg:x="19.511cm" svg:y="8.2cm">
          <draw:text-box>
            <text:list text:style-name="L1">
              <text:list-item>
                <text:p text:style-name="P25"><text:span text:style-name="T40">S</text:span><text:span text:style-name="T40">Y</text:span><text:span text:style-name="T40">S</text:span><text:span text:style-name="T40">K</text:span> hat 2 Nachbarn</text:p>
              </text:list-item>
            </text:list>
          </draw:text-box>
        </draw:frame>
        <draw:frame presentation:style-name="pr2" draw:text-style-name="P2" draw:layer="layout" svg:width="25.199cm" svg:height="2.314cm" svg:x="1.402cm" svg:y="3.86cm" presentation:class="outline" presentation:user-transformed="true">
          <draw:text-box>
            <text:list text:style-name="L2">
              <text:list-header>
                <text:p text:style-name="P1"><text:span text:style-name="T2">AKTR</text:span><text:span text:style-name="T1"> wird aus der Queue entnommen, seine Suchergebnisse in eine Liste.</text:span></text:p>
                <text:p text:style-name="P1"><text:span text:style-name="T1"/></text:p>
              </text:list-header>
            </text:list>
          </draw:text-box>
        </draw:frame>
        <draw:line draw:style-name="gr29" draw:text-style-name="P9" draw:layer="layout" svg:x1="17.486cm" svg:y1="10.375cm" svg:x2="18.522cm" svg:y2="10.375cm">
          <text:p/>
        </draw:line>
        <presentation:notes draw:style-name="dp1">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2.629cm" svg:x="1.4cm" svg:y="0.628cm" presentation:class="title" presentation:user-transformed="true">
          <draw:text-box>
            <text:p>BFS Abfrage – Schritt 5</text:p>
          </draw:text-box>
        </draw:frame>
        <draw:custom-shape draw:style-name="gr62" draw:text-style-name="P36" draw:layer="layout" svg:width="1.455cm" svg:height="1.433cm" svg:x="15.345cm" svg:y="9.694cm">
          <text:p text:style-name="P28"><text:span text:style-name="T43"/></text:p>
          <draw:enhanced-geometry svg:viewBox="0 0 21600 21600" draw:type="rectangle" draw:enhanced-path="M 0 0 L 21600 0 21600 21600 0 21600 0 0 Z N"/>
        </draw:custom-shape>
        <draw:custom-shape draw:style-name="gr63" draw:text-style-name="P39" draw:layer="layout" svg:width="1.455cm" svg:height="1.433cm" svg:x="13.945cm" svg:y="9.694cm">
          <text:p/>
          <draw:enhanced-geometry svg:viewBox="0 0 21600 21600" draw:type="rectangle" draw:enhanced-path="M 0 0 L 21600 0 21600 21600 0 21600 0 0 Z N"/>
        </draw:custom-shape>
        <draw:custom-shape draw:style-name="gr27" draw:text-style-name="P21" draw:layer="layout" svg:width="1.455cm" svg:height="1.433cm" svg:x="12.545cm" svg:y="9.694cm">
          <text:p/>
          <draw:enhanced-geometry svg:viewBox="0 0 21600 21600" draw:type="rectangle" draw:enhanced-path="M 0 0 L 21600 0 21600 21600 0 21600 0 0 Z N"/>
        </draw:custom-shape>
        <draw:frame draw:style-name="gr28" draw:text-style-name="P23" draw:layer="layout" svg:width="2.448cm" svg:height="1.058cm" svg:x="13.423cm" svg:y="11.3cm">
          <draw:text-box>
            <text:p>Queue</text:p>
          </draw:text-box>
        </draw:frame>
        <draw:frame draw:style-name="gr28" draw:text-style-name="P23" draw:layer="layout" svg:width="6.284cm" svg:height="1.058cm" svg:x="19.511cm" svg:y="7cm">
          <draw:text-box>
            <text:p>Suchergebnisse:</text:p>
          </draw:text-box>
        </draw:frame>
        <draw:frame presentation:style-name="pr2" draw:text-style-name="P2" draw:layer="layout" svg:width="25.199cm" svg:height="2.314cm" svg:x="1.401cm" svg:y="3.46cm" presentation:class="outline" presentation:user-transformed="true">
          <draw:text-box>
            <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64" draw:text-style-name="P37"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7"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7"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46" draw:text-style-name="P34"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7.499cm" svg:y1="10.375cm" svg:x2="18.535cm" svg:y2="10.375cm">
          <text:p/>
        </draw:line>
        <draw:frame draw:style-name="gr65" draw:text-style-name="P26" draw:layer="layout" svg:width="8.005cm" svg:height="4.434cm" svg:x="19.511cm" svg:y="8.2cm">
          <draw:text-box>
            <text:list text:style-name="L1">
              <text:list-item>
                <text:p text:style-name="P25"><text:span text:style-name="T40">S</text:span><text:span text:style-name="T40">Y</text:span><text:span text:style-name="T40">S</text:span><text:span text:style-name="T40">K</text:span> hat 2</text:p>
              </text:list-item>
              <text:list-item>
                <text:p text:style-name="P27"><text:span text:style-name="T41">A</text:span><text:span text:style-name="T41">K</text:span><text:span text:style-name="T41">T</text:span><text:span text:style-name="T41">R</text:span><text:span text:style-name="T42"> </text:span><text:span text:style-name="T42">i</text:span><text:span text:style-name="T42">s</text:span><text:span text:style-name="T42">t</text:span><text:span text:style-name="T42"> </text:span><text:span text:style-name="T42">k</text:span><text:span text:style-name="T42">e</text:span><text:span text:style-name="T42">i</text:span><text:span text:style-name="T42">n</text:span><text:span text:style-name="T42">e</text:span><text:span text:style-name="T42"> </text:span><text:span text:style-name="T42">S</text:span><text:span text:style-name="T42">e</text:span><text:span text:style-name="T42">n</text:span><text:span text:style-name="T42">s</text:span><text:span text:style-name="T42">o</text:span><text:span text:style-name="T42">r</text:span><text:span text:style-name="T42">-</text:span><text:span text:style-name="T42">K</text:span><text:span text:style-name="T42">l</text:span><text:span text:style-name="T42">a</text:span><text:span text:style-name="T42">s</text:span><text:span text:style-name="T42">s</text:span><text:span text:style-name="T42">e</text:span></text:p>
              </text:list-item>
              <text:list-item>
                <text:p text:style-name="P27"><text:span text:style-name="T41">S</text:span><text:span text:style-name="T41">N</text:span><text:span text:style-name="T41">S</text:span><text:span text:style-name="T41">R</text:span><text:span text:style-name="T42"> </text:span><text:span text:style-name="T42">h</text:span><text:span text:style-name="T42">a</text:span><text:span text:style-name="T42">t</text:span><text:span text:style-name="T42"> </text:span><text:span text:style-name="T42">2</text:span><text:span text:style-name="T42"> </text:span><text:span text:style-name="T42">I</text:span><text:span text:style-name="T42">n</text:span><text:span text:style-name="T42">s</text:span><text:span text:style-name="T42">t</text:span><text:span text:style-name="T42">a</text:span><text:span text:style-name="T42">n</text:span><text:span text:style-name="T42">z</text:span><text:span text:style-name="T42">e</text:span><text:span text:style-name="T42">n</text:span></text:p>
              </text:list-item>
            </text:list>
          </draw:text-box>
        </draw:frame>
        <draw:frame draw:style-name="gr66" draw:text-style-name="P26" draw:layer="layout" svg:width="7.254cm" svg:height="4.434cm" svg:x="19.511cm" svg:y="8.2cm">
          <draw:text-box>
            <text:list text:style-name="L1">
              <text:list-item>
                <text:p text:style-name="P25"><text:span text:style-name="T40">S</text:span><text:span text:style-name="T40">Y</text:span><text:span text:style-name="T40">S</text:span><text:span text:style-name="T40">K</text:span> hat 2 Nachbarn</text:p>
              </text:list-item>
            </text:list>
          </draw:text-box>
        </draw:frame>
        <draw:frame presentation:style-name="pr2" draw:text-style-name="P2" draw:layer="layout" svg:width="25.199cm" svg:height="2.314cm" svg:x="1.402cm" svg:y="3.56cm" presentation:class="outline" presentation:user-transformed="true">
          <draw:text-box>
            <text:list text:style-name="L2">
              <text:list-header>
                <text:p text:style-name="P1"><text:span text:style-name="T2">SNSR</text:span><text:span text:style-name="T1"> wird aus der Queue entnommen, seine Suchergebnisse in eine Liste. Da unsere Suche die Anzahl der Sensoren (Instanzen von Sensor) ergeben hat, brechen wir die Suche ab.</text:span></text:p>
                <text:p text:style-name="P1"><text:span text:style-name="T1"/></text:p>
              </text:list-header>
            </text:list>
          </draw:text-box>
        </draw:frame>
        <presentation:notes draw:style-name="dp1">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2.629cm" svg:x="1.4cm" svg:y="0.628cm" presentation:class="title" presentation:user-transformed="true">
          <draw:text-box>
            <text:p>Beispiel – DFS Abfrage</text:p>
          </draw:text-box>
        </draw:frame>
        <draw:frame presentation:style-name="pr2" draw:text-style-name="P2" draw:layer="layout" svg:width="25.199cm" svg:height="11.026cm" svg:x="1.401cm" svg:y="3.46cm" presentation:class="outline" presentation:user-transformed="true">
          <draw:text-box>
            <text:list text:style-name="L2">
              <text:list-item>
                <text:p text:style-name="P1"><text:span text:style-name="T19">Zur Beantwortung der Frage: „Führt der Fußgängersensor in einem autonomen Auto dazu, dass das Auto anhält?“, führen wir ein </text:span><text:span text:style-name="T18">DFS</text:span><text:span text:style-name="T19"> durch. <text:s text:c="2"/></text:span></text:p>
              </text:list-item>
              <text:list-item>
                <text:p text:style-name="P1"><text:span text:style-name="T19">Root Node: </text:span><text:span text:style-name="T18">FSG</text:span><text:span text:style-name="T19"> (Instanz</text:span><text:span text:style-name="T19"> FussgaengerSensor)</text:span></text:p>
              </text:list-item>
              <text:list-item>
                <text:p text:style-name="P1"><text:span text:style-name="T1">Suchparameter: </text:span></text:p>
                <text:p text:style-name="P1"><text:span text:style-name="T1">- Anzahl Nachbarn</text:span></text:p>
                <text:p text:style-name="P20"><text:span text:style-name="T1">- Wenn Node keine Instanz ist, übergehen</text:span></text:p>
                <text:p text:style-name="P20"><text:span text:style-name="T1">- Wenn der Node eine Instanz Stop ist, Antwort auf „Ja“ setzen</text:span></text:p>
              </text:list-item>
              <text:list-item>
                <text:p text:style-name="P20"><text:span text:style-name="T1">Stopp-Bedingungen: </text:span></text:p>
                <text:p text:style-name="P20"><text:span text:style-name="T19">- </text:span><text:span text:style-name="T1">Wenn der Node eine Instanz Stop ist</text:span></text:p>
              </text:list-item>
            </text:list>
          </draw:text-box>
        </draw:frame>
        <presentation:notes draw:style-name="dp1">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2.629cm" svg:x="1.4cm" svg:y="0.628cm" presentation:class="title" presentation:user-transformed="true">
          <draw:text-box>
            <text:p>DFS Abfrage – Schritt 1</text:p>
          </draw:text-box>
        </draw:frame>
        <draw:custom-shape draw:style-name="gr67" draw:text-style-name="P40" draw:layer="layout" svg:width="1.455cm" svg:height="1.433cm" svg:x="14.444cm" svg:y="11.093cm">
          <text:p text:style-name="P28"><text:span text:style-name="T43">FGS</text:span></text:p>
          <draw:enhanced-geometry svg:viewBox="0 0 21600 21600" draw:type="rectangle" draw:enhanced-path="M 0 0 L 21600 0 21600 21600 0 21600 0 0 Z N"/>
        </draw:custom-shape>
        <draw:custom-shape draw:style-name="gr68" draw:text-style-name="P21" draw:layer="layout" svg:width="1.455cm" svg:height="1.433cm" draw:transform="rotate (-1.5707963267949) translate (15.888cm 9.683cm)">
          <text:p/>
          <draw:enhanced-geometry svg:viewBox="0 0 21600 21600" draw:type="rectangle" draw:enhanced-path="M 0 0 L 21600 0 21600 21600 0 21600 0 0 Z N"/>
        </draw:custom-shape>
        <draw:custom-shape draw:style-name="gr69" draw:text-style-name="P21" draw:layer="layout" svg:width="1.455cm" svg:height="1.433cm" draw:transform="rotate (-1.5707963267949) translate (15.888cm 8.283cm)">
          <text:p/>
          <draw:enhanced-geometry svg:viewBox="0 0 21600 21600" draw:type="rectangle" draw:enhanced-path="M 0 0 L 21600 0 21600 21600 0 21600 0 0 Z N"/>
        </draw:custom-shap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frame presentation:style-name="pr2" draw:text-style-name="P2" draw:layer="layout" svg:width="25.199cm" svg:height="2.314cm" svg:x="1.401cm" svg:y="3.46cm" presentation:class="outline" presentation:user-transformed="true">
          <draw:text-box>
            <text:list text:style-name="L2">
              <text:list-header>
                <text:p text:style-name="P1"><text:span text:style-name="T1">Der Root-Node </text:span><text:span text:style-name="T2">FSG</text:span><text:span text:style-name="T1"> wird in die LIFO-Stack gestellt und grün markiert, während die Suchergebnisse ermittelt werden. </text:span></text:p>
              </text:list-header>
            </text:list>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42" draw:text-style-name="P34"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1" draw:text-style-name="P41"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6.638cm" svg:x2="15.175cm" svg:y2="7.674cm">
          <text:p/>
        </draw:line>
        <presentation:notes draw:style-name="dp1">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2.629cm" svg:x="1.4cm" svg:y="0.628cm" presentation:class="title" presentation:user-transformed="true">
          <draw:text-box>
            <text:p>DFS Abfrage – Schritt 2</text:p>
          </draw:text-box>
        </draw:frame>
        <draw:custom-shape draw:style-name="gr72" draw:text-style-name="P36" draw:layer="layout" svg:width="1.455cm" svg:height="1.433cm" svg:x="14.444cm" svg:y="11.093cm">
          <text:p text:style-name="P28"><text:span text:style-name="T43"/></text:p>
          <draw:enhanced-geometry svg:viewBox="0 0 21600 21600" draw:type="rectangle" draw:enhanced-path="M 0 0 L 21600 0 21600 21600 0 21600 0 0 Z N"/>
        </draw:custom-shape>
        <draw:custom-shape draw:style-name="gr68" draw:text-style-name="P21" draw:layer="layout" svg:width="1.455cm" svg:height="1.433cm" draw:transform="rotate (-1.5707963267949) translate (15.888cm 9.683cm)">
          <text:p/>
          <draw:enhanced-geometry svg:viewBox="0 0 21600 21600" draw:type="rectangle" draw:enhanced-path="M 0 0 L 21600 0 21600 21600 0 21600 0 0 Z N"/>
        </draw:custom-shape>
        <draw:custom-shape draw:style-name="gr69" draw:text-style-name="P21" draw:layer="layout" svg:width="1.455cm" svg:height="1.433cm" draw:transform="rotate (-1.5707963267949) translate (15.888cm 8.283cm)">
          <text:p/>
          <draw:enhanced-geometry svg:viewBox="0 0 21600 21600" draw:type="rectangle" draw:enhanced-path="M 0 0 L 21600 0 21600 21600 0 21600 0 0 Z N"/>
        </draw:custom-shap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42" draw:text-style-name="P34"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3" draw:text-style-name="P42"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45" draw:text-style-name="P34"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7.674cm" svg:x2="15.175cm" svg:y2="6.638cm">
          <text:p/>
        </draw:line>
        <draw:frame presentation:style-name="pr2" draw:text-style-name="P2" draw:layer="layout" svg:width="25.199cm" svg:height="2.314cm" svg:x="1.402cm" svg:y="3.46cm" presentation:class="outline" presentation:user-transformed="true">
          <draw:text-box>
            <text:list text:style-name="L2">
              <text:list-header>
                <text:p text:style-name="P1"><text:span text:style-name="T2">FSG</text:span><text:span text:style-name="T1"> wird aus der Stack entnommen, seine Suchergebnisse in eine Liste.</text:span></text:p>
              </text:list-header>
            </text:list>
          </draw:text-box>
        </draw:frame>
        <draw:frame draw:style-name="gr74" draw:text-style-name="P26" draw:layer="layout" svg:width="7.254cm" svg:height="4.434cm" svg:x="19.711cm" svg:y="8.2cm">
          <draw:text-box>
            <text:list text:style-name="L1">
              <text:list-item>
                <text:p text:style-name="P25"><text:span text:style-name="T40">F</text:span><text:span text:style-name="T40">S</text:span><text:span text:style-name="T40">G</text:span> hat 2 Nachbarn</text:p>
              </text:list-item>
            </text:list>
          </draw:text-box>
        </draw:frame>
        <presentation:notes draw:style-name="dp1">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1" draw:layer="layout" svg:width="25.199cm" svg:height="2.629cm" svg:x="1.4cm" svg:y="0.628cm" presentation:class="title" presentation:user-transformed="true">
          <draw:text-box>
            <text:p>DFS Abfrage – Schritt 3</text:p>
          </draw:text-box>
        </draw:frame>
        <draw:custom-shape draw:style-name="gr75" draw:text-style-name="P40" draw:layer="layout" svg:width="1.455cm" svg:height="1.433cm" svg:x="14.444cm" svg:y="9.693cm">
          <text:p text:style-name="P28"><text:span text:style-name="T43">HUP</text:span></text:p>
          <draw:enhanced-geometry svg:viewBox="0 0 21600 21600" draw:type="rectangle" draw:enhanced-path="M 0 0 L 21600 0 21600 21600 0 21600 0 0 Z N"/>
        </draw:custom-shape>
        <draw:custom-shape draw:style-name="gr76" draw:text-style-name="P22" draw:layer="layout" svg:width="1.455cm" svg:height="1.433cm" svg:x="14.444cm" svg:y="11.093cm">
          <text:p text:style-name="P28"><text:span text:style-name="T43">SN</text:span><text:span text:style-name="T43">SR</text:span></text:p>
          <draw:enhanced-geometry svg:viewBox="0 0 21600 21600" draw:type="rectangle" draw:enhanced-path="M 0 0 L 21600 0 21600 21600 0 21600 0 0 Z N"/>
        </draw:custom-shape>
        <draw:custom-shape draw:style-name="gr69" draw:text-style-name="P21" draw:layer="layout" svg:width="1.455cm" svg:height="1.433cm" draw:transform="rotate (-1.5707963267949) translate (15.888cm 8.283cm)">
          <text:p/>
          <draw:enhanced-geometry svg:viewBox="0 0 21600 21600" draw:type="rectangle" draw:enhanced-path="M 0 0 L 21600 0 21600 21600 0 21600 0 0 Z N"/>
        </draw:custom-shap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3" draw:text-style-name="P42"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77" draw:text-style-name="P41"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6.638cm" svg:x2="15.175cm" svg:y2="7.674cm">
          <text:p/>
        </draw:line>
        <draw:frame draw:style-name="gr78" draw:text-style-name="P26" draw:layer="layout" svg:width="7.254cm" svg:height="4.434cm" svg:x="19.711cm" svg:y="8.2cm">
          <draw:text-box>
            <text:list text:style-name="L1">
              <text:list-item>
                <text:p text:style-name="P25"><text:span text:style-name="T40">F</text:span><text:span text:style-name="T40">S</text:span><text:span text:style-name="T40">G</text:span> hat 2 Nachbarn</text:p>
              </text:list-item>
            </text:list>
          </draw:text-box>
        </draw:frame>
        <draw:frame presentation:style-name="pr2" draw:text-style-name="P2" draw:layer="layout" svg:width="25.199cm" svg:height="2.314cm" svg:x="1.402cm" svg:y="3.46cm" presentation:class="outline" presentation:user-transformed="true">
          <draw:text-box>
            <text:list text:style-name="L2">
              <text:list-header>
                <text:p text:style-name="P1"><text:span text:style-name="T17">Die Nachbarn von </text:span><text:span text:style-name="T18">FSG</text:span><text:span text:style-name="T1"> werden in die Stack aufgenommen. </text:span></text:p>
              </text:list-header>
            </text:list>
          </draw:text-box>
        </draw:frame>
        <presentation:notes draw:style-name="dp1">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1" draw:layer="layout" svg:width="25.199cm" svg:height="2.629cm" svg:x="1.4cm" svg:y="0.628cm" presentation:class="title" presentation:user-transformed="true">
          <draw:text-box>
            <text:p>DFS Abfrage – Schritt 4</text:p>
          </draw:text-box>
        </draw:fram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text:span><text:span text:style-name="T4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4"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3" draw:text-style-name="P42"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79" draw:text-style-name="P42"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47" draw:text-style-name="P34"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7.674cm" svg:x2="15.175cm" svg:y2="6.638cm">
          <text:p/>
        </draw:line>
        <draw:frame presentation:style-name="pr2" draw:text-style-name="P2" draw:layer="layout" svg:width="25.199cm" svg:height="2.314cm" svg:x="1.402cm" svg:y="3.46cm" presentation:class="outline" presentation:user-transformed="true">
          <draw:text-box>
            <text:list text:style-name="L2">
              <text:list-header>
                <text:p text:style-name="P1"><text:span text:style-name="T2">HUP</text:span><text:span text:style-name="T1"> wird aus der Stack entnommen, seine Suchergebnisse in eine Liste.</text:span></text:p>
              </text:list-header>
            </text:list>
          </draw:text-box>
        </draw:frame>
        <draw:frame draw:style-name="gr80" draw:text-style-name="P26" draw:layer="layout" svg:width="7.254cm" svg:height="4.434cm" svg:x="19.711cm" svg:y="8.2cm">
          <draw:text-box>
            <text:list text:style-name="L1">
              <text:list-item>
                <text:p text:style-name="P25"><text:span text:style-name="T40">F</text:span><text:span text:style-name="T40">S</text:span><text:span text:style-name="T40">G</text:span> hat 2 Nachbarn</text:p>
              </text:list-item>
              <text:list-item>
                <text:p text:style-name="P25"><text:span text:style-name="T40">H</text:span><text:span text:style-name="T40">U</text:span><text:span text:style-name="T40">P</text:span><text:span text:style-name="T44"> </text:span><text:span text:style-name="T44">h</text:span><text:span text:style-name="T44">a</text:span><text:span text:style-name="T44">t</text:span><text:span text:style-name="T44"> </text:span><text:span text:style-name="T44">2</text:span><text:span text:style-name="T44"> </text:span><text:span text:style-name="T44">N</text:span><text:span text:style-name="T44">a</text:span><text:span text:style-name="T44">c</text:span><text:span text:style-name="T44">h</text:span><text:span text:style-name="T44">b</text:span><text:span text:style-name="T44">a</text:span><text:span text:style-name="T44">r</text:span><text:span text:style-name="T44">n</text:span></text:p>
              </text:list-item>
            </text:list>
          </draw:text-box>
        </draw:frame>
        <draw:custom-shape draw:style-name="gr81" draw:text-style-name="P36" draw:layer="layout" svg:width="1.455cm" svg:height="1.433cm" svg:x="14.444cm" svg:y="9.693cm">
          <text:p text:style-name="P28"><text:span text:style-name="T43"/></text:p>
          <draw:enhanced-geometry svg:viewBox="0 0 21600 21600" draw:type="rectangle" draw:enhanced-path="M 0 0 L 21600 0 21600 21600 0 21600 0 0 Z N"/>
        </draw:custom-shape>
        <draw:custom-shape draw:style-name="gr82" draw:text-style-name="P29" draw:layer="layout" svg:width="1.455cm" svg:height="1.433cm" svg:x="14.444cm" svg:y="11.093cm">
          <text:p text:style-name="P28"><text:span text:style-name="T43">SNS</text:span><text:span text:style-name="T43">R</text:span></text:p>
          <draw:enhanced-geometry svg:viewBox="0 0 21600 21600" draw:type="rectangle" draw:enhanced-path="M 0 0 L 21600 0 21600 21600 0 21600 0 0 Z N"/>
        </draw:custom-shape>
        <draw:custom-shape draw:style-name="gr69" draw:text-style-name="P21" draw:layer="layout" svg:width="1.455cm" svg:height="1.433cm" draw:transform="rotate (-1.5707963267949) translate (15.888cm 8.283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2.629cm" svg:x="1.4cm" svg:y="0.628cm" presentation:class="title" presentation:user-transformed="true">
          <draw:text-box>
            <text:p>DFS Abfrage – Schritt 5</text:p>
          </draw:text-box>
        </draw:frame>
        <draw:custom-shape draw:style-name="gr83" draw:text-style-name="P40" draw:layer="layout" svg:width="1.455cm" svg:height="1.433cm" svg:x="14.444cm" svg:y="8.293cm">
          <text:p text:style-name="P28"><text:span text:style-name="T43">STO</text:span><text:span text:style-name="T43">P</text:span></text:p>
          <draw:enhanced-geometry svg:viewBox="0 0 21600 21600" draw:type="rectangle" draw:enhanced-path="M 0 0 L 21600 0 21600 21600 0 21600 0 0 Z N"/>
        </draw:custom-shape>
        <draw:custom-shape draw:style-name="gr84" draw:text-style-name="P29" draw:layer="layout" svg:width="1.455cm" svg:height="1.433cm" svg:x="14.444cm" svg:y="9.693cm">
          <text:p text:style-name="P28"><text:span text:style-name="T43">AKTR</text:span></text:p>
          <draw:enhanced-geometry svg:viewBox="0 0 21600 21600" draw:type="rectangle" draw:enhanced-path="M 0 0 L 21600 0 21600 21600 0 21600 0 0 Z N"/>
        </draw:custom-shap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3" draw:text-style-name="P42"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79" draw:text-style-name="P42"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85" draw:text-style-name="P41"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6.638cm" svg:x2="15.175cm" svg:y2="7.674cm">
          <text:p/>
        </draw:line>
        <draw:frame presentation:style-name="pr2" draw:text-style-name="P2" draw:layer="layout" svg:width="25.199cm" svg:height="2.314cm" svg:x="1.402cm" svg:y="3.46cm" presentation:class="outline" presentation:user-transformed="true">
          <draw:text-box>
            <text:list text:style-name="L2">
              <text:list-header>
                <text:p text:style-name="P1"><text:span text:style-name="T17">Die Nachbarn von </text:span><text:span text:style-name="T18">HUP</text:span><text:span text:style-name="T1"> werden in die Stack aufgenommen. </text:span></text:p>
              </text:list-header>
            </text:list>
          </draw:text-box>
        </draw:frame>
        <draw:frame draw:style-name="gr86" draw:text-style-name="P26" draw:layer="layout" svg:width="7.254cm" svg:height="4.434cm" svg:x="19.711cm" svg:y="8.2cm">
          <draw:text-box>
            <text:list text:style-name="L1">
              <text:list-item>
                <text:p text:style-name="P25"><text:span text:style-name="T40">F</text:span><text:span text:style-name="T40">S</text:span><text:span text:style-name="T40">G</text:span> hat 2 Nachbarn</text:p>
              </text:list-item>
              <text:list-item>
                <text:p text:style-name="P25"><text:span text:style-name="T40">H</text:span><text:span text:style-name="T40">U</text:span><text:span text:style-name="T40">P</text:span><text:span text:style-name="T44"> </text:span><text:span text:style-name="T44">h</text:span><text:span text:style-name="T44">a</text:span><text:span text:style-name="T44">t</text:span><text:span text:style-name="T44"> </text:span><text:span text:style-name="T44">2</text:span><text:span text:style-name="T44"> </text:span><text:span text:style-name="T44">N</text:span><text:span text:style-name="T44">a</text:span><text:span text:style-name="T44">c</text:span><text:span text:style-name="T44">h</text:span><text:span text:style-name="T44">b</text:span><text:span text:style-name="T44">a</text:span><text:span text:style-name="T44">r</text:span><text:span text:style-name="T44">n</text:span></text:p>
              </text:list-item>
            </text:list>
          </draw:text-box>
        </draw:frame>
        <draw:custom-shape draw:style-name="gr87" draw:text-style-name="P29" draw:layer="layout" svg:width="1.455cm" svg:height="1.433cm" svg:x="14.444cm" svg:y="11.093cm">
          <text:p text:style-name="P28"><text:span text:style-name="T43">SNSR</text:span></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2.629cm" svg:x="1.4cm" svg:y="0.628cm" presentation:class="title" presentation:user-transformed="true">
          <draw:text-box>
            <text:p>DFS Abfrage – Schritt 6</text:p>
          </draw:text-box>
        </draw:fram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text:span><text:span text:style-name="T40">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text:span><text:span text:style-name="T40">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3" draw:text-style-name="P42"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79" draw:text-style-name="P42"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88" draw:text-style-name="P42"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7.674cm" svg:x2="15.175cm" svg:y2="6.638cm">
          <text:p/>
        </draw:line>
        <draw:frame presentation:style-name="pr2" draw:text-style-name="P2" draw:layer="layout" svg:width="25.199cm" svg:height="2.314cm" svg:x="1.402cm" svg:y="3.46cm" presentation:class="outline" presentation:user-transformed="true">
          <draw:text-box>
            <text:list text:style-name="L2">
              <text:list-item>
                <text:p text:style-name="P1"><text:span text:style-name="T18">STOP</text:span><text:span text:style-name="T19"> wird aus der Stack entnommen, seine Suchergebnisse in eine Liste. Da die Instanz von SystemZustand 'Stop' gefunden wird, beenden wir die Suche.</text:span></text:p>
              </text:list-item>
            </text:list>
          </draw:text-box>
        </draw:frame>
        <draw:frame draw:style-name="gr89" draw:text-style-name="P26" draw:layer="layout" svg:width="7.254cm" svg:height="4.434cm" svg:x="19.711cm" svg:y="8.2cm">
          <draw:text-box>
            <text:list text:style-name="L1">
              <text:list-item>
                <text:p text:style-name="P25"><text:span text:style-name="T40">F</text:span><text:span text:style-name="T40">S</text:span><text:span text:style-name="T40">G</text:span> hat 2 Nachbarn</text:p>
              </text:list-item>
              <text:list-item>
                <text:p text:style-name="P25"><text:span text:style-name="T40">H</text:span><text:span text:style-name="T40">U</text:span><text:span text:style-name="T40">P</text:span><text:span text:style-name="T44"> </text:span><text:span text:style-name="T44">h</text:span><text:span text:style-name="T44">a</text:span><text:span text:style-name="T44">t</text:span><text:span text:style-name="T44"> </text:span><text:span text:style-name="T44">2</text:span><text:span text:style-name="T44"> </text:span><text:span text:style-name="T44">N</text:span><text:span text:style-name="T44">a</text:span><text:span text:style-name="T44">c</text:span><text:span text:style-name="T44">h</text:span><text:span text:style-name="T44">b</text:span><text:span text:style-name="T44">a</text:span><text:span text:style-name="T44">r</text:span><text:span text:style-name="T44">n</text:span></text:p>
              </text:list-item>
              <text:list-item>
                <text:p text:style-name="P25"><text:span text:style-name="T40">S</text:span><text:span text:style-name="T40">T</text:span><text:span text:style-name="T40">O</text:span><text:span text:style-name="T40">P</text:span><text:span text:style-name="T44"> </text:span><text:span text:style-name="T44">I</text:span><text:span text:style-name="T44">n</text:span><text:span text:style-name="T44">s</text:span><text:span text:style-name="T44">t</text:span><text:span text:style-name="T44">a</text:span><text:span text:style-name="T44">n</text:span><text:span text:style-name="T44">z</text:span><text:span text:style-name="T44"> </text:span><text:span text:style-name="T44">g</text:span><text:span text:style-name="T44">e</text:span><text:span text:style-name="T44">f</text:span><text:span text:style-name="T44">u</text:span><text:span text:style-name="T44">n</text:span><text:span text:style-name="T44">d</text:span><text:span text:style-name="T44">e</text:span><text:span text:style-name="T44">n</text:span></text:p>
              </text:list-item>
            </text:list>
          </draw:text-box>
        </draw:frame>
        <draw:custom-shape draw:style-name="gr90" draw:text-style-name="P29" draw:layer="layout" svg:width="1.455cm" svg:height="1.433cm" svg:x="14.444cm" svg:y="11.093cm">
          <text:p text:style-name="P28"><text:span text:style-name="T43">SNSR</text:span></text:p>
          <draw:enhanced-geometry svg:viewBox="0 0 21600 21600" draw:type="rectangle" draw:enhanced-path="M 0 0 L 21600 0 21600 21600 0 21600 0 0 Z N"/>
        </draw:custom-shape>
        <draw:custom-shape draw:style-name="gr69" draw:text-style-name="P21" draw:layer="layout" svg:width="1.455cm" svg:height="1.433cm" draw:transform="rotate (-1.5707963267949) translate (15.888cm 8.283cm)">
          <text:p/>
          <draw:enhanced-geometry svg:viewBox="0 0 21600 21600" draw:type="rectangle" draw:enhanced-path="M 0 0 L 21600 0 21600 21600 0 21600 0 0 Z N"/>
        </draw:custom-shape>
        <draw:custom-shape draw:style-name="gr91" draw:text-style-name="P29" draw:layer="layout" svg:width="1.455cm" svg:height="1.433cm" svg:x="14.444cm" svg:y="9.693cm">
          <text:p text:style-name="P28"><text:span text:style-name="T43">AKTR</text:span></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2.629cm" svg:x="1.4cm" svg:y="0.628cm" presentation:class="title" presentation:user-transformed="true">
          <draw:text-box>
            <text:p>DFS Abfrage – Ergebnisse</text:p>
          </draw:text-box>
        </draw:frame>
        <draw:frame draw:style-name="gr28" draw:text-style-name="P23" draw:layer="layout" svg:width="2.448cm" svg:height="1.058cm" svg:x="14.123cm" svg:y="12.9cm">
          <draw:text-box>
            <text:p>Stack</text:p>
          </draw:text-box>
        </draw:frame>
        <draw:frame draw:style-name="gr28" draw:text-style-name="P23" draw:layer="layout" svg:width="6.284cm" svg:height="1.058cm" svg:x="19.711cm" svg:y="7cm">
          <draw:text-box>
            <text:p>Suchergebnisse:</text:p>
          </draw:text-box>
        </draw:frame>
        <draw:line draw:style-name="gr4" draw:text-style-name="P30" draw:layer="layout" svg:x1="6.981cm" svg:y1="7.653cm" svg:x2="6.445cm" svg:y2="9.13cm">
          <text:p/>
        </draw:line>
        <draw:frame draw:style-name="gr41" draw:text-style-name="P32" draw:layer="layout" svg:width="2.324cm" svg:height="1.051cm" svg:x="4.865cm" svg:y="8.105cm">
          <draw:text-box>
            <text:p text:style-name="P31">subClassOf</text:p>
          </draw:text-box>
        </draw:frame>
        <draw:custom-shape draw:style-name="gr54" draw:text-style-name="P35" draw:layer="layout" svg:width="1.609cm" svg:height="1.608cm" svg:x="8.477cm" svg:y="9.216cm">
          <text:p text:style-name="P33"><text:span text:style-name="T40">SNS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1.609cm" svg:height="1.609cm" svg:x="5.408cm" svg:y="9.13cm">
          <text:p text:style-name="P33"><text:span text:style-name="T40">AK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34" draw:layer="layout" svg:width="1.608cm" svg:height="1.608cm" svg:x="6.858cm" svg:y="6.318cm">
          <text:p text:style-name="P33"><text:span text:style-name="T40">SYS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1.609cm" svg:height="1.608cm" svg:x="1.682cm" svg:y="6.251cm">
          <text:p text:style-name="P33"><text:span text:style-name="T40">SYS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0" draw:layer="layout" svg:x1="8.285cm" svg:y1="7.665cm" svg:x2="9.171cm" svg:y2="9.215cm">
          <text:p/>
        </draw:line>
        <draw:frame draw:style-name="gr41" draw:text-style-name="P32" draw:layer="layout" svg:width="2.323cm" svg:height="1.051cm" svg:x="8.725cm" svg:y="8.039cm">
          <draw:text-box>
            <text:p text:style-name="P31">subClassOf</text:p>
          </draw:text-box>
        </draw:frame>
        <draw:custom-shape draw:style-name="gr45" draw:text-style-name="P34" draw:layer="layout" svg:width="1.608cm" svg:height="1.609cm" svg:x="7.493cm" svg:y="12.245cm">
          <text:p text:style-name="P33"><text:span text:style-name="T40">R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001cm" svg:y1="10.759cm" svg:x2="8.573cm" svg:y2="12.306cm">
          <text:p/>
        </draw:line>
        <draw:frame draw:style-name="gr41" draw:text-style-name="P32" draw:layer="layout" svg:width="1.038cm" svg:height="1.051cm" svg:x="7.822cm" svg:y="11.627cm">
          <draw:text-box>
            <text:p text:style-name="P31">type</text:p>
          </draw:text-box>
        </draw:frame>
        <draw:custom-shape draw:style-name="gr73" draw:text-style-name="P42" draw:layer="layout" svg:width="1.608cm" svg:height="1.61cm" svg:x="9.842cm" svg:y="13.308cm">
          <text:p text:style-name="P33"><text:span text:style-name="T40">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9.61cm" svg:y1="10.759cm" svg:x2="10.377cm" svg:y2="13.308cm">
          <text:p/>
        </draw:line>
        <draw:frame draw:style-name="gr41" draw:text-style-name="P32" draw:layer="layout" svg:width="1.036cm" svg:height="1.051cm" svg:x="9.101cm" svg:y="11.628cm">
          <draw:text-box>
            <text:p text:style-name="P31">type</text:p>
          </draw:text-box>
        </draw:frame>
        <draw:custom-shape draw:style-name="gr79" draw:text-style-name="P42" draw:layer="layout" svg:width="1.608cm" svg:height="1.609cm" svg:x="5.35cm" svg:y="13.309cm">
          <text:p text:style-name="P33"><text:span text:style-name="T40">H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6.196cm" svg:y1="10.76cm" svg:x2="6.196cm" svg:y2="13.309cm">
          <text:p/>
        </draw:line>
        <draw:frame draw:style-name="gr41" draw:text-style-name="P32" draw:layer="layout" svg:width="1.037cm" svg:height="1.051cm" svg:x="5.376cm" svg:y="12.48cm">
          <draw:text-box>
            <text:p text:style-name="P31">type</text:p>
          </draw:text-box>
        </draw:frame>
        <draw:custom-shape draw:style-name="gr88" draw:text-style-name="P42" draw:layer="layout" svg:width="1.609cm" svg:height="1.609cm" svg:x="1.598cm" svg:y="10.411cm">
          <text:p text:style-name="P33"><text:span text:style-name="T40">S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30" draw:layer="layout" svg:x1="2.459cm" svg:y1="7.86cm" svg:x2="2.459cm" svg:y2="10.412cm">
          <text:p/>
        </draw:line>
        <draw:frame draw:style-name="gr48" draw:text-style-name="P32" draw:layer="layout" svg:width="1.037cm" svg:height="1.05cm" svg:x="1.409cm" svg:y="9.187cm">
          <draw:text-box>
            <text:p text:style-name="P31">type</text:p>
          </draw:text-box>
        </draw:frame>
        <draw:line draw:style-name="gr8" draw:text-style-name="P30" draw:layer="layout" svg:x1="6.957cm" svg:y1="14.179cm" svg:x2="9.841cm" svg:y2="14.179cm">
          <text:p/>
        </draw:line>
        <draw:frame draw:style-name="gr41" draw:text-style-name="P32" draw:layer="layout" svg:width="0.873cm" svg:height="1.051cm" svg:x="8.149cm" svg:y="14.185cm">
          <draw:text-box>
            <text:p text:style-name="P31">E1</text:p>
          </draw:text-box>
        </draw:frame>
        <draw:line draw:style-name="gr8" draw:text-style-name="P30" draw:layer="layout" svg:x1="2.979cm" svg:y1="11.935cm" svg:x2="5.349cm" svg:y2="13.931cm">
          <text:p/>
        </draw:line>
        <draw:line draw:style-name="gr8" draw:text-style-name="P30" draw:layer="layout" svg:x1="3.207cm" svg:y1="11.373cm" svg:x2="7.549cm" svg:y2="12.781cm">
          <text:p/>
        </draw:line>
        <draw:frame draw:style-name="gr49" draw:text-style-name="P32" draw:layer="layout" svg:width="0.897cm" svg:height="1.052cm" svg:x="4.272cm" svg:y="11.287cm">
          <draw:text-box>
            <text:p text:style-name="P31">E2</text:p>
          </draw:text-box>
        </draw:frame>
        <draw:frame draw:style-name="gr49" draw:text-style-name="P32" draw:layer="layout" svg:width="0.896cm" svg:height="1.052cm" svg:x="3.506cm" svg:y="12.908cm">
          <draw:text-box>
            <text:p text:style-name="P31">E2</text:p>
          </draw:text-box>
        </draw:frame>
        <draw:line draw:style-name="gr29" draw:text-style-name="P9" draw:layer="layout" svg:x1="15.175cm" svg:y1="7.674cm" svg:x2="15.175cm" svg:y2="6.638cm">
          <text:p/>
        </draw:line>
        <draw:frame presentation:style-name="pr2" draw:text-style-name="P2" draw:layer="layout" svg:width="25.199cm" svg:height="2.314cm" svg:x="1.402cm" svg:y="3.26cm" presentation:class="outline" presentation:user-transformed="true">
          <draw:text-box>
            <text:list text:style-name="L2">
              <text:list-header>
                <text:p text:style-name="P1"><text:span text:style-name="T17">In den Suchergebnissen sehen wir, dass der </text:span><text:span text:style-name="T18">STOP</text:span><text:span text:style-name="T17"> SystemZustand vom </text:span><text:span text:style-name="T18">FSG</text:span><text:span text:style-name="T17"> Sensor über den </text:span><text:span text:style-name="T18">HUP</text:span><text:span text:style-name="T17"> Aktor erreicht wird – Antwort: “JA”. Man beachte, dass die anderen Nodes im Stack ohnehin übersprungen worden wären, wenn die Stopp-Bedingung nicht erfüllt gewesen wäre, da sie keine Instanz-Nodes sind.</text:span></text:p>
              </text:list-header>
            </text:list>
          </draw:text-box>
        </draw:frame>
        <draw:frame draw:style-name="gr92" draw:text-style-name="P26" draw:layer="layout" svg:width="7.254cm" svg:height="4.434cm" svg:x="19.711cm" svg:y="8.2cm">
          <draw:text-box>
            <text:list text:style-name="L1">
              <text:list-item>
                <text:p text:style-name="P25"><text:span text:style-name="T40">F</text:span><text:span text:style-name="T40">S</text:span><text:span text:style-name="T40">G</text:span> hat 2 Nachbarn</text:p>
              </text:list-item>
              <text:list-item>
                <text:p text:style-name="P25"><text:span text:style-name="T40">H</text:span><text:span text:style-name="T40">U</text:span><text:span text:style-name="T40">P</text:span><text:span text:style-name="T44"> </text:span><text:span text:style-name="T44">h</text:span><text:span text:style-name="T44">a</text:span><text:span text:style-name="T44">t</text:span><text:span text:style-name="T44"> </text:span><text:span text:style-name="T44">2</text:span><text:span text:style-name="T44"> </text:span><text:span text:style-name="T44">N</text:span><text:span text:style-name="T44">a</text:span><text:span text:style-name="T44">c</text:span><text:span text:style-name="T44">h</text:span><text:span text:style-name="T44">b</text:span><text:span text:style-name="T44">a</text:span><text:span text:style-name="T44">r</text:span><text:span text:style-name="T44">n</text:span></text:p>
              </text:list-item>
              <text:list-item>
                <text:p text:style-name="P25"><text:span text:style-name="T40">S</text:span><text:span text:style-name="T40">T</text:span><text:span text:style-name="T40">O</text:span><text:span text:style-name="T40">P</text:span><text:span text:style-name="T44"> </text:span><text:span text:style-name="T44">I</text:span><text:span text:style-name="T44">n</text:span><text:span text:style-name="T44">s</text:span><text:span text:style-name="T44">t</text:span><text:span text:style-name="T44">a</text:span><text:span text:style-name="T44">n</text:span><text:span text:style-name="T44">z</text:span><text:span text:style-name="T44"> </text:span><text:span text:style-name="T44">g</text:span><text:span text:style-name="T44">e</text:span><text:span text:style-name="T44">f</text:span><text:span text:style-name="T44">u</text:span><text:span text:style-name="T44">n</text:span><text:span text:style-name="T44">d</text:span><text:span text:style-name="T44">e</text:span><text:span text:style-name="T44">n</text:span></text:p>
              </text:list-item>
            </text:list>
          </draw:text-box>
        </draw:frame>
        <draw:custom-shape draw:style-name="gr93" draw:text-style-name="P29" draw:layer="layout" svg:width="1.455cm" svg:height="1.433cm" svg:x="14.444cm" svg:y="11.093cm">
          <text:p text:style-name="P28"><text:span text:style-name="T43">SNSR</text:span></text:p>
          <draw:enhanced-geometry svg:viewBox="0 0 21600 21600" draw:type="rectangle" draw:enhanced-path="M 0 0 L 21600 0 21600 21600 0 21600 0 0 Z N"/>
        </draw:custom-shape>
        <draw:custom-shape draw:style-name="gr69" draw:text-style-name="P21" draw:layer="layout" svg:width="1.455cm" svg:height="1.433cm" draw:transform="rotate (-1.5707963267949) translate (15.888cm 8.283cm)">
          <text:p/>
          <draw:enhanced-geometry svg:viewBox="0 0 21600 21600" draw:type="rectangle" draw:enhanced-path="M 0 0 L 21600 0 21600 21600 0 21600 0 0 Z N"/>
        </draw:custom-shape>
        <draw:custom-shape draw:style-name="gr94" draw:text-style-name="P29" draw:layer="layout" svg:width="1.455cm" svg:height="1.433cm" svg:x="14.444cm" svg:y="9.693cm">
          <text:p text:style-name="P28"><text:span text:style-name="T43">AKTR</text:span></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2.629cm" svg:x="1.4cm" svg:y="0.628cm" presentation:class="title" presentation:user-transformed="true">
          <draw:text-box>
            <text:p>KG – Inferenz und Pfadlänge</text:p>
          </draw:text-box>
        </draw:frame>
        <draw:frame presentation:style-name="pr2" draw:text-style-name="P2" draw:layer="layout" svg:width="25.323cm" svg:height="10.667cm" svg:x="1.4cm" svg:y="3.859cm" presentation:class="outline" presentation:user-transformed="true">
          <draw:text-box>
            <text:list text:style-name="L2">
              <text:list-header>
                <text:p text:style-name="P1"><text:span text:style-name="T1">Nach der DFS könnten wir die extrahierte Tatsache verwenden, um ein Axiom für die Inferenz „führtZu“ zu erstellen. Die Inferenz in einem KG erzeugt neues Wissen als gerichtete Edges im Graph. Diese Edges können die Wege zwischen zwei Nodes verkürzen. In der gezeigten Eigenschaftskette-Inferenz wird der Pfad zwischen </text:span><text:span text:style-name="T2">FGS</text:span><text:span text:style-name="T1"> und </text:span><text:span text:style-name="T2">STOP</text:span><text:span text:style-name="T1"> </text:span><text:span text:style-name="T35">um 1 Hop verkürzt</text:span><text:span text:style-name="T1">. Je höher die Anzahl der Inferenzen, desto kürzer ist die durchschnittliche Pfadlänge zwischen den Nodes im KG.</text:span></text:p>
              </text:list-header>
            </text:list>
          </draw:text-box>
        </draw:frame>
        <draw:custom-shape draw:style-name="gr7" draw:text-style-name="P16" draw:layer="layout" svg:width="1.887cm" svg:height="1.887cm" svg:x="16.546cm" svg:y="12.136cm">
          <text:p text:style-name="P14"><text:span text:style-name="T33">F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887cm" svg:height="1.887cm" svg:x="12.476cm" svg:y="12.137cm">
          <text:p text:style-name="P14"><text:span text:style-name="T33">HU</text:span><text:span text:style-name="T3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6" draw:layer="layout" svg:width="1.887cm" svg:height="1.887cm" svg:x="9.153cm" svg:y="9.479cm">
          <text:p text:style-name="P14"><text:span text:style-name="T33">STO</text:span><text:span text:style-name="T33">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9" draw:layer="layout" svg:x1="14.39cm" svg:y1="13.157cm" svg:x2="16.546cm" svg:y2="13.157cm">
          <text:p/>
        </draw:line>
        <draw:frame draw:style-name="gr9" draw:text-style-name="P13" draw:layer="layout" svg:width="1.024cm" svg:height="0.645cm" svg:x="15.16cm" svg:y="13.164cm">
          <draw:text-box>
            <text:p><text:span text:style-name="T32">E</text:span><text:span text:style-name="T32">1</text:span></text:p>
          </draw:text-box>
        </draw:frame>
        <draw:line draw:style-name="gr18" draw:text-style-name="P9" draw:layer="layout" svg:x1="10.818cm" svg:y1="11.039cm" svg:x2="12.625cm" svg:y2="12.549cm">
          <text:p/>
        </draw:line>
        <draw:frame draw:style-name="gr10" draw:text-style-name="P13" draw:layer="layout" svg:width="1.051cm" svg:height="0.663cm" svg:x="11.094cm" svg:y="11.786cm">
          <draw:text-box>
            <text:p><text:span text:style-name="T32">E</text:span><text:span text:style-name="T32">2</text:span></text:p>
          </draw:text-box>
        </draw:frame>
        <draw:line draw:style-name="gr19" draw:text-style-name="P9" draw:layer="layout" svg:x1="11.04cm" svg:y1="10.537cm" svg:x2="16.745cm" svg:y2="12.415cm">
          <text:p/>
        </draw:line>
        <draw:frame draw:style-name="gr9" draw:text-style-name="P13" draw:layer="layout" svg:width="3.665cm" svg:height="0.645cm" svg:x="13.08cm" svg:y="10.69cm">
          <draw:text-box>
            <text:p><text:span text:style-name="T32">I</text:span><text:span text:style-name="T32">n</text:span><text:span text:style-name="T32">f</text:span><text:span text:style-name="T32">e</text:span><text:span text:style-name="T32">r</text:span><text:span text:style-name="T32">e</text:span><text:span text:style-name="T32">n</text:span><text:span text:style-name="T32">z</text:span><text:span text:style-name="T32"> </text:span><text:span text:style-name="T32">→</text:span><text:span text:style-name="T32"> </text:span><text:span text:style-name="T32">f</text:span><text:span text:style-name="T32">ü</text:span><text:span text:style-name="T32">h</text:span><text:span text:style-name="T32">r</text:span><text:span text:style-name="T32">t</text:span><text:span text:style-name="T32">Z</text:span><text:span text:style-name="T32">u</text:span></text:p>
          </draw:text-box>
        </draw:frame>
        <presentation:notes draw:style-name="dp1">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1" draw:layer="layout" svg:width="25.199cm" svg:height="2.629cm" svg:x="1.4cm" svg:y="0.628cm" presentation:class="title" presentation:user-transformed="true">
          <draw:text-box>
            <text:p>Graphen – APL und Effizienz</text:p>
          </draw:text-box>
        </draw:frame>
        <draw:frame presentation:style-name="pr2" draw:text-style-name="P2" draw:layer="layout" svg:width="25.014cm" svg:height="10.667cm" svg:x="1.4cm" svg:y="3.859cm" presentation:class="outline" presentation:user-transformed="true">
          <draw:text-box>
            <text:list text:style-name="L2">
              <text:list-header>
                <text:p text:style-name="P1"><text:span text:style-name="T1"><text:s/></text:span><text:span text:style-name="T1">Average Path Length (</text:span><text:span text:style-name="T2">APL</text:span><text:span text:style-name="T3">): Der Durchschnitt der kürzesten Wege zwischen allen Node-Pairs </text:span><text:span text:style-name="T6">i</text:span><text:span text:style-name="T7"> </text:span><text:span text:style-name="T3">und </text:span><text:span text:style-name="T6">j</text:span><text:span text:style-name="T3">, für </text:span><text:span text:style-name="T6">n</text:span><text:span text:style-name="T7"> </text:span><text:span text:style-name="T3">Nodes. Für gerichtete Graphen ist dies definiert als:</text:span></text:p>
                <text:p text:style-name="P1"><text:span text:style-name="T3"/></text:p>
                <text:p text:style-name="P1"><text:span text:style-name="T3"/></text:p>
                <text:p text:style-name="P1"><text:span text:style-name="T3"/></text:p>
                <text:p text:style-name="P1"><text:span text:style-name="T19">Global Effizienz (</text:span><text:span text:style-name="T18">E</text:span><text:span text:style-name="T45">glob</text:span><text:span text:style-name="T19">): Durchschnitt der Umkehrung der kürzesten Wege zwischen allen Node-Pairs. </text:span><text:span text:style-name="T3">Für gerichtete Graphen ist dies definiert als:</text:span></text:p>
                <text:p text:style-name="P19"><text:span text:style-name="T3"/></text:p>
                <text:p text:style-name="P1"><text:span text:style-name="T3"/></text:p>
              </text:list-header>
            </text:list>
          </draw:text-box>
        </draw:frame>
        <draw:g draw:style-name="gr95">
          <svg:title>TexMaths</svg:title>
          <svg:desc>18§display§APL = \frac{1}{n(n - 1)} \sum_{\substack{i, j \in V \\ i \ne j}} d(i, j) \: .§svg§600§FALSE§</svg:desc>
          <draw:path draw:style-name="gr96" draw:text-style-name="P21" draw:layer="layout" svg:width="8.047cm" svg:height="2.089cm" svg:x="9.671cm" svg:y="6.092cm" svg:viewBox="0 0 8048 2090" svg:d="M0 0c2683 0 5365 0 8048 0 0 697 0 1394 0 2090-2683 0-5365 0-8048 0 0-696 0-1393 0-2090z">
            <text:p/>
          </draw:path>
          <draw:path draw:style-name="gr97" draw:text-style-name="P43" draw:layer="layout" svg:width="0.433cm" svg:height="0.452cm" svg:x="9.639cm" svg:y="6.456cm" svg:viewBox="0 0 434 453" svg:d="M92 380c-25 43-51 52-78 54-9 0-14 0-14 12 0 4 4 7 9 7 16 0 36-1 54-1 22 0 43 1 63 1 4 0 13 0 13-12 0-7-6-7-11-7-15-2-29-8-29-24 0-7 4-14 9-23 16-27 31-54 47-81 53 0 105 0 158 0 2 14 11 101 11 106 0 20-32 22-45 22-9 0-16 0-16 12 0 7 6 5 9 7 27 0 54-1 79-1 16 0 56 1 72 1 4 0 11 0 11-12 0-7-6-7-15-7-39 0-39-6-41-24-13-131-25-262-38-394-2-12-2-16-12-16-9 0-13 5-17 11-73 123-146 246-219 369zM167 288c42-70 83-139 125-209 6 70 13 139 19 209-48 0-96 0-144 0z">
            <text:p/>
          </draw:path>
          <draw:path draw:style-name="gr97" draw:text-style-name="P43" draw:layer="layout" svg:width="0.451cm" svg:height="0.431cm" svg:x="10.116cm" svg:y="6.477cm" svg:viewBox="0 0 452 432" svg:d="M167 232c36 0 72 0 108 0 90 0 177-67 177-137 0-48-42-95-124-95-69 0-137 0-206 0-10 0-18 0-18 11 0 9 6 9 18 9 9 0 20 0 27 0 11 2 15 3 15 11 0 1-2 3-4 12-28 113-56 226-84 338-6 26-8 31-58 31-11 0-18 0-18 11 0 9 9 9 11 9 18 0 63-2 79-2 14 0 27 0 41 0 15 0 27 2 42 2 3 0 12 0 12-13 0-7-5-7-18-7-23 0-41 0-41-13 0-3 2-5 2-10 13-53 26-105 39-157zM212 43c6-21 8-23 35-23 20 0 40 0 61 0 52 0 86 16 86 59 0 25-12 79-38 103-32 28-70 34-97 34-30 0-60 0-90 0 15-58 29-115 43-173z">
            <text:p/>
          </draw:path>
          <draw:path draw:style-name="gr97" draw:text-style-name="P43" draw:layer="layout" svg:width="0.381cm" svg:height="0.431cm" svg:x="10.611cm" svg:y="6.477cm" svg:viewBox="0 0 382 432" svg:d="M211 49c5-22 7-29 66-29 20 0 25 0 25-13 0-7-7-7-10-7-20 0-72 2-94 2-18 0-65-2-85-2-3 0-10 0-10 13 0 7 5 7 18 7 7 0 12 0 23 0 11 2 16 2 16 11 0 1 0 3-2 12-28 113-56 226-84 338-7 26-7 31-58 31-11 0-16 0-16 13 0 7 5 7 16 7 98 0 196 0 294 0 14 0 14 0 19-11 17-46 33-91 49-137 4-7 2-6 4-9 0-3-1-7-8-7-6 0-7 4-10 13-22 59-51 131-161 131-19 0-39 0-59 0-9 0-9 0-13-2-7 0-9 0-9-5 0-2 0-4 4-15 28-114 56-228 85-341z">
            <text:p/>
          </draw:path>
          <draw:path draw:style-name="gr97" draw:text-style-name="P43" draw:layer="layout" svg:width="0.42cm" svg:height="0.147cm" svg:x="11.226cm" svg:y="6.677cm" svg:viewBox="0 0 421 148" svg:d="M400 25c9 0 21 0 21-12 0-13-12-13-21-13-126 0-252 0-378 0-9 0-22 0-22 13 0 12 13 12 22 12 126 0 252 0 378 0zM400 148c9 0 21 0 21-13s-12-13-21-13c-126 0-252 0-378 0-9 0-22 0-22 13s13 13 22 13c126 0 252 0 378 0z">
            <text:p/>
          </draw:path>
          <draw:path draw:style-name="gr97" draw:text-style-name="P43" draw:layer="layout" svg:width="0.208cm" svg:height="0.42cm" svg:x="13.003cm" svg:y="6.06cm" svg:viewBox="0 0 209 421" svg:d="M130 16c0-14 0-16-15-16-39 41-95 41-115 41 0 7 0 14 0 20 13 0 50 0 83-18 0 109 0 218 0 328 0 23-2 30-60 30-6 0-13 0-19 0 0 7 0 13 0 20 21-2 77-2 102-2s81 0 103 2c0-7 0-13 0-20-7 0-13 0-20 0-58 0-59-7-59-30 0-119 0-237 0-355z">
            <text:p/>
          </draw:path>
          <draw:path draw:style-name="gr97" draw:text-style-name="P43" draw:layer="layout" svg:width="2.339cm" svg:height="0.024cm" svg:x="11.935cm" svg:y="6.738cm" svg:viewBox="0 0 2340 25" svg:d="M0 0c780 0 1560 0 2340 0 0 8 0 17 0 25-780 0-1560 0-2340 0 0-8 0-17 0-25z">
            <text:p/>
          </draw:path>
          <draw:path draw:style-name="gr97" draw:text-style-name="P43" draw:layer="layout" svg:width="0.341cm" svg:height="0.285cm" svg:x="11.953cm" svg:y="7.062cm" svg:viewBox="0 0 342 286" svg:d="M36 243c-2 9-5 23-5 27 0 11 9 16 19 16 8 0 18-5 24-18 3-16 7-31 11-47 4-18 9-37 14-56 4-14 7-28 11-43 2-10 7-28 7-30 11-20 43-78 104-78 29 0 35 24 35 45 0 38-33 119-42 146-5 14-7 23-7 29 0 30 23 52 52 52 60 0 83-92 83-97 0-6-5-6-7-6-7 0-7 2-9 11-13 43-34 79-65 79-11 0-16-7-16-21 0-16 7-31 12-45 11-34 38-103 38-139 0-43-27-68-72-68-57 0-88 41-99 56-3-36-28-56-57-56-30 0-42 25-49 36-9 22-18 59-18 61 0 7 5 7 7 7 6 0 7-1 11-14 11-45 23-76 47-76 12 0 18 9 18 29 0 13-2 20-9 54-13 49-25 97-38 146z">
            <text:p/>
          </draw:path>
          <draw:path draw:style-name="gr97" draw:text-style-name="P43" draw:layer="layout" svg:width="0.147cm" svg:height="0.63cm" svg:x="12.376cm" svg:y="6.868cm" svg:viewBox="0 0 148 631" svg:d="M148 626c0-2 0-4-11-14-79-80-99-200-99-295 0-110 23-222 101-299 9-9 9-9 9-11 0-5-4-7-8-7-5 0-63 43-100 124-33 68-40 139-40 193 0 48 7 126 41 196 40 77 94 118 99 118 4 0 8-1 8-5z">
            <text:p/>
          </draw:path>
          <draw:path draw:style-name="gr97" draw:text-style-name="P43" draw:layer="layout" svg:width="0.343cm" svg:height="0.285cm" svg:x="12.578cm" svg:y="7.062cm" svg:viewBox="0 0 344 286" svg:d="M38 243c-2 9-6 23-6 27 0 11 9 16 18 16 8 0 20-5 24-18 4-16 9-31 12-47 5-18 9-37 13-56 5-14 9-28 11-43 3-10 9-28 9-30 9-20 43-78 102-78 29 0 35 24 35 45 0 38-31 119-42 146-5 14-5 23-5 29 0 30 21 52 52 52 59 0 83-92 83-97 0-6-6-6-9-6-6 0-6 2-9 11-13 43-33 79-65 79-11 0-14-7-14-21 0-16 5-31 10-45 13-34 40-103 40-139 0-43-27-68-74-68-56 0-88 41-99 56-2-36-29-56-57-56-29 0-42 25-47 36-11 22-20 59-20 61 0 7 5 5 7 7 7 0 7-1 11-14 11-45 23-76 47-76 12 0 20 9 20 29 0 13-2 20-11 54-12 49-24 97-36 146z">
            <text:p/>
          </draw:path>
          <draw:path draw:style-name="gr97" draw:text-style-name="P43" draw:layer="layout" svg:width="0.386cm" svg:height="0.024cm" svg:x="13.132cm" svg:y="7.172cm" svg:viewBox="0 0 387 25" svg:d="M365 25c11 0 22 0 22-12 0-13-11-13-22-13-114 0-228 0-342 0-10 0-23 0-23 13 0 12 13 12 23 12 114 0 228 0 342 0z">
            <text:p/>
          </draw:path>
          <draw:path draw:style-name="gr97" draw:text-style-name="P43" draw:layer="layout" svg:width="0.208cm" svg:height="0.418cm" svg:x="13.769cm" svg:y="6.922cm" svg:viewBox="0 0 209 419" svg:d="M130 16c0-16 0-16-15-16-39 40-95 40-115 40 0 6 0 13 0 19 13 0 49 0 83-16 0 109 0 218 0 328 0 21-2 30-60 30-6 0-13 0-19 0 0 6 0 12 0 18 21-2 77-2 102-2s79 0 103 2c0-6 0-12 0-18-7 0-15 0-22 0-56 0-57-7-57-30 0-119 0-237 0-355z">
            <text:p/>
          </draw:path>
          <draw:path draw:style-name="gr97" draw:text-style-name="P43" draw:layer="layout" svg:width="0.147cm" svg:height="0.63cm" svg:x="14.064cm" svg:y="6.868cm" svg:viewBox="0 0 148 631" svg:d="M148 317c0-51-8-126-44-198-37-78-91-119-97-119-3 0-7 2-7 7 0 2 0 2 13 15 61 61 97 161 97 295 0 108-24 217-101 298-9 7-9 9-9 11 0 4 4 5 7 5 6 0 63-43 99-122 33-70 42-140 42-192z">
            <text:p/>
          </draw:path>
          <draw:path draw:style-name="gr97" draw:text-style-name="P43" draw:layer="layout" svg:width="0.841cm" svg:height="0.884cm" svg:x="14.691cm" svg:y="6.308cm" svg:viewBox="0 0 842 885" svg:d="M765 885c26-68 51-135 77-203-5 0-11 0-16 0-25 66-92 110-166 127-12 4-73 20-196 20-127 0-254 0-381 0 107-126 215-252 322-377 5-4 5-6 5-9 0-2 0-4-3-9-99-135-197-269-295-403 115 0 231 0 347 0 85 0 142 9 147 9 35 5 89 16 139 48 16 9 59 38 81 90 5 0 11 0 16 0-26-59-51-119-77-178-249 0-498 0-747 0-14 0-16 0-18 4 0 3 0 14 0 21 112 152 223 305 335 457-109 128-219 256-328 383-7 9-7 11-7 13 0 7 5 7 18 7 249 0 498 0 747 0z">
            <text:p/>
          </draw:path>
          <draw:path draw:style-name="gr97" draw:text-style-name="P43" draw:layer="layout" svg:width="0.134cm" svg:height="0.298cm" svg:x="14.477cm" svg:y="7.37cm" svg:viewBox="0 0 135 299" svg:d="M122 18c0-7-5-18-18-18-10 0-23 13-23 25 0 7 5 16 16 16 13 0 25-12 25-23zM32 241c-1 7-3 13-3 20 0 20 18 38 41 38 45 0 65-62 65-69 0-5-5-3-7-5-7 0-7 2-9 7-11 36-31 54-47 54-9 0-11-5-11-16s2-18 7-29c4-11 9-23 13-34 5-11 22-52 23-56 0-5 2-11 2-14 0-22-18-38-41-38-45 0-65 59-65 66 0 8 5 8 7 8 7 0 7-4 9-8 11-39 31-53 47-53 7 0 11 3 11 14s-2 18-15 45c-9 23-18 47-27 70z">
            <text:p/>
          </draw:path>
          <draw:path draw:style-name="gr97" draw:text-style-name="P43" draw:layer="layout" svg:width="0.057cm" svg:height="0.136cm" svg:x="14.684cm" svg:y="7.612cm" svg:viewBox="0 0 58 137" svg:d="M45 43c0 25-5 52-34 81-2 2-4 4-4 6 0 3 4 7 6 7 7 0 45-36 45-88 0-29-11-49-33-49-14 0-25 11-25 25 0 15 11 25 27 25 11 0 16-7 18-7z">
            <text:p/>
          </draw:path>
          <draw:path draw:style-name="gr97" draw:text-style-name="P43" draw:layer="layout" svg:width="0.193cm" svg:height="0.382cm" svg:x="14.784cm" svg:y="7.37cm" svg:viewBox="0 0 194 383" svg:d="M194 18c0-9-5-18-18-18-12 0-23 13-23 25 0 7 5 16 16 16 13 0 25-10 25-23zM101 315c-7 30-31 56-58 56-5 0-11 0-14-2 11-6 14-16 14-24 0-9-9-16-18-16-12 0-25 13-25 27 0 16 19 27 45 27s77-16 92-70c13-53 26-106 39-158 2-4 2-7 2-15 0-25-20-41-47-41-48 0-77 61-77 66 0 8 5 8 7 8 6 0 6-2 9-9 11-25 34-52 60-52 10 0 14 7 14 21 0 4 0 11 0 13-14 56-29 112-43 169z">
            <text:p/>
          </draw:path>
          <draw:path draw:style-name="gr97" draw:text-style-name="P43" draw:layer="layout" svg:width="0.244cm" svg:height="0.289cm" svg:x="15.067cm" svg:y="7.407cm" svg:viewBox="0 0 245 290" svg:d="M227 157c7 0 18 0 18-11s-9-11-18-11c-68 0-136 0-204 0 6-65 60-113 128-113 25 0 51 0 76 0 7 0 18 0 18-11s-9-11-18-11c-26 0-52 0-78 0-81 0-149 65-149 144 0 83 68 146 149 146 26 0 52 0 78 0 7 0 18 0 18-11s-9-11-18-11c-25 0-51 0-76 0-68 0-122-49-128-111 68 0 136 0 204 0z">
            <text:p/>
          </draw:path>
          <draw:path draw:style-name="gr97" draw:text-style-name="P43" draw:layer="layout" svg:width="0.345cm" svg:height="0.31cm" svg:x="15.396cm" svg:y="7.361cm" svg:viewBox="0 0 346 311" svg:d="M281 54c16-25 30-36 54-38 5 0 11 0 11-9 0-2-2-7-8-7-9 0-23 2-34 2-14 0-32-2-47-2-3 0-9 2-9 11 0 5 8 5 9 5 15 2 18 7 18 13 0 7-3 11-9 18-48 71-96 142-144 214-13-76-27-151-41-227 0-3 0-3 0-5 0-13 25-13 27-13 7 0 14 0 14-9 0-2-1-7-9-7-12 0-43 2-55 2-11 0-38-2-51-2-3 0-7 2-7 11 0 5 5 5 11 5 23 0 25 4 27 15 16 89 32 178 48 268 2 10 3 12 11 12s11-3 15-9c56-83 112-165 169-248z">
            <text:p/>
          </draw:path>
          <draw:path draw:style-name="gr97" draw:text-style-name="P43" draw:layer="layout" svg:width="0.132cm" svg:height="0.298cm" svg:x="14.732cm" svg:y="7.826cm" svg:viewBox="0 0 133 299" svg:d="M122 18c0-7-5-18-18-18-12 0-25 13-25 25 0 7 6 16 18 16 13 0 25-12 25-23zM32 243c-1 5-5 11-5 18 0 21 18 38 43 38 43 0 63-62 63-69 0-5-5-5-7-5-5 0-5 3-7 7-11 36-31 54-47 54-9 0-13-5-13-16 0-9 4-18 8-27 5-13 10-25 14-36s20-50 22-56c1-5 3-11 3-14 0-22-18-38-43-38-43 0-63 59-63 68 0 6 5 6 7 6 6 0 7-2 7-8 13-37 33-53 49-53 7 0 11 3 11 16 0 9-4 16-15 43-9 24-18 48-27 72z">
            <text:p/>
          </draw:path>
          <draw:path draw:style-name="gr97" draw:text-style-name="P43" draw:layer="layout" svg:width="0.244cm" svg:height="0.409cm" svg:x="14.964cm" svg:y="7.805cm" svg:viewBox="0 0 245 410" svg:d="M241 20c4-6 4-7 4-9 0-6-4-11-11-11-5 0-9 4-11 9-73 127-146 254-219 381-2 6-4 6-4 9 0 6 5 11 13 11 5 0 7-3 10-9 73-127 146-254 218-381z">
            <text:p/>
          </draw:path>
          <draw:path draw:style-name="gr97" draw:text-style-name="P43" draw:layer="layout" svg:width="0.325cm" svg:height="0.118cm" svg:x="14.921cm" svg:y="7.951cm" svg:viewBox="0 0 326 119" svg:d="M308 22c7 0 18 0 18-11s-11-11-16-11c-98 0-196 0-294 0-5 0-16 0-16 11s9 11 16 11c97 0 195 0 292 0zM310 119c5 0 16 0 16-11s-11-11-18-11c-97 0-195 0-292 0-7 0-16 0-16 11s11 11 16 11c98 0 196 0 294 0z">
            <text:p/>
          </draw:path>
          <draw:path draw:style-name="gr97" draw:text-style-name="P43" draw:layer="layout" svg:width="0.193cm" svg:height="0.384cm" svg:x="15.277cm" svg:y="7.826cm" svg:viewBox="0 0 194 385" svg:d="M194 18c0-7-5-18-18-18-12 0-23 13-23 25 0 7 5 16 16 16 13 0 25-10 25-23zM101 315c-7 30-31 57-58 57-5 0-11-1-14-3 11-6 14-16 14-22 0-11-9-16-18-16-12 0-25 11-25 25 0 16 19 29 45 29s77-16 92-70c13-53 26-106 39-158 2-6 2-9 2-17 0-23-20-41-47-41-48 0-77 61-77 68 0 6 5 6 7 6 6 0 6-2 9-9 11-25 34-52 60-52 10 0 14 7 14 21 0 6 0 11 0 13-14 56-29 112-43 169z">
            <text:p/>
          </draw:path>
          <draw:path draw:style-name="gr97" draw:text-style-name="P43" draw:layer="layout" svg:width="0.3cm" svg:height="0.443cm" svg:x="15.898cm" svg:y="6.47cm" svg:viewBox="0 0 301 444" svg:d="M301 7c0-2 0-7-8-7-9 0-70 5-81 7-5 0-9 4-9 11 0 9 6 9 17 9 30 0 30 4 30 11 0 4-1 8-2 12-12 50-25 100-37 150-11-24-29-42-58-42-74 0-153 94-153 186 0 59 34 100 85 100 12 0 43-1 82-46 4 27 27 46 58 46 22 0 36-14 47-34 9-23 18-61 18-63 0-5-6-5-7-5-8 0-8 2-9 11-11 41-22 79-49 79-16 0-18-16-18-29 0-16 0-20 4-31 30-121 60-243 90-365zM169 363c-2 11-2 13-12 24-27 34-54 45-71 45-32 0-41-36-41-60 0-32 20-109 34-138 20-38 49-61 74-61 41 0 50 52 50 55 0 4-1 8-1 11-11 42-22 83-33 124z">
            <text:p/>
          </draw:path>
          <draw:path draw:style-name="gr97" draw:text-style-name="P43" draw:layer="layout" svg:width="0.145cm" svg:height="0.63cm" svg:x="16.265cm" svg:y="6.434cm" svg:viewBox="0 0 146 631" svg:d="M146 626c0-2 0-4-11-14-79-80-99-198-99-295 0-110 23-220 103-299 7-7 7-9 7-11 0-5-2-7-6-7-7 0-63 43-100 124-33 68-40 139-40 193 0 48 7 126 41 196 38 79 92 118 99 118 4 0 6-1 6-5z">
            <text:p/>
          </draw:path>
          <draw:path draw:style-name="gr97" draw:text-style-name="P43" draw:layer="layout" svg:width="0.166cm" svg:height="0.424cm" svg:x="16.467cm" svg:y="6.49cm" svg:viewBox="0 0 167 425" svg:d="M160 23c0-12-9-23-23-23-16 0-34 18-34 34 0 13 9 24 25 24 14 0 32-15 32-35zM113 261c8-18 8-20 13-36 5-13 9-22 9-34 0-29-20-52-52-52-60 0-83 91-83 97 0 7 5 7 7 7 7 0 7-2 11-11 16-59 41-79 63-79 5 0 16 0 16 20 0 14-5 27-7 34-5 16-34 88-43 117-7 16-15 36-15 50 0 29 22 51 53 51 59 0 82-90 82-98 0-5-7-5-9-5-5 0-5 2-9 11-10 39-32 79-64 79-11 0-15-7-15-22 0-16 4-25 18-63 9-22 17-44 25-66z">
            <text:p/>
          </draw:path>
          <draw:path draw:style-name="gr97" draw:text-style-name="P43" draw:layer="layout" svg:width="0.073cm" svg:height="0.188cm" svg:x="16.721cm" svg:y="6.841cm" svg:viewBox="0 0 74 189" svg:d="M74 67c0-42-16-67-42-67-19 0-32 16-32 34 0 16 13 34 32 34 9 0 17-3 24-9 2-1 2-1 3-1 0 3 0 0 0 9 0 46-21 84-43 106-7 7-7 7-7 9 0 5 4 7 7 7 7 0 58-49 58-122z">
            <text:p/>
          </draw:path>
          <draw:path draw:style-name="gr97" draw:text-style-name="P43" draw:layer="layout" svg:width="0.258cm" svg:height="0.548cm" svg:x="16.939cm" svg:y="6.49cm" svg:viewBox="0 0 259 549" svg:d="M259 23c0-12-9-23-23-23-15 0-34 16-34 34 0 13 9 24 23 24 18 0 34-17 34-35zM133 450c-12 48-43 84-79 84-4 0-13 0-23-5 18-6 28-22 28-34 0-11-7-22-25-22-16 0-34 13-34 36 0 25 25 40 56 40 45 0 102-35 119-97 19-77 39-154 59-231 2-12 2-21 2-23 0-36-25-59-58-59-65 0-101 91-101 97 0 7 5 4 8 7 5 0 7 0 12-13 15-38 45-77 79-77 9 0 20 4 20 29 0 14-2 21-3 32-20 79-40 157-60 236z">
            <text:p/>
          </draw:path>
          <draw:path draw:style-name="gr97" draw:text-style-name="P43" draw:layer="layout" svg:width="0.145cm" svg:height="0.63cm" svg:x="17.28cm" svg:y="6.434cm" svg:viewBox="0 0 146 631" svg:d="M146 317c0-51-7-126-42-198-37-78-91-119-99-119-3 0-5 4-5 7 0 2 0 4 11 15 63 63 99 161 99 295 0 108-24 219-103 298-7 7-7 9-7 11 0 4 2 5 5 5 8 0 63-43 101-122 33-70 40-140 40-192z">
            <text:p/>
          </draw:path>
          <draw:path draw:style-name="gr97" draw:text-style-name="P43" draw:layer="layout" svg:width="0.066cm" svg:height="0.067cm" svg:x="17.685cm" svg:y="6.841cm" svg:viewBox="0 0 67 68" svg:d="M67 34c0-18-17-34-35-34s-32 16-32 34 14 34 32 34 35-16 35-34z">
            <text:p/>
          </draw:path>
        </draw:g>
        <draw:g draw:style-name="gr95">
          <svg:title>TexMaths</svg:title>
          <svg:desc>18§display§E_{\text{glob}} = \frac{1}{n(n - 1)} \sum_{\substack{i, j \in V \\ i \ne j}} \frac{1}{d(i, j)} \: .§svg§600§FALSE§</svg:desc>
          <draw:path draw:style-name="gr96" draw:text-style-name="P21" draw:layer="layout" svg:width="8.223cm" svg:height="2.089cm" svg:x="9.538cm" svg:y="11.437cm" svg:viewBox="0 0 8224 2090" svg:d="M0 0c2741 0 5483 0 8224 0 0 697 0 1393 0 2090-2741 0-5483 0-8224 0 0-697 0-1393 0-2090z">
            <text:p/>
          </draw:path>
          <draw:path draw:style-name="gr97" draw:text-style-name="P43" draw:layer="layout" svg:width="0.458cm" svg:height="0.429cm" svg:x="9.506cm" svg:y="11.824cm" svg:viewBox="0 0 459 430" svg:d="M423 282c2-3 2-6 4-9 0-1 0-7-8-7-5 0-7 4-9 7-39 94-63 137-172 137-31 0-62 0-92 0-9 0-9 0-15-2-5 0-7 0-7-5 0-2 0-4 4-14 14-58 29-116 43-173 20 0 41 0 61 0 54 0 54 12 54 29 0 3 0 12-3 30-2 4-2 6-2 7 0 4 2 8 7 8s7-4 11-13c12-49 24-98 36-147 0-4-4-8-9-8-6 0-7 4-9 11-13 49-24 63-83 63-20 0-40 0-59 0 12-51 25-102 37-153 8-21 8-23 35-23 30 0 60 0 90 0 77 0 95 18 95 70 0 14 0 16-2 32 0 4 0 10 0 13s2 7 7 7c8 0 8-3 9-16 5-37 9-73 13-110 2-16-2-16-18-16-106 0-212 0-319 0-12 0-19 0-19 13 0 7 5 7 18 7 23 0 41 0 41 11 0 1 0 3-4 14-27 111-55 223-82 335-8 25-8 30-58 30-11 0-18 0-18 11 0 9 5 9 18 9 109 0 218 0 328 0 14 0 16-2 19-11 20-45 39-91 58-137z">
            <text:p/>
          </draw:path>
          <draw:path draw:style-name="gr97" draw:text-style-name="P43" draw:layer="layout" svg:width="0.222cm" svg:height="0.29cm" svg:x="9.967cm" svg:y="12.148cm" svg:viewBox="0 0 223 291" svg:d="M45 121c7 5 23 14 49 14 46 0 79-31 79-65 0-18-7-30-18-43 20-14 36-14 45-14-2 1-6 3-6 10 0 9 8 15 15 15s14-4 14-15c0-10-9-23-25-23-7 0-31 2-52 22-13-11-33-17-51-17-46 0-79 31-79 65 0 18 9 33 22 45-4 4-15 18-15 36 0 5 2 25 18 40-19 5-41 19-41 43 0 32 49 57 108 57 56 0 108-23 108-57 0-15-5-38-29-51-27-14-52-14-95-14-11 0-25 0-29 0-14-4-23-16-23-29 0-12 3-16 5-19zM95 122c-45 0-45-43-45-52 0-7 0-25 9-36 8-7 18-16 35-16 43 0 43 43 43 52 0 7 0 25-9 36-6 7-18 16-33 16zM95 198c38 0 94 0 94 36 0 23-34 43-81 43s-81-20-81-43c0-16 14-34 41-36 9 0 18 0 27 0z">
            <text:p/>
          </draw:path>
          <draw:path draw:style-name="gr97" draw:text-style-name="P43" draw:layer="layout" svg:width="0.098cm" svg:height="0.305cm" svg:x="10.226cm" svg:y="12.042cm" svg:viewBox="0 0 99 306" svg:d="M67 0c-23 1-45 2-67 4 0 5 0 10 0 16 29 0 32 3 32 25 0 76 0 151 0 227 0 18-3 18-32 18 0 5 0 10 0 16 16-1 32-2 49-2 18 0 34 0 50 2 0-6 0-11 0-16-29 0-32 0-32-18 0-91 0-181 0-272z">
            <text:p/>
          </draw:path>
          <draw:path draw:style-name="gr97" draw:text-style-name="P43" draw:layer="layout" svg:width="0.217cm" svg:height="0.2cm" svg:x="10.361cm" svg:y="12.152cm" svg:viewBox="0 0 218 201" svg:d="M218 103c0-56-48-103-108-103-61 0-110 47-110 103 0 53 49 98 110 98 60 0 108-45 108-98zM110 187c-18 0-42-5-56-27-13-18-13-41-13-61s0-45 15-65c12-12 30-23 54-23 25 0 43 12 54 27 12 18 12 40 12 61s0 43-12 63c-13 16-33 25-54 25z">
            <text:p/>
          </draw:path>
          <draw:path draw:style-name="gr97" draw:text-style-name="P43" draw:layer="layout" svg:width="0.235cm" svg:height="0.31cm" svg:x="10.618cm" svg:y="12.042cm" svg:viewBox="0 0 236 311" svg:d="M67 0c-23 1-45 2-67 4 0 5 0 10 0 16 29 0 32 3 32 25 0 87 0 174 0 261 6 0 11 0 17 0 4-9 9-18 14-27 18 23 41 32 65 32 59 0 108-45 108-101 0-54-45-98-103-98-27 0-50 10-66 27 0-47 0-93 0-139zM68 158c13-19 36-34 63-34 24 0 42 15 51 27 9 13 14 31 14 59 0 11 0 44-18 65-18 20-39 24-52 24-36 0-54-29-58-38 0-34 0-69 0-103z">
            <text:p/>
          </draw:path>
          <draw:path draw:style-name="gr97" draw:text-style-name="P43" draw:layer="layout" svg:width="0.418cm" svg:height="0.147cm" svg:x="11.118cm" svg:y="12.022cm" svg:viewBox="0 0 419 148" svg:d="M398 25c11 0 21 0 21-12 0-13-10-13-19-13-127 0-254 0-380 0-9 0-20 0-20 13 0 12 11 12 22 12 125 0 250 0 376 0zM400 148c9 0 19 0 19-13s-10-13-21-13c-126 0-251 0-376 0-11 0-22 0-22 13s11 13 20 13c126 0 253 0 380 0z">
            <text:p/>
          </draw:path>
          <draw:path draw:style-name="gr97" draw:text-style-name="P43" draw:layer="layout" svg:width="0.208cm" svg:height="0.42cm" svg:x="12.895cm" svg:y="11.405cm" svg:viewBox="0 0 209 421" svg:d="M130 16c0-14 0-16-15-16-39 40-95 40-115 40 0 6 0 13 0 19 13 0 49 0 83-16 0 109 0 218 0 328 0 23-2 30-60 30-6 0-13 0-19 0 0 7 0 13 0 20 21-2 77-2 102-2s79 0 103 2c0-7 0-13 0-20-7 0-15 0-22 0-56 0-57-7-57-30 0-119 0-237 0-355z">
            <text:p/>
          </draw:path>
          <draw:path draw:style-name="gr97" draw:text-style-name="P43" draw:layer="layout" svg:width="2.338cm" svg:height="0.024cm" svg:x="11.826cm" svg:y="12.083cm" svg:viewBox="0 0 2339 25" svg:d="M0 0c780 0 1560 0 2339 0 0 8 0 17 0 25-779 0-1559 0-2339 0 0-8 0-17 0-25z">
            <text:p/>
          </draw:path>
          <draw:path draw:style-name="gr97" draw:text-style-name="P43" draw:layer="layout" svg:width="0.343cm" svg:height="0.285cm" svg:x="11.844cm" svg:y="12.407cm" svg:viewBox="0 0 344 286" svg:d="M38 243c-2 9-6 23-6 27 0 11 9 16 18 16 8 0 20-4 24-18 4-15 9-31 12-45 5-19 10-38 15-58 3-14 7-28 9-43 3-10 9-28 9-30 9-20 43-78 102-78 29 0 35 24 35 45 0 38-31 119-42 146-5 14-5 23-5 31 0 28 21 50 52 50 59 0 83-92 83-97 0-6-6-6-7-6-8 0-8 2-11 11-13 43-33 79-65 79-11 0-14-7-14-21 0-16 5-31 10-45 13-34 40-103 40-139 0-43-27-68-74-68-56 0-86 41-97 56-4-36-31-56-59-56-29 0-42 25-47 36-11 22-20 59-20 61 0 7 7 7 9 7 5 0 5-1 11-14 11-45 23-76 45-76 12 0 20 9 20 29 0 13-2 20-11 54-12 49-24 97-36 146z">
            <text:p/>
          </draw:path>
          <draw:path draw:style-name="gr97" draw:text-style-name="P43" draw:layer="layout" svg:width="0.145cm" svg:height="0.63cm" svg:x="12.268cm" svg:y="12.213cm" svg:viewBox="0 0 146 631" svg:d="M146 626c0-2 0-4-11-14-79-80-99-200-99-295 0-110 25-222 103-299 7-9 7-9 7-11 0-5-2-7-6-7-7 0-63 43-100 124-33 68-40 139-40 193 0 48 7 126 41 196 38 77 92 118 99 118 4 0 6-1 6-5z">
            <text:p/>
          </draw:path>
          <draw:path draw:style-name="gr97" draw:text-style-name="P43" draw:layer="layout" svg:width="0.341cm" svg:height="0.285cm" svg:x="12.47cm" svg:y="12.407cm" svg:viewBox="0 0 342 286" svg:d="M38 243c-2 9-7 23-7 27 0 11 9 16 19 16 8 0 18-4 24-18 3-15 7-31 11-45 4-19 9-38 14-58 4-14 7-28 11-43 2-10 7-28 9-30 9-20 43-78 102-78 29 0 35 24 35 45 0 38-31 119-42 146-5 14-5 23-5 31 0 28 21 50 50 50 60 0 83-92 83-97 0-6-5-6-7-6-6 0-6 2-9 11-13 43-34 79-65 79-11 0-14-7-14-21 0-16 5-31 10-45 13-34 38-103 38-139 0-43-27-68-72-68-57 0-88 41-99 56-3-36-29-56-57-56-29 0-42 25-49 36-9 22-18 59-18 61 0 7 5 7 7 7 7 0 7-1 11-14 11-45 23-76 47-76 12 0 20 9 20 29 0 13-2 20-11 54-12 49-24 97-36 146z">
            <text:p/>
          </draw:path>
          <draw:path draw:style-name="gr97" draw:text-style-name="P43" draw:layer="layout" svg:width="0.386cm" svg:height="0.024cm" svg:x="13.024cm" svg:y="12.517cm" svg:viewBox="0 0 387 25" svg:d="M364 25c10 0 23 0 23-12 0-13-13-13-23-13-114 0-228 0-342 0-11 0-22 0-22 13 0 12 11 12 22 12 114 0 228 0 342 0z">
            <text:p/>
          </draw:path>
          <draw:path draw:style-name="gr97" draw:text-style-name="P43" draw:layer="layout" svg:width="0.208cm" svg:height="0.418cm" svg:x="13.659cm" svg:y="12.267cm" svg:viewBox="0 0 209 419" svg:d="M130 16c0-16 0-16-15-16-38 40-93 40-115 40 0 6 0 13 0 19 13 0 50 0 83-16 0 109 0 218 0 328 0 21-2 30-58 30-7 0-14 0-21 0 0 6 0 12 0 18 23-2 77-2 102-2s81 0 103 2c0-6 0-12 0-18-7 0-13 0-20 0-58 0-59-7-59-30 0-119 0-237 0-355z">
            <text:p/>
          </draw:path>
          <draw:path draw:style-name="gr97" draw:text-style-name="P43" draw:layer="layout" svg:width="0.145cm" svg:height="0.63cm" svg:x="13.956cm" svg:y="12.213cm" svg:viewBox="0 0 146 631" svg:d="M146 317c0-51-7-126-42-198-37-78-91-119-99-119-3 0-5 2-5 7 0 2 0 2 11 15 63 61 99 161 99 295 0 108-24 219-103 298-7 7-7 9-7 11 0 4 2 5 5 5 8 0 63-43 101-122 33-70 40-140 40-192z">
            <text:p/>
          </draw:path>
          <draw:path draw:style-name="gr97" draw:text-style-name="P43" draw:layer="layout" svg:width="0.839cm" svg:height="0.884cm" svg:x="14.583cm" svg:y="11.653cm" svg:viewBox="0 0 840 885" svg:d="M765 885c25-68 50-135 75-203-4 0-9 0-14 0-25 66-92 109-166 127-12 4-75 20-196 20-127 0-254 0-381 0 107-126 215-252 322-377 4-4 5-8 5-9 0-2 0-4-3-11-99-134-197-268-295-401 115 0 230 0 345 0 85 0 142 9 149 9 35 5 89 16 139 48 16 9 59 38 81 90 5 0 10 0 14 0-25-59-50-119-75-178-250 0-499 0-749 0-14 0-14 0-16 4 0 1 0 14 0 21 112 152 223 305 335 457-109 128-219 256-328 383-7 9-7 11-7 13 0 7 5 7 16 7 250 0 499 0 749 0z">
            <text:p/>
          </draw:path>
          <draw:path draw:style-name="gr97" draw:text-style-name="P43" draw:layer="layout" svg:width="0.132cm" svg:height="0.298cm" svg:x="14.369cm" svg:y="12.715cm" svg:viewBox="0 0 133 299" svg:d="M122 18c0-7-5-18-18-18-12 0-25 13-25 25 0 7 6 16 18 16 13 0 25-12 25-23zM32 241c-1 7-5 13-5 20 0 20 18 38 43 38 43 0 63-62 63-69 0-5-5-5-7-5-5 0-5 2-7 7-11 36-31 54-47 54-9 0-13-5-13-16 0-9 4-18 8-29 5-11 10-23 14-34s20-51 22-56c1-5 3-11 3-14 0-22-18-38-43-38-43 0-63 59-63 66 0 8 5 8 7 8 6 0 7-4 7-8 13-37 33-53 49-53 7 0 11 3 11 14s-4 18-15 45c-9 23-18 47-27 70z">
            <text:p/>
          </draw:path>
          <draw:path draw:style-name="gr97" draw:text-style-name="P43" draw:layer="layout" svg:width="0.055cm" svg:height="0.136cm" svg:x="14.575cm" svg:y="12.957cm" svg:viewBox="0 0 56 137" svg:d="M43 43c0 25-3 54-34 81-2 2-2 4-2 6 0 3 4 7 6 7 5 0 43-36 43-88 0-27-11-49-31-49-14 0-25 11-25 25 0 15 11 25 25 25 11 0 12-4 18-7z">
            <text:p/>
          </draw:path>
          <draw:path draw:style-name="gr97" draw:text-style-name="P43" draw:layer="layout" svg:width="0.193cm" svg:height="0.382cm" svg:x="14.676cm" svg:y="12.715cm" svg:viewBox="0 0 194 383" svg:d="M194 18c0-9-5-18-18-18-12 0-25 13-25 25 0 7 6 16 18 16 13 0 25-10 25-23zM101 315c-7 30-31 57-58 57-5 0-11-1-16-3 13-6 16-16 16-22 0-11-9-18-18-18-14 0-25 13-25 27 0 16 17 27 43 27s79-14 94-68c13-53 26-106 39-159 0-5 2-8 2-16 0-25-21-41-47-41-50 0-77 61-77 66 0 8 5 8 7 8 6 0 6-2 9-9 11-25 34-52 60-52 10 0 14 7 14 21 0 4 0 11-2 13-14 56-27 112-41 169z">
            <text:p/>
          </draw:path>
          <draw:path draw:style-name="gr97" draw:text-style-name="P43" draw:layer="layout" svg:width="0.244cm" svg:height="0.289cm" svg:x="14.959cm" svg:y="12.752cm" svg:viewBox="0 0 245 290" svg:d="M227 156c7 0 18 0 18-10 0-11-11-11-18-11-69 0-137 0-205 0 7-65 61-113 129-113 25 0 51 0 76 0 7 0 18 0 18-9 0-13-11-13-18-13-26 0-52 0-78 0-82 0-149 65-149 146s68 144 149 144c26 0 52 0 78 0 7 0 18 0 18-11s-11-11-18-11c-25 0-51 0-76 0-68 0-122-49-129-112 68 0 136 0 205 0z">
            <text:p/>
          </draw:path>
          <draw:path draw:style-name="gr97" draw:text-style-name="P43" draw:layer="layout" svg:width="0.346cm" svg:height="0.31cm" svg:x="15.286cm" svg:y="12.706cm" svg:viewBox="0 0 347 311" svg:d="M283 54c16-25 30-36 54-38 5 0 10 0 10-9 0-2-1-7-7-7-11 0-23 2-34 2-14 0-34-2-47-2-3 0-9 2-9 11 0 5 6 5 7 5 15 2 20 7 20 13 0 7-3 11-9 18-48 71-97 142-146 214-13-75-26-150-39-225 0-5 0-5 0-7 0-13 23-13 27-13 7 0 12 0 12-9-2-2 0-7-7-7-12 0-43 2-56 2-12 0-39-2-50-2-4 0-9 2-9 11 0 5 7 5 11 5 25 0 25 4 29 15 16 90 32 179 48 269 2 9 1 11 9 11s11-3 16-9c57-83 113-165 170-248z">
            <text:p/>
          </draw:path>
          <draw:path draw:style-name="gr97" draw:text-style-name="P43" draw:layer="layout" svg:width="0.134cm" svg:height="0.296cm" svg:x="14.622cm" svg:y="13.173cm" svg:viewBox="0 0 135 297" svg:d="M124 16c0-7-5-16-18-16-12 0-25 11-25 23 0 8 5 17 18 17s25-11 25-24zM32 241c-1 5-3 11-3 18 0 22 18 38 43 38 43 0 63-61 63-69 0-5-5-5-7-5-6 0-7 4-9 7-9 36-29 54-47 54-9 0-11-5-11-14 0-11 4-20 7-29 6-13 9-23 15-36 3-11 20-50 21-56 2-3 4-9 4-14 0-20-18-38-43-38-43 0-65 61-65 68 0 6 7 6 9 6 5 0 5-2 7-7 13-38 31-54 47-54 7 0 13 3 13 16 0 9-4 16-15 43-9 24-19 48-29 72z">
            <text:p/>
          </draw:path>
          <draw:path draw:style-name="gr97" draw:text-style-name="P43" draw:layer="layout" svg:width="0.244cm" svg:height="0.409cm" svg:x="14.856cm" svg:y="13.15cm" svg:viewBox="0 0 245 410" svg:d="M241 20c4-6 4-7 4-9 0-6-6-11-11-11s-9 4-11 9c-73 127-146 254-219 381-4 6-4 8-4 9 0 6 5 11 11 11 7 0 9-3 11-9 73-127 146-254 219-381z">
            <text:p/>
          </draw:path>
          <draw:path draw:style-name="gr97" draw:text-style-name="P43" draw:layer="layout" svg:width="0.325cm" svg:height="0.118cm" svg:x="14.813cm" svg:y="13.296cm" svg:viewBox="0 0 326 119" svg:d="M308 22c7 0 18 0 18-11s-11-11-16-11c-98 0-196 0-294 0-7 0-16 0-16 11s9 11 16 11c97 0 195 0 292 0zM310 119c5 0 16 0 16-11s-11-11-18-11c-97 0-195 0-292 0-7 0-16 0-16 11s9 11 16 11c98 0 196 0 294 0z">
            <text:p/>
          </draw:path>
          <draw:path draw:style-name="gr97" draw:text-style-name="P43" draw:layer="layout" svg:width="0.193cm" svg:height="0.382cm" svg:x="15.169cm" svg:y="13.173cm" svg:viewBox="0 0 194 383" svg:d="M194 16c0-7-5-16-18-16-12 0-25 13-25 23 0 8 6 17 18 17 13 0 25-11 25-24zM101 315c-7 30-31 56-58 56-5 0-11-2-16-4 13-5 16-14 16-22 0-10-9-16-18-16-14 0-25 11-25 25 0 18 17 29 43 29s79-16 94-70c13-53 26-106 39-158 0-6 2-9 2-16 0-24-21-42-47-42-50 0-77 61-77 68 0 6 5 6 7 6 6 0 6-2 9-7 11-27 34-54 60-54 10 0 14 7 14 21 0 6 0 11 0 15-14 56-29 112-43 169z">
            <text:p/>
          </draw:path>
          <draw:path draw:style-name="gr97" draw:text-style-name="P43" draw:layer="layout" svg:width="0.208cm" svg:height="0.42cm" svg:x="16.548cm" svg:y="11.405cm" svg:viewBox="0 0 209 421" svg:d="M130 16c0-14 0-16-15-16-39 40-95 40-115 40 0 6 0 13 0 19 13 0 49 0 83-16 0 109 0 218 0 328 0 23-2 30-60 30-6 0-13 0-19 0 0 7 0 13 0 20 21-2 77-2 102-2s79 0 103 2c0-7 0-13 0-20-7 0-15 0-22 0-56 0-57-7-57-30 0-119 0-237 0-355z">
            <text:p/>
          </draw:path>
          <draw:path draw:style-name="gr97" draw:text-style-name="P43" draw:layer="layout" svg:width="1.615cm" svg:height="0.024cm" svg:x="15.841cm" svg:y="12.083cm" svg:viewBox="0 0 1616 25" svg:d="M0 0c539 0 1077 0 1616 0 0 8 0 17 0 25-539 0-1077 0-1616 0 0-8 0-17 0-25z">
            <text:p/>
          </draw:path>
          <draw:path draw:style-name="gr97" draw:text-style-name="P43" draw:layer="layout" svg:width="0.3cm" svg:height="0.443cm" svg:x="15.866cm" svg:y="12.249cm" svg:viewBox="0 0 301 444" svg:d="M301 7c0-2 0-7-8-7-9 0-70 5-81 7-5 0-9 4-9 11s6 7 17 7c30 0 30 6 30 11 0 4-1 8-2 13-12 50-25 100-37 151-11-24-29-42-58-42-74 0-153 94-153 186 0 59 34 100 85 100 12 0 43-1 82-46 4 27 27 46 58 46 22 0 36-14 47-34 9-23 18-61 18-63 0-5-6-5-7-5-8 0-8 2-9 11-11 41-22 79-49 79-16 0-18-18-18-31 0-14 0-18 4-29 30-121 60-243 90-365zM169 363c-2 11-2 13-12 24-27 34-54 45-71 45-32 0-41-36-41-60 0-32 20-109 34-138 20-38 49-61 74-61 41 0 50 52 50 55 0 4-1 8-1 11-11 42-22 83-33 124z">
            <text:p/>
          </draw:path>
          <draw:path draw:style-name="gr97" draw:text-style-name="P43" draw:layer="layout" svg:width="0.145cm" svg:height="0.63cm" svg:x="16.233cm" svg:y="12.213cm" svg:viewBox="0 0 146 631" svg:d="M146 626c0-2 0-4-11-14-79-80-99-200-99-295 0-110 23-222 103-299 7-9 7-9 7-11 0-5-2-7-6-7-7 0-63 43-100 124-33 68-40 139-40 193 0 48 7 126 41 196 38 77 92 118 99 118 4 0 6-1 6-5z">
            <text:p/>
          </draw:path>
          <draw:path draw:style-name="gr97" draw:text-style-name="P43" draw:layer="layout" svg:width="0.166cm" svg:height="0.424cm" svg:x="16.434cm" svg:y="12.268cm" svg:viewBox="0 0 167 425" svg:d="M160 23c0-12-9-23-23-23-16 0-34 16-34 34 0 13 9 24 25 24 14 0 32-17 32-35zM113 261c8-18 8-20 13-36 5-13 9-22 9-34 0-29-20-52-52-52-60 0-83 91-83 97 0 7 5 7 7 7 7 0 7-2 11-13 16-59 41-77 63-77 5 0 16 0 16 20 0 14-5 27-7 32-5 18-34 90-43 117-7 18-15 38-15 52 0 29 22 51 53 51 59 0 82-92 82-98 0-5-7-5-9-5-5 0-5 2-9 11-10 39-32 79-64 79-11 0-15-7-15-22 0-16 4-25 18-63 9-22 17-44 25-66z">
            <text:p/>
          </draw:path>
          <draw:path draw:style-name="gr97" draw:text-style-name="P43" draw:layer="layout" svg:width="0.073cm" svg:height="0.188cm" svg:x="16.688cm" svg:y="12.619cm" svg:viewBox="0 0 74 189" svg:d="M74 67c0-42-16-67-42-67-19 0-32 16-32 34 0 16 13 33 32 33 9 0 17-2 24-8 2-1 2-1 3-1 0 3 0 0 0 9 0 46-21 84-43 106-7 7-7 7-7 9 0 5 4 7 7 7 7 0 58-49 58-122z">
            <text:p/>
          </draw:path>
          <draw:path draw:style-name="gr97" draw:text-style-name="P43" draw:layer="layout" svg:width="0.258cm" svg:height="0.546cm" svg:x="16.906cm" svg:y="12.268cm" svg:viewBox="0 0 259 547" svg:d="M259 23c0-12-9-23-23-23-15 0-34 14-34 34 0 13 9 24 23 24 18 0 34-18 34-35zM133 450c-12 48-43 84-79 84-4 0-13 0-23-5 18-6 28-22 28-34 0-11-7-22-25-22-16 0-34 13-34 36 0 25 25 38 56 38 45 0 102-33 119-95 19-77 39-154 59-231 2-12 2-21 2-23 0-36-25-59-58-59-65 0-101 91-101 97 0 7 5 4 8 7 7 0 7-2 12-13 15-39 45-77 79-77 9 0 20 2 20 29 0 14-2 21-3 32-20 79-40 157-60 236z">
            <text:p/>
          </draw:path>
          <draw:path draw:style-name="gr97" draw:text-style-name="P43" draw:layer="layout" svg:width="0.145cm" svg:height="0.63cm" svg:x="17.248cm" svg:y="12.213cm" svg:viewBox="0 0 146 631" svg:d="M146 317c0-51-7-126-42-198-37-78-91-119-99-119-3 0-5 2-5 7 0 2 0 2 11 15 63 61 99 161 99 295 0 108-24 219-103 298-7 7-7 9-7 11 0 4 2 5 5 5 8 0 63-43 101-122 33-70 40-140 40-192z">
            <text:p/>
          </draw:path>
          <draw:path draw:style-name="gr97" draw:text-style-name="P43" draw:layer="layout" svg:width="0.066cm" svg:height="0.067cm" svg:x="17.728cm" svg:y="12.186cm" svg:viewBox="0 0 67 68" svg:d="M67 34c0-18-16-34-35-34s-32 16-32 34 13 34 32 34 35-16 35-34z">
            <text:p/>
          </draw:path>
        </draw:g>
        <presentation:notes draw:style-name="dp1">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1" draw:layer="layout" svg:width="25.199cm" svg:height="2.629cm" svg:x="1.4cm" svg:y="0.628cm" presentation:class="title" presentation:user-transformed="true">
          <draw:text-box>
            <text:p>KG – Abfrage Effizienz</text:p>
          </draw:text-box>
        </draw:frame>
        <draw:frame presentation:style-name="pr2" draw:text-style-name="P2" draw:layer="layout" svg:width="12.446cm" svg:height="10.667cm" svg:x="1.4cm" svg:y="3.859cm" presentation:class="outline" presentation:user-transformed="true">
          <draw:text-box>
            <text:list text:style-name="L2">
              <text:list-header>
                <text:p text:style-name="P1"><text:span text:style-name="T1"><text:s/></text:span></text:p>
                <text:p text:style-name="P19"><text:span text:style-name="T3"/></text:p>
                <text:p text:style-name="P1"><text:span text:style-name="T3"/></text:p>
              </text:list-header>
            </text:list>
          </draw:text-box>
        </draw:frame>
        <draw:frame presentation:style-name="pr2" draw:text-style-name="P2" draw:layer="layout" svg:width="24.868cm" svg:height="10.667cm" svg:x="1.7cm" svg:y="3.86cm" presentation:class="outline" presentation:user-transformed="true">
          <draw:text-box>
            <text:list text:style-name="L2">
              <text:list-header>
                <text:p text:style-name="P1"><text:span text:style-name="T3">Da der Gesamtwirkungsgrad umgekehrt proportional zur APL ist, können wir die </text:span><text:span text:style-name="T3">folgende Näherung verwenden:</text:span></text:p>
                <text:p text:style-name="P1"><text:span text:style-name="T3"/></text:p>
                <text:p text:style-name="P1"><text:span text:style-name="T3"/></text:p>
                <text:p text:style-name="P1"><text:span text:style-name="T2"/></text:p>
                <text:p text:style-name="P1"><text:span text:style-name="T2">Wichtig:</text:span><text:span text:style-name="T3"> </text:span><text:span text:style-name="T46">Dies gilt jedoch nur für Abfragen</text:span><text:span text:style-name="T3">. Wir müssen bedenken, dass die </text:span><text:span text:style-name="T3">Speichereffizienz sinkt, denn je mehr Axiome und Inferenzen in einer KG enthalten </text:span><text:span text:style-name="T3">sind, desto größer ist der Triple-Store oder die Datenbank.</text:span></text:p>
              </text:list-header>
            </text:list>
          </draw:text-box>
        </draw:frame>
        <draw:g draw:style-name="gr95">
          <svg:title>TexMaths</svg:title>
          <svg:desc>18§display§E_{\text{glob}} \sim \frac{1}{APL} \: .§svg§600§FALSE§</svg:desc>
          <draw:path draw:style-name="gr96" draw:text-style-name="P21" draw:layer="layout" svg:width="3.989cm" svg:height="1.214cm" svg:x="11.333cm" svg:y="5.981cm" svg:viewBox="0 0 3990 1215" svg:d="M0 0c1330 0 2660 0 3990 0 0 405 0 810 0 1215-1330 0-2660 0-3990 0 0-405 0-810 0-1215z">
            <text:p/>
          </draw:path>
          <draw:path draw:style-name="gr97" draw:text-style-name="P43" draw:layer="layout" svg:width="0.458cm" svg:height="0.427cm" svg:x="11.301cm" svg:y="6.368cm" svg:viewBox="0 0 459 428" svg:d="M425 280c0-1 1-4 1-7 0-2 0-7-7-7-5 0-7 4-7 7-41 94-65 135-173 135-31 0-62 0-93 0-9 0-9 0-13 0-7 0-9-2-9-7 0-2 0-2 4-14 14-57 29-114 43-171 21 0 42 0 63 0 52 0 52 12 52 29 0 3 0 10-4 30-1 4-1 5-1 7 0 4 1 7 7 7 5 0 7-3 11-12 12-49 24-98 36-148 0-5-4-7-8-7-7 0-7 4-9 11-14 49-25 63-82 63-20 0-40 0-60 0 13-51 25-102 38-153 5-21 5-25 34-25 30 0 59 0 88 0 78 0 98 20 98 70 0 16 0 18-4 34 0 4 0 8 0 11s2 9 7 9c7 0 7-5 9-16 4-37 9-73 13-110 2-16-2-16-18-16-106 0-213 0-319 0-12 0-19 0-19 13 0 5 7 5 18 5 23 0 41 0 41 13 0 1 0 3-4 14-27 111-55 223-82 334-6 24-8 29-58 29-11 0-18 0-18 13 0 7 5 7 18 7 109 0 218 0 327 0 15 0 17 0 20-11 20-45 40-91 60-137z">
            <text:p/>
          </draw:path>
          <draw:path draw:style-name="gr97" draw:text-style-name="P43" draw:layer="layout" svg:width="0.222cm" svg:height="0.288cm" svg:x="11.762cm" svg:y="6.691cm" svg:viewBox="0 0 223 289" svg:d="M47 120c5 4 21 15 47 15 46 0 79-31 79-65 0-18-7-32-18-43 20-14 37-14 45-14-2 1-4 3-4 10 0 9 5 15 13 15 7 0 14-5 14-15s-7-23-25-23c-7 0-31 2-52 20-13-9-31-16-51-16-46 0-79 30-79 66 0 16 9 32 22 43-4 6-15 20-15 36 0 6 2 27 20 40-20 7-43 21-43 45 0 32 49 55 108 55 56 0 108-21 108-57 0-13-6-36-29-50-27-13-52-13-95-13-9 0-25 0-29-2-14-2-23-16-23-29 0-10 3-14 7-18zM95 120c-43 0-43-41-43-50 0-7 0-25 9-38 6-7 18-14 33-14 45 0 45 41 45 52 0 7 0 23-9 36-8 7-18 14-35 14zM95 198c40 0 94 0 94 34 0 23-34 45-81 45s-81-22-81-45c0-14 14-34 41-34 9 0 18 0 27 0z">
            <text:p/>
          </draw:path>
          <draw:path draw:style-name="gr97" draw:text-style-name="P43" draw:layer="layout" svg:width="0.098cm" svg:height="0.306cm" svg:x="12.021cm" svg:y="6.584cm" svg:viewBox="0 0 99 307" svg:d="M67 0c-23 2-45 4-67 5 0 6 0 11 0 17 31 0 32 3 32 25 0 75 0 150 0 224 0 20-3 20-32 20 0 6 0 11 0 16 2 0 32-1 50-1 17 0 33 0 49 1 0-5 0-10 0-16-29 0-32 0-32-20 0-90 0-181 0-271z">
            <text:p/>
          </draw:path>
          <draw:path draw:style-name="gr97" draw:text-style-name="P43" draw:layer="layout" svg:width="0.217cm" svg:height="0.2cm" svg:x="12.156cm" svg:y="6.693cm" svg:viewBox="0 0 218 201" svg:d="M218 102c0-53-47-102-108-102s-110 49-110 102c0 56 49 99 110 99 60 0 108-43 108-99zM110 187c-16 0-42-5-56-27-11-18-13-40-13-61 0-18 0-45 17-63 10-13 28-23 52-23 25 0 43 12 54 27 12 16 14 37 14 59 0 21-2 45-14 63-13 16-33 25-54 25z">
            <text:p/>
          </draw:path>
          <draw:path draw:style-name="gr97" draw:text-style-name="P43" draw:layer="layout" svg:width="0.235cm" svg:height="0.31cm" svg:x="12.413cm" svg:y="6.584cm" svg:viewBox="0 0 236 311" svg:d="M67 0c-23 2-45 4-67 5 0 6 0 11 0 17 31 0 32 3 32 25 0 87 0 174 0 260 6 0 11 0 17 0 4-9 9-18 14-27 18 22 41 31 65 31 59 0 108-43 108-99 0-54-45-101-103-101-27 0-50 11-66 27 0-46 0-92 0-138zM68 160c13-22 36-36 63-36 24 0 42 14 51 29 9 12 14 29 14 57 0 11 0 45-18 65s-39 23-52 23c-36 0-54-27-58-36 0-34 0-68 0-102z">
            <text:p/>
          </draw:path>
          <draw:path draw:style-name="gr97" draw:text-style-name="P43" draw:layer="layout" svg:width="0.422cm" svg:height="0.148cm" svg:x="12.911cm" svg:y="6.564cm" svg:viewBox="0 0 423 149" svg:d="M423 22c0-15-4-20-9-20-4 0-9 3-9 16-2 61-45 95-88 95-40 0-71-27-101-54-32-28-67-59-108-59-70 0-108 70-108 128 0 19 6 13 9 19 7 0 9-12 9-14 4-70 50-97 90-97s70 27 101 54c32 29 64 59 108 59 68 0 106-70 106-127z">
            <text:p/>
          </draw:path>
          <draw:path draw:style-name="gr97" draw:text-style-name="P43" draw:layer="layout" svg:width="0.208cm" svg:height="0.42cm" svg:x="14.217cm" svg:y="5.949cm" svg:viewBox="0 0 209 421" svg:d="M130 16c0-14 0-16-15-16-39 41-95 41-115 41 0 7 0 14 0 20 13 0 50 0 83-18 0 109 0 218 0 327 0 24-2 31-60 31-6 0-13 0-19 0 0 7 0 13 0 20 21-2 77-2 102-2s81 0 103 2c0-7 0-13 0-20-7 0-14 0-20 0-58 0-59-7-59-31 0-118 0-236 0-354z">
            <text:p/>
          </draw:path>
          <draw:path draw:style-name="gr97" draw:text-style-name="P43" draw:layer="layout" svg:width="1.397cm" svg:height="0.024cm" svg:x="13.62cm" svg:y="6.625cm" svg:viewBox="0 0 1398 25" svg:d="M0 0c466 0 932 0 1398 0 0 8 0 17 0 25-466 0-932 0-1398 0 0-8 0-17 0-25z">
            <text:p/>
          </draw:path>
          <draw:path draw:style-name="gr97" draw:text-style-name="P43" draw:layer="layout" svg:width="0.433cm" svg:height="0.45cm" svg:x="13.642cm" svg:y="6.778cm" svg:viewBox="0 0 434 451" svg:d="M92 378c-25 43-51 52-78 53-7 0-14 0-14 13 0 4 4 7 9 7 18 0 36-2 54-2 22 0 43 2 63 2 4 0 13 0 13-12 0-8-6-8-11-8-15-1-29-7-29-21 0-9 4-14 9-23 16-27 32-54 49-81 52 0 105 0 158 0 0 12 9 99 9 104 0 20-33 21-45 21-9 0-15 0-15 13 0 7 8 7 9 7 26 0 53-2 78-2 16 0 56 2 72 2 3 0 11 0 11-12 0-8-6-8-15-8-38 0-38-5-39-23-14-131-27-262-40-394-2-12-2-14-13-14-9 0-12 4-16 11-73 122-146 244-219 367zM167 286c42-70 83-139 124-209 8 70 15 139 22 209-49 0-97 0-146 0z">
            <text:p/>
          </draw:path>
          <draw:path draw:style-name="gr97" draw:text-style-name="P43" draw:layer="layout" svg:width="0.451cm" svg:height="0.43cm" svg:x="14.12cm" svg:y="6.798cm" svg:viewBox="0 0 452 431" svg:d="M166 232c35 0 71 0 107 0 90 0 179-67 179-137 0-48-44-95-126-95-68 0-136 0-204 0-12 0-19 0-19 13 0 7 5 7 18 7 9 0 19 0 27 2 10 0 14 3 14 9 0 3 0 5-2 12-28 113-56 225-84 338-8 25-9 31-58 31-11 0-18 0-18 12 0 7 7 7 9 7 18 0 63-1 81-1 13 0 27 0 40 0 14 0 28 1 41 1 4 0 13 0 13-12 0-7-6-7-18-7-24 0-42 0-42-11 0-4 2-7 2-11 13-53 26-105 40-158zM210 43c8-21 8-23 35-23 20 0 40 0 61 0 52 0 86 18 86 61 0 23-12 79-38 101-30 28-68 34-97 34s-59 0-88 0c14-58 28-115 41-173z">
            <text:p/>
          </draw:path>
          <draw:path draw:style-name="gr97" draw:text-style-name="P43" draw:layer="layout" svg:width="0.38cm" svg:height="0.43cm" svg:x="14.613cm" svg:y="6.798cm" svg:viewBox="0 0 381 431" svg:d="M210 50c8-23 9-30 69-30 18 0 23 0 23-13 0-7-7-7-11-7-19 0-72 2-93 2-18 0-65-2-83-2-5 0-12 0-12 13 0 7 5 7 18 7 1 0 12 0 23 2 11 0 18 1 18 9 0 3-2 5-4 12-28 113-56 225-84 338-6 25-7 31-58 31-11 0-16 0-16 12 0 7 5 7 16 7 98 0 196 0 293 0 15 0 17 0 20-10 16-46 33-91 49-137 3-7 2-6 3-9 0-2-1-7-7-7-5 0-7 3-11 14-21 58-50 130-158 130-20 0-39 0-59 0-9 0-11 0-15 0-7-2-9-2-9-7 0-2 0-4 4-15 28-113 56-226 84-340z">
            <text:p/>
          </draw:path>
          <draw:path draw:style-name="gr97" draw:text-style-name="P43" draw:layer="layout" svg:width="0.066cm" svg:height="0.066cm" svg:x="15.289cm" svg:y="6.729cm" svg:viewBox="0 0 67 67" svg:d="M67 34c0-20-17-34-35-34s-32 15-32 34 14 33 32 33 35-15 35-33z">
            <text:p/>
          </draw:path>
        </draw:g>
        <presentation:notes draw:style-name="dp1">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M Mono 10" svg:font-family="'LM Mono 10'" style:font-adornments="Regular" style:font-pitch="variable"/>
    <style:font-face style:name="LM Mono 101" svg:font-family="'LM Mono 10'"/>
    <style:font-face style:name="Liberation Sans" svg:font-family="'Liberation Sans'" style:font-family-generic="swiss"/>
    <style:font-face style:name="Liberation Sans1" svg:font-family="'Liberation Sans'" style:font-adornments="Bold" style:font-family-generic="swiss" style:font-pitch="variable"/>
    <style:font-face style:name="Liberation Sans2" svg:font-family="'Liberation Sans'" style:font-family-generic="roman" style:font-pitch="variable"/>
    <style:font-face style:name="Liberation Sans3" svg:font-family="'Liberation Sans'" style:font-adornments="Regular" style:font-family-generic="swiss" style:font-pitch="variable"/>
    <style:font-face style:name="Liberation Sans4"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exMaths Roman" svg:font-family="'TexMaths Roman'"/>
    <style:font-face style:name="TexMaths Symbols" svg:font-family="'TexMaths Symbols'"/>
    <style:font-face style:name="TexMaths Symbols1" svg:font-family="'TexMaths Symbol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Line_20_short" draw:display-name="Line short" svg:viewBox="0 641 2239 1601" svg:d="M1126 641l-18 1-12 2-13 3-16 7-14 9-12 10-11 13-1007 1373-15 28-7 26-1 16 3 25 9 25 12 19 11 12 12 10 19 11 20 7 27 4 24-2 26-8 24-15 21-23 912-1245 912 1245 13 16 12 10 16 9 15 6 19 5 19 1 13-1 22-5 14-5 18-11 16-14 11-14 11-21 6-21 2-23-1-17-4-17-7-16-11-17-1005-1372-10-12-9-8-11-8-16-8-16-5-14-3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2T08:41:48.778037635</meta:creation-date>
    <dc:date>2025-04-30T17:02:45.645026343</dc:date>
    <meta:editing-duration>P1DT11H20M33S</meta:editing-duration>
    <meta:editing-cycles>148</meta:editing-cycles>
    <meta:generator>LibreOffice/24.2.7.2$Linux_X86_64 LibreOffice_project/420$Build-2</meta:generator>
    <meta:document-statistic meta:object-count="860"/>
  </office:meta>
</office:document-meta>
</file>